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5071in"/>
    </style:style>
    <style:style style:name="co2" style:family="table-column">
      <style:table-column-properties fo:break-before="auto" style:column-width="0.3138in"/>
    </style:style>
    <style:style style:name="co3" style:family="table-column">
      <style:table-column-properties fo:break-before="auto" style:column-width="0.3673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1.289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2.15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8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9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0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1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2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3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4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5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data-goo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runner</text:p>
          </table:table-cell>
          <table:table-cell office:value-type="string" calcext:value-type="string">
            <text:p>p_r</text:p>
          </table:table-cell>
          <table:table-cell office:value-type="string" calcext:value-type="string">
            <text:p>p_w</text:p>
          </table:table-cell>
          <table:table-cell office:value-type="string" calcext:value-type="string">
            <text:p>delta_x</text:p>
          </table:table-cell>
          <table:table-cell office:value-type="string" calcext:value-type="string">
            <text:p>delta_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hread_configuration</text:p>
          </table:table-cell>
          <table:table-cell office:value-type="string" calcext:value-type="string">
            <text:p>time_configuration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78.7334022521973" calcext:value-type="float">
            <text:p>78.7334022521973</text:p>
          </table:table-cell>
          <table:table-cell table:formula="of:=COM.MICROSOFT.CONCAT(&quot;p_r=&quot;;[.B2];&quot;,p_w=&quot;;[.C2])" office:value-type="string" office:string-value="p_r=4,p_w=4" calcext:value-type="string">
            <text:p>p_r=4,p_w=4</text:p>
          </table:table-cell>
          <table:table-cell table:formula="of:=COM.MICROSOFT.CONCAT(&quot;dx=&quot;;[.D2];&quot;,dt=&quot;;[.E2])" office:value-type="string" office:string-value="dx=1,dt=0.001" calcext:value-type="string">
            <text:p>dx=1,dt=0.001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78.7907335758209" calcext:value-type="float">
            <text:p>78.7907335758209</text:p>
          </table:table-cell>
          <table:table-cell table:formula="of:=COM.MICROSOFT.CONCAT(&quot;p_r=&quot;;[.B3];&quot;,p_w=&quot;;[.C3])" office:value-type="string" office:string-value="p_r=4,p_w=4" calcext:value-type="string">
            <text:p>p_r=4,p_w=4</text:p>
          </table:table-cell>
          <table:table-cell table:formula="of:=COM.MICROSOFT.CONCAT(&quot;dx=&quot;;[.D3];&quot;,dt=&quot;;[.E3])" office:value-type="string" office:string-value="dx=1,dt=0.001" calcext:value-type="string">
            <text:p>dx=1,dt=0.001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82.2998282909393" calcext:value-type="float">
            <text:p>82.2998282909393</text:p>
          </table:table-cell>
          <table:table-cell table:formula="of:=COM.MICROSOFT.CONCAT(&quot;p_r=&quot;;[.B4];&quot;,p_w=&quot;;[.C4])" office:value-type="string" office:string-value="p_r=4,p_w=4" calcext:value-type="string">
            <text:p>p_r=4,p_w=4</text:p>
          </table:table-cell>
          <table:table-cell table:formula="of:=COM.MICROSOFT.CONCAT(&quot;dx=&quot;;[.D4];&quot;,dt=&quot;;[.E4])" office:value-type="string" office:string-value="dx=1,dt=0.001" calcext:value-type="string">
            <text:p>dx=1,dt=0.001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81.6509425640106" calcext:value-type="float">
            <text:p>81.6509425640106</text:p>
          </table:table-cell>
          <table:table-cell table:formula="of:=COM.MICROSOFT.CONCAT(&quot;p_r=&quot;;[.B5];&quot;,p_w=&quot;;[.C5])" office:value-type="string" office:string-value="p_r=4,p_w=4" calcext:value-type="string">
            <text:p>p_r=4,p_w=4</text:p>
          </table:table-cell>
          <table:table-cell table:formula="of:=COM.MICROSOFT.CONCAT(&quot;dx=&quot;;[.D5];&quot;,dt=&quot;;[.E5])" office:value-type="string" office:string-value="dx=1,dt=0.001" calcext:value-type="string">
            <text:p>dx=1,dt=0.001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79.297061920166" calcext:value-type="float">
            <text:p>79.297061920166</text:p>
          </table:table-cell>
          <table:table-cell table:formula="of:=COM.MICROSOFT.CONCAT(&quot;p_r=&quot;;[.B6];&quot;,p_w=&quot;;[.C6])" office:value-type="string" office:string-value="p_r=4,p_w=4" calcext:value-type="string">
            <text:p>p_r=4,p_w=4</text:p>
          </table:table-cell>
          <table:table-cell table:formula="of:=COM.MICROSOFT.CONCAT(&quot;dx=&quot;;[.D6];&quot;,dt=&quot;;[.E6])" office:value-type="string" office:string-value="dx=1,dt=0.001" calcext:value-type="string">
            <text:p>dx=1,dt=0.001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82.2988967895508" calcext:value-type="float">
            <text:p>82.2988967895508</text:p>
          </table:table-cell>
          <table:table-cell table:formula="of:=COM.MICROSOFT.CONCAT(&quot;p_r=&quot;;[.B7];&quot;,p_w=&quot;;[.C7])" office:value-type="string" office:string-value="p_r=4,p_w=4" calcext:value-type="string">
            <text:p>p_r=4,p_w=4</text:p>
          </table:table-cell>
          <table:table-cell table:formula="of:=COM.MICROSOFT.CONCAT(&quot;dx=&quot;;[.D7];&quot;,dt=&quot;;[.E7])" office:value-type="string" office:string-value="dx=1,dt=0.001" calcext:value-type="string">
            <text:p>dx=1,dt=0.001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79.2957503795624" calcext:value-type="float">
            <text:p>79.2957503795624</text:p>
          </table:table-cell>
          <table:table-cell table:formula="of:=COM.MICROSOFT.CONCAT(&quot;p_r=&quot;;[.B8];&quot;,p_w=&quot;;[.C8])" office:value-type="string" office:string-value="p_r=4,p_w=4" calcext:value-type="string">
            <text:p>p_r=4,p_w=4</text:p>
          </table:table-cell>
          <table:table-cell table:formula="of:=COM.MICROSOFT.CONCAT(&quot;dx=&quot;;[.D8];&quot;,dt=&quot;;[.E8])" office:value-type="string" office:string-value="dx=1,dt=0.001" calcext:value-type="string">
            <text:p>dx=1,dt=0.001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78.667594909668" calcext:value-type="float">
            <text:p>78.667594909668</text:p>
          </table:table-cell>
          <table:table-cell table:formula="of:=COM.MICROSOFT.CONCAT(&quot;p_r=&quot;;[.B9];&quot;,p_w=&quot;;[.C9])" office:value-type="string" office:string-value="p_r=4,p_w=4" calcext:value-type="string">
            <text:p>p_r=4,p_w=4</text:p>
          </table:table-cell>
          <table:table-cell table:formula="of:=COM.MICROSOFT.CONCAT(&quot;dx=&quot;;[.D9];&quot;,dt=&quot;;[.E9])" office:value-type="string" office:string-value="dx=1,dt=0.001" calcext:value-type="string">
            <text:p>dx=1,dt=0.001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78.7744221687317" calcext:value-type="float">
            <text:p>78.7744221687317</text:p>
          </table:table-cell>
          <table:table-cell table:formula="of:=COM.MICROSOFT.CONCAT(&quot;p_r=&quot;;[.B10];&quot;,p_w=&quot;;[.C10])" office:value-type="string" office:string-value="p_r=4,p_w=4" calcext:value-type="string">
            <text:p>p_r=4,p_w=4</text:p>
          </table:table-cell>
          <table:table-cell table:formula="of:=COM.MICROSOFT.CONCAT(&quot;dx=&quot;;[.D10];&quot;,dt=&quot;;[.E10])" office:value-type="string" office:string-value="dx=1,dt=0.001" calcext:value-type="string">
            <text:p>dx=1,dt=0.001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 office:value-type="float" office:value="78.7395150661469" calcext:value-type="float">
            <text:p>78.7395150661469</text:p>
          </table:table-cell>
          <table:table-cell table:formula="of:=COM.MICROSOFT.CONCAT(&quot;p_r=&quot;;[.B11];&quot;,p_w=&quot;;[.C11])" office:value-type="string" office:string-value="p_r=4,p_w=4" calcext:value-type="string">
            <text:p>p_r=4,p_w=4</text:p>
          </table:table-cell>
          <table:table-cell table:formula="of:=COM.MICROSOFT.CONCAT(&quot;dx=&quot;;[.D11];&quot;,dt=&quot;;[.E11])" office:value-type="string" office:string-value="dx=1,dt=0.002" calcext:value-type="string">
            <text:p>dx=1,dt=0.002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81.7894370555878" calcext:value-type="float">
            <text:p>81.7894370555878</text:p>
          </table:table-cell>
          <table:table-cell table:formula="of:=COM.MICROSOFT.CONCAT(&quot;p_r=&quot;;[.B12];&quot;,p_w=&quot;;[.C12])" office:value-type="string" office:string-value="p_r=4,p_w=4" calcext:value-type="string">
            <text:p>p_r=4,p_w=4</text:p>
          </table:table-cell>
          <table:table-cell table:formula="of:=COM.MICROSOFT.CONCAT(&quot;dx=&quot;;[.D12];&quot;,dt=&quot;;[.E12])" office:value-type="string" office:string-value="dx=1,dt=0.001" calcext:value-type="string">
            <text:p>dx=1,dt=0.001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 office:value-type="float" office:value="78.7873771190643" calcext:value-type="float">
            <text:p>78.7873771190643</text:p>
          </table:table-cell>
          <table:table-cell table:formula="of:=COM.MICROSOFT.CONCAT(&quot;p_r=&quot;;[.B13];&quot;,p_w=&quot;;[.C13])" office:value-type="string" office:string-value="p_r=4,p_w=4" calcext:value-type="string">
            <text:p>p_r=4,p_w=4</text:p>
          </table:table-cell>
          <table:table-cell table:formula="of:=COM.MICROSOFT.CONCAT(&quot;dx=&quot;;[.D13];&quot;,dt=&quot;;[.E13])" office:value-type="string" office:string-value="dx=1,dt=0.002" calcext:value-type="string">
            <text:p>dx=1,dt=0.002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 office:value-type="float" office:value="82.2973005771637" calcext:value-type="float">
            <text:p>82.2973005771637</text:p>
          </table:table-cell>
          <table:table-cell table:formula="of:=COM.MICROSOFT.CONCAT(&quot;p_r=&quot;;[.B14];&quot;,p_w=&quot;;[.C14])" office:value-type="string" office:string-value="p_r=4,p_w=4" calcext:value-type="string">
            <text:p>p_r=4,p_w=4</text:p>
          </table:table-cell>
          <table:table-cell table:formula="of:=COM.MICROSOFT.CONCAT(&quot;dx=&quot;;[.D14];&quot;,dt=&quot;;[.E14])" office:value-type="string" office:string-value="dx=1,dt=0.002" calcext:value-type="string">
            <text:p>dx=1,dt=0.002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 office:value-type="float" office:value="79.2915062904358" calcext:value-type="float">
            <text:p>79.2915062904358</text:p>
          </table:table-cell>
          <table:table-cell table:formula="of:=COM.MICROSOFT.CONCAT(&quot;p_r=&quot;;[.B15];&quot;,p_w=&quot;;[.C15])" office:value-type="string" office:string-value="p_r=4,p_w=4" calcext:value-type="string">
            <text:p>p_r=4,p_w=4</text:p>
          </table:table-cell>
          <table:table-cell table:formula="of:=COM.MICROSOFT.CONCAT(&quot;dx=&quot;;[.D15];&quot;,dt=&quot;;[.E15])" office:value-type="string" office:string-value="dx=1,dt=0.002" calcext:value-type="string">
            <text:p>dx=1,dt=0.002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 office:value-type="float" office:value="81.7799706459045" calcext:value-type="float">
            <text:p>81.7799706459045</text:p>
          </table:table-cell>
          <table:table-cell table:formula="of:=COM.MICROSOFT.CONCAT(&quot;p_r=&quot;;[.B16];&quot;,p_w=&quot;;[.C16])" office:value-type="string" office:string-value="p_r=4,p_w=4" calcext:value-type="string">
            <text:p>p_r=4,p_w=4</text:p>
          </table:table-cell>
          <table:table-cell table:formula="of:=COM.MICROSOFT.CONCAT(&quot;dx=&quot;;[.D16];&quot;,dt=&quot;;[.E16])" office:value-type="string" office:string-value="dx=1,dt=0.002" calcext:value-type="string">
            <text:p>dx=1,dt=0.002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 office:value-type="float" office:value="79.2917799949646" calcext:value-type="float">
            <text:p>79.2917799949646</text:p>
          </table:table-cell>
          <table:table-cell table:formula="of:=COM.MICROSOFT.CONCAT(&quot;p_r=&quot;;[.B17];&quot;,p_w=&quot;;[.C17])" office:value-type="string" office:string-value="p_r=4,p_w=4" calcext:value-type="string">
            <text:p>p_r=4,p_w=4</text:p>
          </table:table-cell>
          <table:table-cell table:formula="of:=COM.MICROSOFT.CONCAT(&quot;dx=&quot;;[.D17];&quot;,dt=&quot;;[.E17])" office:value-type="string" office:string-value="dx=1,dt=0.002" calcext:value-type="string">
            <text:p>dx=1,dt=0.002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 office:value-type="float" office:value="79.2917060852051" calcext:value-type="float">
            <text:p>79.2917060852051</text:p>
          </table:table-cell>
          <table:table-cell table:formula="of:=COM.MICROSOFT.CONCAT(&quot;p_r=&quot;;[.B18];&quot;,p_w=&quot;;[.C18])" office:value-type="string" office:string-value="p_r=4,p_w=4" calcext:value-type="string">
            <text:p>p_r=4,p_w=4</text:p>
          </table:table-cell>
          <table:table-cell table:formula="of:=COM.MICROSOFT.CONCAT(&quot;dx=&quot;;[.D18];&quot;,dt=&quot;;[.E18])" office:value-type="string" office:string-value="dx=1,dt=0.002" calcext:value-type="string">
            <text:p>dx=1,dt=0.002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 office:value-type="float" office:value="82.2946367263794" calcext:value-type="float">
            <text:p>82.2946367263794</text:p>
          </table:table-cell>
          <table:table-cell table:formula="of:=COM.MICROSOFT.CONCAT(&quot;p_r=&quot;;[.B19];&quot;,p_w=&quot;;[.C19])" office:value-type="string" office:string-value="p_r=4,p_w=4" calcext:value-type="string">
            <text:p>p_r=4,p_w=4</text:p>
          </table:table-cell>
          <table:table-cell table:formula="of:=COM.MICROSOFT.CONCAT(&quot;dx=&quot;;[.D19];&quot;,dt=&quot;;[.E19])" office:value-type="string" office:string-value="dx=1,dt=0.002" calcext:value-type="string">
            <text:p>dx=1,dt=0.002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4" calcext:value-type="float">
            <text:p>0.004</text:p>
          </table:table-cell>
          <table:table-cell office:value-type="float" office:value="78.7596871852875" calcext:value-type="float">
            <text:p>78.7596871852875</text:p>
          </table:table-cell>
          <table:table-cell table:formula="of:=COM.MICROSOFT.CONCAT(&quot;p_r=&quot;;[.B20];&quot;,p_w=&quot;;[.C20])" office:value-type="string" office:string-value="p_r=4,p_w=4" calcext:value-type="string">
            <text:p>p_r=4,p_w=4</text:p>
          </table:table-cell>
          <table:table-cell table:formula="of:=COM.MICROSOFT.CONCAT(&quot;dx=&quot;;[.D20];&quot;,dt=&quot;;[.E20])" office:value-type="string" office:string-value="dx=1,dt=0.004" calcext:value-type="string">
            <text:p>dx=1,dt=0.004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4" calcext:value-type="float">
            <text:p>0.004</text:p>
          </table:table-cell>
          <table:table-cell office:value-type="float" office:value="79.2911460399628" calcext:value-type="float">
            <text:p>79.2911460399628</text:p>
          </table:table-cell>
          <table:table-cell table:formula="of:=COM.MICROSOFT.CONCAT(&quot;p_r=&quot;;[.B21];&quot;,p_w=&quot;;[.C21])" office:value-type="string" office:string-value="p_r=4,p_w=4" calcext:value-type="string">
            <text:p>p_r=4,p_w=4</text:p>
          </table:table-cell>
          <table:table-cell table:formula="of:=COM.MICROSOFT.CONCAT(&quot;dx=&quot;;[.D21];&quot;,dt=&quot;;[.E21])" office:value-type="string" office:string-value="dx=1,dt=0.004" calcext:value-type="string">
            <text:p>dx=1,dt=0.004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4" calcext:value-type="float">
            <text:p>0.004</text:p>
          </table:table-cell>
          <table:table-cell office:value-type="float" office:value="79.2959027290344" calcext:value-type="float">
            <text:p>79.2959027290344</text:p>
          </table:table-cell>
          <table:table-cell table:formula="of:=COM.MICROSOFT.CONCAT(&quot;p_r=&quot;;[.B22];&quot;,p_w=&quot;;[.C22])" office:value-type="string" office:string-value="p_r=4,p_w=4" calcext:value-type="string">
            <text:p>p_r=4,p_w=4</text:p>
          </table:table-cell>
          <table:table-cell table:formula="of:=COM.MICROSOFT.CONCAT(&quot;dx=&quot;;[.D22];&quot;,dt=&quot;;[.E22])" office:value-type="string" office:string-value="dx=1,dt=0.004" calcext:value-type="string">
            <text:p>dx=1,dt=0.004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 office:value-type="float" office:value="83.3004670143127" calcext:value-type="float">
            <text:p>83.3004670143127</text:p>
          </table:table-cell>
          <table:table-cell table:formula="of:=COM.MICROSOFT.CONCAT(&quot;p_r=&quot;;[.B23];&quot;,p_w=&quot;;[.C23])" office:value-type="string" office:string-value="p_r=4,p_w=4" calcext:value-type="string">
            <text:p>p_r=4,p_w=4</text:p>
          </table:table-cell>
          <table:table-cell table:formula="of:=COM.MICROSOFT.CONCAT(&quot;dx=&quot;;[.D23];&quot;,dt=&quot;;[.E23])" office:value-type="string" office:string-value="dx=1,dt=0.002" calcext:value-type="string">
            <text:p>dx=1,dt=0.002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 office:value-type="float" office:value="82.3001170158386" calcext:value-type="float">
            <text:p>82.3001170158386</text:p>
          </table:table-cell>
          <table:table-cell table:formula="of:=COM.MICROSOFT.CONCAT(&quot;p_r=&quot;;[.B24];&quot;,p_w=&quot;;[.C24])" office:value-type="string" office:string-value="p_r=4,p_w=4" calcext:value-type="string">
            <text:p>p_r=4,p_w=4</text:p>
          </table:table-cell>
          <table:table-cell table:formula="of:=COM.MICROSOFT.CONCAT(&quot;dx=&quot;;[.D24];&quot;,dt=&quot;;[.E24])" office:value-type="string" office:string-value="dx=1,dt=0.002" calcext:value-type="string">
            <text:p>dx=1,dt=0.002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4" calcext:value-type="float">
            <text:p>0.004</text:p>
          </table:table-cell>
          <table:table-cell office:value-type="float" office:value="78.764858007431" calcext:value-type="float">
            <text:p>78.764858007431</text:p>
          </table:table-cell>
          <table:table-cell table:formula="of:=COM.MICROSOFT.CONCAT(&quot;p_r=&quot;;[.B25];&quot;,p_w=&quot;;[.C25])" office:value-type="string" office:string-value="p_r=4,p_w=4" calcext:value-type="string">
            <text:p>p_r=4,p_w=4</text:p>
          </table:table-cell>
          <table:table-cell table:formula="of:=COM.MICROSOFT.CONCAT(&quot;dx=&quot;;[.D25];&quot;,dt=&quot;;[.E25])" office:value-type="string" office:string-value="dx=1,dt=0.004" calcext:value-type="string">
            <text:p>dx=1,dt=0.004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4" calcext:value-type="float">
            <text:p>0.004</text:p>
          </table:table-cell>
          <table:table-cell office:value-type="float" office:value="79.326137304306" calcext:value-type="float">
            <text:p>79.326137304306</text:p>
          </table:table-cell>
          <table:table-cell table:formula="of:=COM.MICROSOFT.CONCAT(&quot;p_r=&quot;;[.B26];&quot;,p_w=&quot;;[.C26])" office:value-type="string" office:string-value="p_r=4,p_w=4" calcext:value-type="string">
            <text:p>p_r=4,p_w=4</text:p>
          </table:table-cell>
          <table:table-cell table:formula="of:=COM.MICROSOFT.CONCAT(&quot;dx=&quot;;[.D26];&quot;,dt=&quot;;[.E26])" office:value-type="string" office:string-value="dx=1,dt=0.004" calcext:value-type="string">
            <text:p>dx=1,dt=0.004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4" calcext:value-type="float">
            <text:p>0.004</text:p>
          </table:table-cell>
          <table:table-cell office:value-type="float" office:value="79.2974116802216" calcext:value-type="float">
            <text:p>79.2974116802216</text:p>
          </table:table-cell>
          <table:table-cell table:formula="of:=COM.MICROSOFT.CONCAT(&quot;p_r=&quot;;[.B27];&quot;,p_w=&quot;;[.C27])" office:value-type="string" office:string-value="p_r=4,p_w=4" calcext:value-type="string">
            <text:p>p_r=4,p_w=4</text:p>
          </table:table-cell>
          <table:table-cell table:formula="of:=COM.MICROSOFT.CONCAT(&quot;dx=&quot;;[.D27];&quot;,dt=&quot;;[.E27])" office:value-type="string" office:string-value="dx=1,dt=0.004" calcext:value-type="string">
            <text:p>dx=1,dt=0.004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4" calcext:value-type="float">
            <text:p>0.004</text:p>
          </table:table-cell>
          <table:table-cell office:value-type="float" office:value="79.3021204471588" calcext:value-type="float">
            <text:p>79.3021204471588</text:p>
          </table:table-cell>
          <table:table-cell table:formula="of:=COM.MICROSOFT.CONCAT(&quot;p_r=&quot;;[.B28];&quot;,p_w=&quot;;[.C28])" office:value-type="string" office:string-value="p_r=4,p_w=4" calcext:value-type="string">
            <text:p>p_r=4,p_w=4</text:p>
          </table:table-cell>
          <table:table-cell table:formula="of:=COM.MICROSOFT.CONCAT(&quot;dx=&quot;;[.D28];&quot;,dt=&quot;;[.E28])" office:value-type="string" office:string-value="dx=1,dt=0.004" calcext:value-type="string">
            <text:p>dx=1,dt=0.004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4" calcext:value-type="float">
            <text:p>0.004</text:p>
          </table:table-cell>
          <table:table-cell office:value-type="float" office:value="82.3115494251251" calcext:value-type="float">
            <text:p>82.3115494251251</text:p>
          </table:table-cell>
          <table:table-cell table:formula="of:=COM.MICROSOFT.CONCAT(&quot;p_r=&quot;;[.B29];&quot;,p_w=&quot;;[.C29])" office:value-type="string" office:string-value="p_r=4,p_w=4" calcext:value-type="string">
            <text:p>p_r=4,p_w=4</text:p>
          </table:table-cell>
          <table:table-cell table:formula="of:=COM.MICROSOFT.CONCAT(&quot;dx=&quot;;[.D29];&quot;,dt=&quot;;[.E29])" office:value-type="string" office:string-value="dx=1,dt=0.004" calcext:value-type="string">
            <text:p>dx=1,dt=0.004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4" calcext:value-type="float">
            <text:p>0.004</text:p>
          </table:table-cell>
          <table:table-cell office:value-type="float" office:value="79.307941198349" calcext:value-type="float">
            <text:p>79.307941198349</text:p>
          </table:table-cell>
          <table:table-cell table:formula="of:=COM.MICROSOFT.CONCAT(&quot;p_r=&quot;;[.B30];&quot;,p_w=&quot;;[.C30])" office:value-type="string" office:string-value="p_r=4,p_w=4" calcext:value-type="string">
            <text:p>p_r=4,p_w=4</text:p>
          </table:table-cell>
          <table:table-cell table:formula="of:=COM.MICROSOFT.CONCAT(&quot;dx=&quot;;[.D30];&quot;,dt=&quot;;[.E30])" office:value-type="string" office:string-value="dx=1,dt=0.004" calcext:value-type="string">
            <text:p>dx=1,dt=0.004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4" calcext:value-type="float">
            <text:p>0.004</text:p>
          </table:table-cell>
          <table:table-cell office:value-type="float" office:value="82.3213841915131" calcext:value-type="float">
            <text:p>82.3213841915131</text:p>
          </table:table-cell>
          <table:table-cell table:formula="of:=COM.MICROSOFT.CONCAT(&quot;p_r=&quot;;[.B31];&quot;,p_w=&quot;;[.C31])" office:value-type="string" office:string-value="p_r=4,p_w=4" calcext:value-type="string">
            <text:p>p_r=4,p_w=4</text:p>
          </table:table-cell>
          <table:table-cell table:formula="of:=COM.MICROSOFT.CONCAT(&quot;dx=&quot;;[.D31];&quot;,dt=&quot;;[.E31])" office:value-type="string" office:string-value="dx=1,dt=0.004" calcext:value-type="string">
            <text:p>dx=1,dt=0.004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122.315650701523" calcext:value-type="float">
            <text:p>122.315650701523</text:p>
          </table:table-cell>
          <table:table-cell table:formula="of:=COM.MICROSOFT.CONCAT(&quot;p_r=&quot;;[.B32];&quot;,p_w=&quot;;[.C32])" office:value-type="string" office:string-value="p_r=2,p_w=2" calcext:value-type="string">
            <text:p>p_r=2,p_w=2</text:p>
          </table:table-cell>
          <table:table-cell table:formula="of:=COM.MICROSOFT.CONCAT(&quot;dx=&quot;;[.D32];&quot;,dt=&quot;;[.E32])" office:value-type="string" office:string-value="dx=1,dt=0.001" calcext:value-type="string">
            <text:p>dx=1,dt=0.001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123.100824356079" calcext:value-type="float">
            <text:p>123.100824356079</text:p>
          </table:table-cell>
          <table:table-cell table:formula="of:=COM.MICROSOFT.CONCAT(&quot;p_r=&quot;;[.B33];&quot;,p_w=&quot;;[.C33])" office:value-type="string" office:string-value="p_r=2,p_w=2" calcext:value-type="string">
            <text:p>p_r=2,p_w=2</text:p>
          </table:table-cell>
          <table:table-cell table:formula="of:=COM.MICROSOFT.CONCAT(&quot;dx=&quot;;[.D33];&quot;,dt=&quot;;[.E33])" office:value-type="string" office:string-value="dx=1,dt=0.001" calcext:value-type="string">
            <text:p>dx=1,dt=0.001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123.192981719971" calcext:value-type="float">
            <text:p>123.192981719971</text:p>
          </table:table-cell>
          <table:table-cell table:formula="of:=COM.MICROSOFT.CONCAT(&quot;p_r=&quot;;[.B34];&quot;,p_w=&quot;;[.C34])" office:value-type="string" office:string-value="p_r=2,p_w=2" calcext:value-type="string">
            <text:p>p_r=2,p_w=2</text:p>
          </table:table-cell>
          <table:table-cell table:formula="of:=COM.MICROSOFT.CONCAT(&quot;dx=&quot;;[.D34];&quot;,dt=&quot;;[.E34])" office:value-type="string" office:string-value="dx=1,dt=0.001" calcext:value-type="string">
            <text:p>dx=1,dt=0.001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122.701974391937" calcext:value-type="float">
            <text:p>122.701974391937</text:p>
          </table:table-cell>
          <table:table-cell table:formula="of:=COM.MICROSOFT.CONCAT(&quot;p_r=&quot;;[.B35];&quot;,p_w=&quot;;[.C35])" office:value-type="string" office:string-value="p_r=2,p_w=2" calcext:value-type="string">
            <text:p>p_r=2,p_w=2</text:p>
          </table:table-cell>
          <table:table-cell table:formula="of:=COM.MICROSOFT.CONCAT(&quot;dx=&quot;;[.D35];&quot;,dt=&quot;;[.E35])" office:value-type="string" office:string-value="dx=1,dt=0.001" calcext:value-type="string">
            <text:p>dx=1,dt=0.001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119.700145244598" calcext:value-type="float">
            <text:p>119.700145244598</text:p>
          </table:table-cell>
          <table:table-cell table:formula="of:=COM.MICROSOFT.CONCAT(&quot;p_r=&quot;;[.B36];&quot;,p_w=&quot;;[.C36])" office:value-type="string" office:string-value="p_r=2,p_w=2" calcext:value-type="string">
            <text:p>p_r=2,p_w=2</text:p>
          </table:table-cell>
          <table:table-cell table:formula="of:=COM.MICROSOFT.CONCAT(&quot;dx=&quot;;[.D36];&quot;,dt=&quot;;[.E36])" office:value-type="string" office:string-value="dx=1,dt=0.001" calcext:value-type="string">
            <text:p>dx=1,dt=0.001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156.074069976807" calcext:value-type="float">
            <text:p>156.074069976807</text:p>
          </table:table-cell>
          <table:table-cell table:formula="of:=COM.MICROSOFT.CONCAT(&quot;p_r=&quot;;[.B37];&quot;,p_w=&quot;;[.C37])" office:value-type="string" office:string-value="p_r=4,p_w=4" calcext:value-type="string">
            <text:p>p_r=4,p_w=4</text:p>
          </table:table-cell>
          <table:table-cell table:formula="of:=COM.MICROSOFT.CONCAT(&quot;dx=&quot;;[.D37];&quot;,dt=&quot;;[.E37])" office:value-type="string" office:string-value="dx=2,dt=0.001" calcext:value-type="string">
            <text:p>dx=2,dt=0.001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122.700302362442" calcext:value-type="float">
            <text:p>122.700302362442</text:p>
          </table:table-cell>
          <table:table-cell table:formula="of:=COM.MICROSOFT.CONCAT(&quot;p_r=&quot;;[.B38];&quot;,p_w=&quot;;[.C38])" office:value-type="string" office:string-value="p_r=2,p_w=2" calcext:value-type="string">
            <text:p>p_r=2,p_w=2</text:p>
          </table:table-cell>
          <table:table-cell table:formula="of:=COM.MICROSOFT.CONCAT(&quot;dx=&quot;;[.D38];&quot;,dt=&quot;;[.E38])" office:value-type="string" office:string-value="dx=1,dt=0.001" calcext:value-type="string">
            <text:p>dx=1,dt=0.001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119.698627710342" calcext:value-type="float">
            <text:p>119.698627710342</text:p>
          </table:table-cell>
          <table:table-cell table:formula="of:=COM.MICROSOFT.CONCAT(&quot;p_r=&quot;;[.B39];&quot;,p_w=&quot;;[.C39])" office:value-type="string" office:string-value="p_r=2,p_w=2" calcext:value-type="string">
            <text:p>p_r=2,p_w=2</text:p>
          </table:table-cell>
          <table:table-cell table:formula="of:=COM.MICROSOFT.CONCAT(&quot;dx=&quot;;[.D39];&quot;,dt=&quot;;[.E39])" office:value-type="string" office:string-value="dx=1,dt=0.001" calcext:value-type="string">
            <text:p>dx=1,dt=0.001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155.980823278427" calcext:value-type="float">
            <text:p>155.980823278427</text:p>
          </table:table-cell>
          <table:table-cell table:formula="of:=COM.MICROSOFT.CONCAT(&quot;p_r=&quot;;[.B40];&quot;,p_w=&quot;;[.C40])" office:value-type="string" office:string-value="p_r=4,p_w=4" calcext:value-type="string">
            <text:p>p_r=4,p_w=4</text:p>
          </table:table-cell>
          <table:table-cell table:formula="of:=COM.MICROSOFT.CONCAT(&quot;dx=&quot;;[.D40];&quot;,dt=&quot;;[.E40])" office:value-type="string" office:string-value="dx=2,dt=0.001" calcext:value-type="string">
            <text:p>dx=2,dt=0.001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122.69735789299" calcext:value-type="float">
            <text:p>122.69735789299</text:p>
          </table:table-cell>
          <table:table-cell table:formula="of:=COM.MICROSOFT.CONCAT(&quot;p_r=&quot;;[.B41];&quot;,p_w=&quot;;[.C41])" office:value-type="string" office:string-value="p_r=2,p_w=2" calcext:value-type="string">
            <text:p>p_r=2,p_w=2</text:p>
          </table:table-cell>
          <table:table-cell table:formula="of:=COM.MICROSOFT.CONCAT(&quot;dx=&quot;;[.D41];&quot;,dt=&quot;;[.E41])" office:value-type="string" office:string-value="dx=1,dt=0.001" calcext:value-type="string">
            <text:p>dx=1,dt=0.001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155.973639011383" calcext:value-type="float">
            <text:p>155.973639011383</text:p>
          </table:table-cell>
          <table:table-cell table:formula="of:=COM.MICROSOFT.CONCAT(&quot;p_r=&quot;;[.B42];&quot;,p_w=&quot;;[.C42])" office:value-type="string" office:string-value="p_r=4,p_w=4" calcext:value-type="string">
            <text:p>p_r=4,p_w=4</text:p>
          </table:table-cell>
          <table:table-cell table:formula="of:=COM.MICROSOFT.CONCAT(&quot;dx=&quot;;[.D42];&quot;,dt=&quot;;[.E42])" office:value-type="string" office:string-value="dx=2,dt=0.001" calcext:value-type="string">
            <text:p>dx=2,dt=0.001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 office:value-type="float" office:value="119.690454959869" calcext:value-type="float">
            <text:p>119.690454959869</text:p>
          </table:table-cell>
          <table:table-cell table:formula="of:=COM.MICROSOFT.CONCAT(&quot;p_r=&quot;;[.B43];&quot;,p_w=&quot;;[.C43])" office:value-type="string" office:string-value="p_r=2,p_w=2" calcext:value-type="string">
            <text:p>p_r=2,p_w=2</text:p>
          </table:table-cell>
          <table:table-cell table:formula="of:=COM.MICROSOFT.CONCAT(&quot;dx=&quot;;[.D43];&quot;,dt=&quot;;[.E43])" office:value-type="string" office:string-value="dx=1,dt=0.002" calcext:value-type="string">
            <text:p>dx=1,dt=0.002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156.022201299667" calcext:value-type="float">
            <text:p>156.022201299667</text:p>
          </table:table-cell>
          <table:table-cell table:formula="of:=COM.MICROSOFT.CONCAT(&quot;p_r=&quot;;[.B44];&quot;,p_w=&quot;;[.C44])" office:value-type="string" office:string-value="p_r=4,p_w=4" calcext:value-type="string">
            <text:p>p_r=4,p_w=4</text:p>
          </table:table-cell>
          <table:table-cell table:formula="of:=COM.MICROSOFT.CONCAT(&quot;dx=&quot;;[.D44];&quot;,dt=&quot;;[.E44])" office:value-type="string" office:string-value="dx=2,dt=0.001" calcext:value-type="string">
            <text:p>dx=2,dt=0.001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122.697866201401" calcext:value-type="float">
            <text:p>122.697866201401</text:p>
          </table:table-cell>
          <table:table-cell table:formula="of:=COM.MICROSOFT.CONCAT(&quot;p_r=&quot;;[.B45];&quot;,p_w=&quot;;[.C45])" office:value-type="string" office:string-value="p_r=2,p_w=2" calcext:value-type="string">
            <text:p>p_r=2,p_w=2</text:p>
          </table:table-cell>
          <table:table-cell table:formula="of:=COM.MICROSOFT.CONCAT(&quot;dx=&quot;;[.D45];&quot;,dt=&quot;;[.E45])" office:value-type="string" office:string-value="dx=1,dt=0.001" calcext:value-type="string">
            <text:p>dx=1,dt=0.001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 office:value-type="float" office:value="119.695748806" calcext:value-type="float">
            <text:p>119.695748806</text:p>
          </table:table-cell>
          <table:table-cell table:formula="of:=COM.MICROSOFT.CONCAT(&quot;p_r=&quot;;[.B46];&quot;,p_w=&quot;;[.C46])" office:value-type="string" office:string-value="p_r=2,p_w=2" calcext:value-type="string">
            <text:p>p_r=2,p_w=2</text:p>
          </table:table-cell>
          <table:table-cell table:formula="of:=COM.MICROSOFT.CONCAT(&quot;dx=&quot;;[.D46];&quot;,dt=&quot;;[.E46])" office:value-type="string" office:string-value="dx=1,dt=0.002" calcext:value-type="string">
            <text:p>dx=1,dt=0.002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156.044821739197" calcext:value-type="float">
            <text:p>156.044821739197</text:p>
          </table:table-cell>
          <table:table-cell table:formula="of:=COM.MICROSOFT.CONCAT(&quot;p_r=&quot;;[.B47];&quot;,p_w=&quot;;[.C47])" office:value-type="string" office:string-value="p_r=4,p_w=4" calcext:value-type="string">
            <text:p>p_r=4,p_w=4</text:p>
          </table:table-cell>
          <table:table-cell table:formula="of:=COM.MICROSOFT.CONCAT(&quot;dx=&quot;;[.D47];&quot;,dt=&quot;;[.E47])" office:value-type="string" office:string-value="dx=2,dt=0.001" calcext:value-type="string">
            <text:p>dx=2,dt=0.001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123.699451684952" calcext:value-type="float">
            <text:p>123.699451684952</text:p>
          </table:table-cell>
          <table:table-cell table:formula="of:=COM.MICROSOFT.CONCAT(&quot;p_r=&quot;;[.B48];&quot;,p_w=&quot;;[.C48])" office:value-type="string" office:string-value="p_r=2,p_w=2" calcext:value-type="string">
            <text:p>p_r=2,p_w=2</text:p>
          </table:table-cell>
          <table:table-cell table:formula="of:=COM.MICROSOFT.CONCAT(&quot;dx=&quot;;[.D48];&quot;,dt=&quot;;[.E48])" office:value-type="string" office:string-value="dx=1,dt=0.001" calcext:value-type="string">
            <text:p>dx=1,dt=0.001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155.968088388443" calcext:value-type="float">
            <text:p>155.968088388443</text:p>
          </table:table-cell>
          <table:table-cell table:formula="of:=COM.MICROSOFT.CONCAT(&quot;p_r=&quot;;[.B49];&quot;,p_w=&quot;;[.C49])" office:value-type="string" office:string-value="p_r=4,p_w=4" calcext:value-type="string">
            <text:p>p_r=4,p_w=4</text:p>
          </table:table-cell>
          <table:table-cell table:formula="of:=COM.MICROSOFT.CONCAT(&quot;dx=&quot;;[.D49];&quot;,dt=&quot;;[.E49])" office:value-type="string" office:string-value="dx=2,dt=0.001" calcext:value-type="string">
            <text:p>dx=2,dt=0.001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 office:value-type="float" office:value="122.697438716888" calcext:value-type="float">
            <text:p>122.697438716888</text:p>
          </table:table-cell>
          <table:table-cell table:formula="of:=COM.MICROSOFT.CONCAT(&quot;p_r=&quot;;[.B50];&quot;,p_w=&quot;;[.C50])" office:value-type="string" office:string-value="p_r=2,p_w=2" calcext:value-type="string">
            <text:p>p_r=2,p_w=2</text:p>
          </table:table-cell>
          <table:table-cell table:formula="of:=COM.MICROSOFT.CONCAT(&quot;dx=&quot;;[.D50];&quot;,dt=&quot;;[.E50])" office:value-type="string" office:string-value="dx=1,dt=0.002" calcext:value-type="string">
            <text:p>dx=1,dt=0.002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161.991503715515" calcext:value-type="float">
            <text:p>161.991503715515</text:p>
          </table:table-cell>
          <table:table-cell table:formula="of:=COM.MICROSOFT.CONCAT(&quot;p_r=&quot;;[.B51];&quot;,p_w=&quot;;[.C51])" office:value-type="string" office:string-value="p_r=4,p_w=4" calcext:value-type="string">
            <text:p>p_r=4,p_w=4</text:p>
          </table:table-cell>
          <table:table-cell table:formula="of:=COM.MICROSOFT.CONCAT(&quot;dx=&quot;;[.D51];&quot;,dt=&quot;;[.E51])" office:value-type="string" office:string-value="dx=2,dt=0.001" calcext:value-type="string">
            <text:p>dx=2,dt=0.001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 office:value-type="float" office:value="122.699442386627" calcext:value-type="float">
            <text:p>122.699442386627</text:p>
          </table:table-cell>
          <table:table-cell table:formula="of:=COM.MICROSOFT.CONCAT(&quot;p_r=&quot;;[.B52];&quot;,p_w=&quot;;[.C52])" office:value-type="string" office:string-value="p_r=2,p_w=2" calcext:value-type="string">
            <text:p>p_r=2,p_w=2</text:p>
          </table:table-cell>
          <table:table-cell table:formula="of:=COM.MICROSOFT.CONCAT(&quot;dx=&quot;;[.D52];&quot;,dt=&quot;;[.E52])" office:value-type="string" office:string-value="dx=1,dt=0.002" calcext:value-type="string">
            <text:p>dx=1,dt=0.002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002" calcext:value-type="float">
            <text:p>0.002</text:p>
          </table:table-cell>
          <table:table-cell office:value-type="float" office:value="156.022243976593" calcext:value-type="float">
            <text:p>156.022243976593</text:p>
          </table:table-cell>
          <table:table-cell table:formula="of:=COM.MICROSOFT.CONCAT(&quot;p_r=&quot;;[.B53];&quot;,p_w=&quot;;[.C53])" office:value-type="string" office:string-value="p_r=4,p_w=4" calcext:value-type="string">
            <text:p>p_r=4,p_w=4</text:p>
          </table:table-cell>
          <table:table-cell table:formula="of:=COM.MICROSOFT.CONCAT(&quot;dx=&quot;;[.D53];&quot;,dt=&quot;;[.E53])" office:value-type="string" office:string-value="dx=2,dt=0.002" calcext:value-type="string">
            <text:p>dx=2,dt=0.002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162.064018249512" calcext:value-type="float">
            <text:p>162.064018249512</text:p>
          </table:table-cell>
          <table:table-cell table:formula="of:=COM.MICROSOFT.CONCAT(&quot;p_r=&quot;;[.B54];&quot;,p_w=&quot;;[.C54])" office:value-type="string" office:string-value="p_r=4,p_w=4" calcext:value-type="string">
            <text:p>p_r=4,p_w=4</text:p>
          </table:table-cell>
          <table:table-cell table:formula="of:=COM.MICROSOFT.CONCAT(&quot;dx=&quot;;[.D54];&quot;,dt=&quot;;[.E54])" office:value-type="string" office:string-value="dx=2,dt=0.001" calcext:value-type="string">
            <text:p>dx=2,dt=0.001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002" calcext:value-type="float">
            <text:p>0.002</text:p>
          </table:table-cell>
          <table:table-cell office:value-type="float" office:value="156.105496883392" calcext:value-type="float">
            <text:p>156.105496883392</text:p>
          </table:table-cell>
          <table:table-cell table:formula="of:=COM.MICROSOFT.CONCAT(&quot;p_r=&quot;;[.B55];&quot;,p_w=&quot;;[.C55])" office:value-type="string" office:string-value="p_r=4,p_w=4" calcext:value-type="string">
            <text:p>p_r=4,p_w=4</text:p>
          </table:table-cell>
          <table:table-cell table:formula="of:=COM.MICROSOFT.CONCAT(&quot;dx=&quot;;[.D55];&quot;,dt=&quot;;[.E55])" office:value-type="string" office:string-value="dx=2,dt=0.002" calcext:value-type="string">
            <text:p>dx=2,dt=0.002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 office:value-type="float" office:value="123.148617267609" calcext:value-type="float">
            <text:p>123.148617267609</text:p>
          </table:table-cell>
          <table:table-cell table:formula="of:=COM.MICROSOFT.CONCAT(&quot;p_r=&quot;;[.B56];&quot;,p_w=&quot;;[.C56])" office:value-type="string" office:string-value="p_r=2,p_w=2" calcext:value-type="string">
            <text:p>p_r=2,p_w=2</text:p>
          </table:table-cell>
          <table:table-cell table:formula="of:=COM.MICROSOFT.CONCAT(&quot;dx=&quot;;[.D56];&quot;,dt=&quot;;[.E56])" office:value-type="string" office:string-value="dx=1,dt=0.002" calcext:value-type="string">
            <text:p>dx=1,dt=0.002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002" calcext:value-type="float">
            <text:p>0.002</text:p>
          </table:table-cell>
          <table:table-cell office:value-type="float" office:value="156.055687189102" calcext:value-type="float">
            <text:p>156.055687189102</text:p>
          </table:table-cell>
          <table:table-cell table:formula="of:=COM.MICROSOFT.CONCAT(&quot;p_r=&quot;;[.B57];&quot;,p_w=&quot;;[.C57])" office:value-type="string" office:string-value="p_r=4,p_w=4" calcext:value-type="string">
            <text:p>p_r=4,p_w=4</text:p>
          </table:table-cell>
          <table:table-cell table:formula="of:=COM.MICROSOFT.CONCAT(&quot;dx=&quot;;[.D57];&quot;,dt=&quot;;[.E57])" office:value-type="string" office:string-value="dx=2,dt=0.002" calcext:value-type="string">
            <text:p>dx=2,dt=0.002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 office:value-type="float" office:value="123.11855506897" calcext:value-type="float">
            <text:p>123.11855506897</text:p>
          </table:table-cell>
          <table:table-cell table:formula="of:=COM.MICROSOFT.CONCAT(&quot;p_r=&quot;;[.B58];&quot;,p_w=&quot;;[.C58])" office:value-type="string" office:string-value="p_r=2,p_w=2" calcext:value-type="string">
            <text:p>p_r=2,p_w=2</text:p>
          </table:table-cell>
          <table:table-cell table:formula="of:=COM.MICROSOFT.CONCAT(&quot;dx=&quot;;[.D58];&quot;,dt=&quot;;[.E58])" office:value-type="string" office:string-value="dx=1,dt=0.002" calcext:value-type="string">
            <text:p>dx=1,dt=0.002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 office:value-type="float" office:value="122.190149307251" calcext:value-type="float">
            <text:p>122.190149307251</text:p>
          </table:table-cell>
          <table:table-cell table:formula="of:=COM.MICROSOFT.CONCAT(&quot;p_r=&quot;;[.B59];&quot;,p_w=&quot;;[.C59])" office:value-type="string" office:string-value="p_r=2,p_w=2" calcext:value-type="string">
            <text:p>p_r=2,p_w=2</text:p>
          </table:table-cell>
          <table:table-cell table:formula="of:=COM.MICROSOFT.CONCAT(&quot;dx=&quot;;[.D59];&quot;,dt=&quot;;[.E59])" office:value-type="string" office:string-value="dx=1,dt=0.002" calcext:value-type="string">
            <text:p>dx=1,dt=0.002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162.028807878494" calcext:value-type="float">
            <text:p>162.028807878494</text:p>
          </table:table-cell>
          <table:table-cell table:formula="of:=COM.MICROSOFT.CONCAT(&quot;p_r=&quot;;[.B60];&quot;,p_w=&quot;;[.C60])" office:value-type="string" office:string-value="p_r=4,p_w=4" calcext:value-type="string">
            <text:p>p_r=4,p_w=4</text:p>
          </table:table-cell>
          <table:table-cell table:formula="of:=COM.MICROSOFT.CONCAT(&quot;dx=&quot;;[.D60];&quot;,dt=&quot;;[.E60])" office:value-type="string" office:string-value="dx=2,dt=0.001" calcext:value-type="string">
            <text:p>dx=2,dt=0.001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 office:value-type="float" office:value="122.707707166672" calcext:value-type="float">
            <text:p>122.707707166672</text:p>
          </table:table-cell>
          <table:table-cell table:formula="of:=COM.MICROSOFT.CONCAT(&quot;p_r=&quot;;[.B61];&quot;,p_w=&quot;;[.C61])" office:value-type="string" office:string-value="p_r=2,p_w=2" calcext:value-type="string">
            <text:p>p_r=2,p_w=2</text:p>
          </table:table-cell>
          <table:table-cell table:formula="of:=COM.MICROSOFT.CONCAT(&quot;dx=&quot;;[.D61];&quot;,dt=&quot;;[.E61])" office:value-type="string" office:string-value="dx=1,dt=0.002" calcext:value-type="string">
            <text:p>dx=1,dt=0.002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002" calcext:value-type="float">
            <text:p>0.002</text:p>
          </table:table-cell>
          <table:table-cell office:value-type="float" office:value="156.028266429901" calcext:value-type="float">
            <text:p>156.028266429901</text:p>
          </table:table-cell>
          <table:table-cell table:formula="of:=COM.MICROSOFT.CONCAT(&quot;p_r=&quot;;[.B62];&quot;,p_w=&quot;;[.C62])" office:value-type="string" office:string-value="p_r=4,p_w=4" calcext:value-type="string">
            <text:p>p_r=4,p_w=4</text:p>
          </table:table-cell>
          <table:table-cell table:formula="of:=COM.MICROSOFT.CONCAT(&quot;dx=&quot;;[.D62];&quot;,dt=&quot;;[.E62])" office:value-type="string" office:string-value="dx=2,dt=0.002" calcext:value-type="string">
            <text:p>dx=2,dt=0.002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162.045850276947" calcext:value-type="float">
            <text:p>162.045850276947</text:p>
          </table:table-cell>
          <table:table-cell table:formula="of:=COM.MICROSOFT.CONCAT(&quot;p_r=&quot;;[.B63];&quot;,p_w=&quot;;[.C63])" office:value-type="string" office:string-value="p_r=4,p_w=4" calcext:value-type="string">
            <text:p>p_r=4,p_w=4</text:p>
          </table:table-cell>
          <table:table-cell table:formula="of:=COM.MICROSOFT.CONCAT(&quot;dx=&quot;;[.D63];&quot;,dt=&quot;;[.E63])" office:value-type="string" office:string-value="dx=2,dt=0.001" calcext:value-type="string">
            <text:p>dx=2,dt=0.001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 office:value-type="float" office:value="123.698197603226" calcext:value-type="float">
            <text:p>123.698197603226</text:p>
          </table:table-cell>
          <table:table-cell table:formula="of:=COM.MICROSOFT.CONCAT(&quot;p_r=&quot;;[.B64];&quot;,p_w=&quot;;[.C64])" office:value-type="string" office:string-value="p_r=2,p_w=2" calcext:value-type="string">
            <text:p>p_r=2,p_w=2</text:p>
          </table:table-cell>
          <table:table-cell table:formula="of:=COM.MICROSOFT.CONCAT(&quot;dx=&quot;;[.D64];&quot;,dt=&quot;;[.E64])" office:value-type="string" office:string-value="dx=1,dt=0.002" calcext:value-type="string">
            <text:p>dx=1,dt=0.002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002" calcext:value-type="float">
            <text:p>0.002</text:p>
          </table:table-cell>
          <table:table-cell office:value-type="float" office:value="155.953258514404" calcext:value-type="float">
            <text:p>155.953258514404</text:p>
          </table:table-cell>
          <table:table-cell table:formula="of:=COM.MICROSOFT.CONCAT(&quot;p_r=&quot;;[.B65];&quot;,p_w=&quot;;[.C65])" office:value-type="string" office:string-value="p_r=4,p_w=4" calcext:value-type="string">
            <text:p>p_r=4,p_w=4</text:p>
          </table:table-cell>
          <table:table-cell table:formula="of:=COM.MICROSOFT.CONCAT(&quot;dx=&quot;;[.D65];&quot;,dt=&quot;;[.E65])" office:value-type="string" office:string-value="dx=2,dt=0.002" calcext:value-type="string">
            <text:p>dx=2,dt=0.002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4" calcext:value-type="float">
            <text:p>0.004</text:p>
          </table:table-cell>
          <table:table-cell office:value-type="float" office:value="122.123030185699" calcext:value-type="float">
            <text:p>122.123030185699</text:p>
          </table:table-cell>
          <table:table-cell table:formula="of:=COM.MICROSOFT.CONCAT(&quot;p_r=&quot;;[.B66];&quot;,p_w=&quot;;[.C66])" office:value-type="string" office:string-value="p_r=2,p_w=2" calcext:value-type="string">
            <text:p>p_r=2,p_w=2</text:p>
          </table:table-cell>
          <table:table-cell table:formula="of:=COM.MICROSOFT.CONCAT(&quot;dx=&quot;;[.D66];&quot;,dt=&quot;;[.E66])" office:value-type="string" office:string-value="dx=1,dt=0.004" calcext:value-type="string">
            <text:p>dx=1,dt=0.004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 office:value-type="float" office:value="123.139331817627" calcext:value-type="float">
            <text:p>123.139331817627</text:p>
          </table:table-cell>
          <table:table-cell table:formula="of:=COM.MICROSOFT.CONCAT(&quot;p_r=&quot;;[.B67];&quot;,p_w=&quot;;[.C67])" office:value-type="string" office:string-value="p_r=2,p_w=2" calcext:value-type="string">
            <text:p>p_r=2,p_w=2</text:p>
          </table:table-cell>
          <table:table-cell table:formula="of:=COM.MICROSOFT.CONCAT(&quot;dx=&quot;;[.D67];&quot;,dt=&quot;;[.E67])" office:value-type="string" office:string-value="dx=1,dt=0.002" calcext:value-type="string">
            <text:p>dx=1,dt=0.002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002" calcext:value-type="float">
            <text:p>0.002</text:p>
          </table:table-cell>
          <table:table-cell office:value-type="float" office:value="155.966123580933" calcext:value-type="float">
            <text:p>155.966123580933</text:p>
          </table:table-cell>
          <table:table-cell table:formula="of:=COM.MICROSOFT.CONCAT(&quot;p_r=&quot;;[.B68];&quot;,p_w=&quot;;[.C68])" office:value-type="string" office:string-value="p_r=4,p_w=4" calcext:value-type="string">
            <text:p>p_r=4,p_w=4</text:p>
          </table:table-cell>
          <table:table-cell table:formula="of:=COM.MICROSOFT.CONCAT(&quot;dx=&quot;;[.D68];&quot;,dt=&quot;;[.E68])" office:value-type="string" office:string-value="dx=2,dt=0.002" calcext:value-type="string">
            <text:p>dx=2,dt=0.002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4" calcext:value-type="float">
            <text:p>0.004</text:p>
          </table:table-cell>
          <table:table-cell office:value-type="float" office:value="119.023522853851" calcext:value-type="float">
            <text:p>119.023522853851</text:p>
          </table:table-cell>
          <table:table-cell table:formula="of:=COM.MICROSOFT.CONCAT(&quot;p_r=&quot;;[.B69];&quot;,p_w=&quot;;[.C69])" office:value-type="string" office:string-value="p_r=2,p_w=2" calcext:value-type="string">
            <text:p>p_r=2,p_w=2</text:p>
          </table:table-cell>
          <table:table-cell table:formula="of:=COM.MICROSOFT.CONCAT(&quot;dx=&quot;;[.D69];&quot;,dt=&quot;;[.E69])" office:value-type="string" office:string-value="dx=1,dt=0.004" calcext:value-type="string">
            <text:p>dx=1,dt=0.004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4" calcext:value-type="float">
            <text:p>0.004</text:p>
          </table:table-cell>
          <table:table-cell office:value-type="float" office:value="119.024217367172" calcext:value-type="float">
            <text:p>119.024217367172</text:p>
          </table:table-cell>
          <table:table-cell table:formula="of:=COM.MICROSOFT.CONCAT(&quot;p_r=&quot;;[.B70];&quot;,p_w=&quot;;[.C70])" office:value-type="string" office:string-value="p_r=2,p_w=2" calcext:value-type="string">
            <text:p>p_r=2,p_w=2</text:p>
          </table:table-cell>
          <table:table-cell table:formula="of:=COM.MICROSOFT.CONCAT(&quot;dx=&quot;;[.D70];&quot;,dt=&quot;;[.E70])" office:value-type="string" office:string-value="dx=1,dt=0.004" calcext:value-type="string">
            <text:p>dx=1,dt=0.004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4" calcext:value-type="float">
            <text:p>0.004</text:p>
          </table:table-cell>
          <table:table-cell office:value-type="float" office:value="122.028240203857" calcext:value-type="float">
            <text:p>122.028240203857</text:p>
          </table:table-cell>
          <table:table-cell table:formula="of:=COM.MICROSOFT.CONCAT(&quot;p_r=&quot;;[.B71];&quot;,p_w=&quot;;[.C71])" office:value-type="string" office:string-value="p_r=2,p_w=2" calcext:value-type="string">
            <text:p>p_r=2,p_w=2</text:p>
          </table:table-cell>
          <table:table-cell table:formula="of:=COM.MICROSOFT.CONCAT(&quot;dx=&quot;;[.D71];&quot;,dt=&quot;;[.E71])" office:value-type="string" office:string-value="dx=1,dt=0.004" calcext:value-type="string">
            <text:p>dx=1,dt=0.004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002" calcext:value-type="float">
            <text:p>0.002</text:p>
          </table:table-cell>
          <table:table-cell office:value-type="float" office:value="155.914397001266" calcext:value-type="float">
            <text:p>155.914397001266</text:p>
          </table:table-cell>
          <table:table-cell table:formula="of:=COM.MICROSOFT.CONCAT(&quot;p_r=&quot;;[.B72];&quot;,p_w=&quot;;[.C72])" office:value-type="string" office:string-value="p_r=4,p_w=4" calcext:value-type="string">
            <text:p>p_r=4,p_w=4</text:p>
          </table:table-cell>
          <table:table-cell table:formula="of:=COM.MICROSOFT.CONCAT(&quot;dx=&quot;;[.D72];&quot;,dt=&quot;;[.E72])" office:value-type="string" office:string-value="dx=2,dt=0.002" calcext:value-type="string">
            <text:p>dx=2,dt=0.002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4" calcext:value-type="float">
            <text:p>0.004</text:p>
          </table:table-cell>
          <table:table-cell office:value-type="float" office:value="122.066325902939" calcext:value-type="float">
            <text:p>122.066325902939</text:p>
          </table:table-cell>
          <table:table-cell table:formula="of:=COM.MICROSOFT.CONCAT(&quot;p_r=&quot;;[.B73];&quot;,p_w=&quot;;[.C73])" office:value-type="string" office:string-value="p_r=2,p_w=2" calcext:value-type="string">
            <text:p>p_r=2,p_w=2</text:p>
          </table:table-cell>
          <table:table-cell table:formula="of:=COM.MICROSOFT.CONCAT(&quot;dx=&quot;;[.D73];&quot;,dt=&quot;;[.E73])" office:value-type="string" office:string-value="dx=1,dt=0.004" calcext:value-type="string">
            <text:p>dx=1,dt=0.004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002" calcext:value-type="float">
            <text:p>0.002</text:p>
          </table:table-cell>
          <table:table-cell office:value-type="float" office:value="161.877923488617" calcext:value-type="float">
            <text:p>161.877923488617</text:p>
          </table:table-cell>
          <table:table-cell table:formula="of:=COM.MICROSOFT.CONCAT(&quot;p_r=&quot;;[.B74];&quot;,p_w=&quot;;[.C74])" office:value-type="string" office:string-value="p_r=4,p_w=4" calcext:value-type="string">
            <text:p>p_r=4,p_w=4</text:p>
          </table:table-cell>
          <table:table-cell table:formula="of:=COM.MICROSOFT.CONCAT(&quot;dx=&quot;;[.D74];&quot;,dt=&quot;;[.E74])" office:value-type="string" office:string-value="dx=2,dt=0.002" calcext:value-type="string">
            <text:p>dx=2,dt=0.002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002" calcext:value-type="float">
            <text:p>0.002</text:p>
          </table:table-cell>
          <table:table-cell office:value-type="float" office:value="164.018251895905" calcext:value-type="float">
            <text:p>164.018251895905</text:p>
          </table:table-cell>
          <table:table-cell table:formula="of:=COM.MICROSOFT.CONCAT(&quot;p_r=&quot;;[.B75];&quot;,p_w=&quot;;[.C75])" office:value-type="string" office:string-value="p_r=4,p_w=4" calcext:value-type="string">
            <text:p>p_r=4,p_w=4</text:p>
          </table:table-cell>
          <table:table-cell table:formula="of:=COM.MICROSOFT.CONCAT(&quot;dx=&quot;;[.D75];&quot;,dt=&quot;;[.E75])" office:value-type="string" office:string-value="dx=2,dt=0.002" calcext:value-type="string">
            <text:p>dx=2,dt=0.002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004" calcext:value-type="float">
            <text:p>0.004</text:p>
          </table:table-cell>
          <table:table-cell office:value-type="float" office:value="155.860595941544" calcext:value-type="float">
            <text:p>155.860595941544</text:p>
          </table:table-cell>
          <table:table-cell table:formula="of:=COM.MICROSOFT.CONCAT(&quot;p_r=&quot;;[.B76];&quot;,p_w=&quot;;[.C76])" office:value-type="string" office:string-value="p_r=4,p_w=4" calcext:value-type="string">
            <text:p>p_r=4,p_w=4</text:p>
          </table:table-cell>
          <table:table-cell table:formula="of:=COM.MICROSOFT.CONCAT(&quot;dx=&quot;;[.D76];&quot;,dt=&quot;;[.E76])" office:value-type="string" office:string-value="dx=2,dt=0.004" calcext:value-type="string">
            <text:p>dx=2,dt=0.004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4" calcext:value-type="float">
            <text:p>0.004</text:p>
          </table:table-cell>
          <table:table-cell office:value-type="float" office:value="122.074783563614" calcext:value-type="float">
            <text:p>122.074783563614</text:p>
          </table:table-cell>
          <table:table-cell table:formula="of:=COM.MICROSOFT.CONCAT(&quot;p_r=&quot;;[.B77];&quot;,p_w=&quot;;[.C77])" office:value-type="string" office:string-value="p_r=2,p_w=2" calcext:value-type="string">
            <text:p>p_r=2,p_w=2</text:p>
          </table:table-cell>
          <table:table-cell table:formula="of:=COM.MICROSOFT.CONCAT(&quot;dx=&quot;;[.D77];&quot;,dt=&quot;;[.E77])" office:value-type="string" office:string-value="dx=1,dt=0.004" calcext:value-type="string">
            <text:p>dx=1,dt=0.004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4" calcext:value-type="float">
            <text:p>0.004</text:p>
          </table:table-cell>
          <table:table-cell office:value-type="float" office:value="122.079519510269" calcext:value-type="float">
            <text:p>122.079519510269</text:p>
          </table:table-cell>
          <table:table-cell table:formula="of:=COM.MICROSOFT.CONCAT(&quot;p_r=&quot;;[.B78];&quot;,p_w=&quot;;[.C78])" office:value-type="string" office:string-value="p_r=2,p_w=2" calcext:value-type="string">
            <text:p>p_r=2,p_w=2</text:p>
          </table:table-cell>
          <table:table-cell table:formula="of:=COM.MICROSOFT.CONCAT(&quot;dx=&quot;;[.D78];&quot;,dt=&quot;;[.E78])" office:value-type="string" office:string-value="dx=1,dt=0.004" calcext:value-type="string">
            <text:p>dx=1,dt=0.004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004" calcext:value-type="float">
            <text:p>0.004</text:p>
          </table:table-cell>
          <table:table-cell office:value-type="float" office:value="155.890561580658" calcext:value-type="float">
            <text:p>155.890561580658</text:p>
          </table:table-cell>
          <table:table-cell table:formula="of:=COM.MICROSOFT.CONCAT(&quot;p_r=&quot;;[.B79];&quot;,p_w=&quot;;[.C79])" office:value-type="string" office:string-value="p_r=4,p_w=4" calcext:value-type="string">
            <text:p>p_r=4,p_w=4</text:p>
          </table:table-cell>
          <table:table-cell table:formula="of:=COM.MICROSOFT.CONCAT(&quot;dx=&quot;;[.D79];&quot;,dt=&quot;;[.E79])" office:value-type="string" office:string-value="dx=2,dt=0.004" calcext:value-type="string">
            <text:p>dx=2,dt=0.004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002" calcext:value-type="float">
            <text:p>0.002</text:p>
          </table:table-cell>
          <table:table-cell office:value-type="float" office:value="161.913167238235" calcext:value-type="float">
            <text:p>161.913167238235</text:p>
          </table:table-cell>
          <table:table-cell table:formula="of:=COM.MICROSOFT.CONCAT(&quot;p_r=&quot;;[.B80];&quot;,p_w=&quot;;[.C80])" office:value-type="string" office:string-value="p_r=4,p_w=4" calcext:value-type="string">
            <text:p>p_r=4,p_w=4</text:p>
          </table:table-cell>
          <table:table-cell table:formula="of:=COM.MICROSOFT.CONCAT(&quot;dx=&quot;;[.D80];&quot;,dt=&quot;;[.E80])" office:value-type="string" office:string-value="dx=2,dt=0.002" calcext:value-type="string">
            <text:p>dx=2,dt=0.002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4" calcext:value-type="float">
            <text:p>0.004</text:p>
          </table:table-cell>
          <table:table-cell office:value-type="float" office:value="122.055899381638" calcext:value-type="float">
            <text:p>122.055899381638</text:p>
          </table:table-cell>
          <table:table-cell table:formula="of:=COM.MICROSOFT.CONCAT(&quot;p_r=&quot;;[.B81];&quot;,p_w=&quot;;[.C81])" office:value-type="string" office:string-value="p_r=2,p_w=2" calcext:value-type="string">
            <text:p>p_r=2,p_w=2</text:p>
          </table:table-cell>
          <table:table-cell table:formula="of:=COM.MICROSOFT.CONCAT(&quot;dx=&quot;;[.D81];&quot;,dt=&quot;;[.E81])" office:value-type="string" office:string-value="dx=1,dt=0.004" calcext:value-type="string">
            <text:p>dx=1,dt=0.004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004" calcext:value-type="float">
            <text:p>0.004</text:p>
          </table:table-cell>
          <table:table-cell office:value-type="float" office:value="155.86553144455" calcext:value-type="float">
            <text:p>155.86553144455</text:p>
          </table:table-cell>
          <table:table-cell table:formula="of:=COM.MICROSOFT.CONCAT(&quot;p_r=&quot;;[.B82];&quot;,p_w=&quot;;[.C82])" office:value-type="string" office:string-value="p_r=4,p_w=4" calcext:value-type="string">
            <text:p>p_r=4,p_w=4</text:p>
          </table:table-cell>
          <table:table-cell table:formula="of:=COM.MICROSOFT.CONCAT(&quot;dx=&quot;;[.D82];&quot;,dt=&quot;;[.E82])" office:value-type="string" office:string-value="dx=2,dt=0.004" calcext:value-type="string">
            <text:p>dx=2,dt=0.004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4" calcext:value-type="float">
            <text:p>0.004</text:p>
          </table:table-cell>
          <table:table-cell office:value-type="float" office:value="122.061540842056" calcext:value-type="float">
            <text:p>122.061540842056</text:p>
          </table:table-cell>
          <table:table-cell table:formula="of:=COM.MICROSOFT.CONCAT(&quot;p_r=&quot;;[.B83];&quot;,p_w=&quot;;[.C83])" office:value-type="string" office:string-value="p_r=2,p_w=2" calcext:value-type="string">
            <text:p>p_r=2,p_w=2</text:p>
          </table:table-cell>
          <table:table-cell table:formula="of:=COM.MICROSOFT.CONCAT(&quot;dx=&quot;;[.D83];&quot;,dt=&quot;;[.E83])" office:value-type="string" office:string-value="dx=1,dt=0.004" calcext:value-type="string">
            <text:p>dx=1,dt=0.004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4" calcext:value-type="float">
            <text:p>0.004</text:p>
          </table:table-cell>
          <table:table-cell office:value-type="float" office:value="123.099789857864" calcext:value-type="float">
            <text:p>123.099789857864</text:p>
          </table:table-cell>
          <table:table-cell table:formula="of:=COM.MICROSOFT.CONCAT(&quot;p_r=&quot;;[.B84];&quot;,p_w=&quot;;[.C84])" office:value-type="string" office:string-value="p_r=2,p_w=2" calcext:value-type="string">
            <text:p>p_r=2,p_w=2</text:p>
          </table:table-cell>
          <table:table-cell table:formula="of:=COM.MICROSOFT.CONCAT(&quot;dx=&quot;;[.D84];&quot;,dt=&quot;;[.E84])" office:value-type="string" office:string-value="dx=1,dt=0.004" calcext:value-type="string">
            <text:p>dx=1,dt=0.004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004" calcext:value-type="float">
            <text:p>0.004</text:p>
          </table:table-cell>
          <table:table-cell office:value-type="float" office:value="155.921188592911" calcext:value-type="float">
            <text:p>155.921188592911</text:p>
          </table:table-cell>
          <table:table-cell table:formula="of:=COM.MICROSOFT.CONCAT(&quot;p_r=&quot;;[.B85];&quot;,p_w=&quot;;[.C85])" office:value-type="string" office:string-value="p_r=4,p_w=4" calcext:value-type="string">
            <text:p>p_r=4,p_w=4</text:p>
          </table:table-cell>
          <table:table-cell table:formula="of:=COM.MICROSOFT.CONCAT(&quot;dx=&quot;;[.D85];&quot;,dt=&quot;;[.E85])" office:value-type="string" office:string-value="dx=2,dt=0.004" calcext:value-type="string">
            <text:p>dx=2,dt=0.004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004" calcext:value-type="float">
            <text:p>0.004</text:p>
          </table:table-cell>
          <table:table-cell office:value-type="float" office:value="162.007912158966" calcext:value-type="float">
            <text:p>162.007912158966</text:p>
          </table:table-cell>
          <table:table-cell table:formula="of:=COM.MICROSOFT.CONCAT(&quot;p_r=&quot;;[.B86];&quot;,p_w=&quot;;[.C86])" office:value-type="string" office:string-value="p_r=4,p_w=4" calcext:value-type="string">
            <text:p>p_r=4,p_w=4</text:p>
          </table:table-cell>
          <table:table-cell table:formula="of:=COM.MICROSOFT.CONCAT(&quot;dx=&quot;;[.D86];&quot;,dt=&quot;;[.E86])" office:value-type="string" office:string-value="dx=2,dt=0.004" calcext:value-type="string">
            <text:p>dx=2,dt=0.004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004" calcext:value-type="float">
            <text:p>0.004</text:p>
          </table:table-cell>
          <table:table-cell office:value-type="float" office:value="163.909452438355" calcext:value-type="float">
            <text:p>163.909452438355</text:p>
          </table:table-cell>
          <table:table-cell table:formula="of:=COM.MICROSOFT.CONCAT(&quot;p_r=&quot;;[.B87];&quot;,p_w=&quot;;[.C87])" office:value-type="string" office:string-value="p_r=4,p_w=4" calcext:value-type="string">
            <text:p>p_r=4,p_w=4</text:p>
          </table:table-cell>
          <table:table-cell table:formula="of:=COM.MICROSOFT.CONCAT(&quot;dx=&quot;;[.D87];&quot;,dt=&quot;;[.E87])" office:value-type="string" office:string-value="dx=2,dt=0.004" calcext:value-type="string">
            <text:p>dx=2,dt=0.004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004" calcext:value-type="float">
            <text:p>0.004</text:p>
          </table:table-cell>
          <table:table-cell office:value-type="float" office:value="163.947598457336" calcext:value-type="float">
            <text:p>163.947598457336</text:p>
          </table:table-cell>
          <table:table-cell table:formula="of:=COM.MICROSOFT.CONCAT(&quot;p_r=&quot;;[.B88];&quot;,p_w=&quot;;[.C88])" office:value-type="string" office:string-value="p_r=4,p_w=4" calcext:value-type="string">
            <text:p>p_r=4,p_w=4</text:p>
          </table:table-cell>
          <table:table-cell table:formula="of:=COM.MICROSOFT.CONCAT(&quot;dx=&quot;;[.D88];&quot;,dt=&quot;;[.E88])" office:value-type="string" office:string-value="dx=2,dt=0.004" calcext:value-type="string">
            <text:p>dx=2,dt=0.004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004" calcext:value-type="float">
            <text:p>0.004</text:p>
          </table:table-cell>
          <table:table-cell office:value-type="float" office:value="161.814741373062" calcext:value-type="float">
            <text:p>161.814741373062</text:p>
          </table:table-cell>
          <table:table-cell table:formula="of:=COM.MICROSOFT.CONCAT(&quot;p_r=&quot;;[.B89];&quot;,p_w=&quot;;[.C89])" office:value-type="string" office:string-value="p_r=4,p_w=4" calcext:value-type="string">
            <text:p>p_r=4,p_w=4</text:p>
          </table:table-cell>
          <table:table-cell table:formula="of:=COM.MICROSOFT.CONCAT(&quot;dx=&quot;;[.D89];&quot;,dt=&quot;;[.E89])" office:value-type="string" office:string-value="dx=2,dt=0.004" calcext:value-type="string">
            <text:p>dx=2,dt=0.004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004" calcext:value-type="float">
            <text:p>0.004</text:p>
          </table:table-cell>
          <table:table-cell office:value-type="float" office:value="163.827171564102" calcext:value-type="float">
            <text:p>163.827171564102</text:p>
          </table:table-cell>
          <table:table-cell table:formula="of:=COM.MICROSOFT.CONCAT(&quot;p_r=&quot;;[.B90];&quot;,p_w=&quot;;[.C90])" office:value-type="string" office:string-value="p_r=4,p_w=4" calcext:value-type="string">
            <text:p>p_r=4,p_w=4</text:p>
          </table:table-cell>
          <table:table-cell table:formula="of:=COM.MICROSOFT.CONCAT(&quot;dx=&quot;;[.D90];&quot;,dt=&quot;;[.E90])" office:value-type="string" office:string-value="dx=2,dt=0.004" calcext:value-type="string">
            <text:p>dx=2,dt=0.004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004" calcext:value-type="float">
            <text:p>0.004</text:p>
          </table:table-cell>
          <table:table-cell office:value-type="float" office:value="162.047549962997" calcext:value-type="float">
            <text:p>162.047549962997</text:p>
          </table:table-cell>
          <table:table-cell table:formula="of:=COM.MICROSOFT.CONCAT(&quot;p_r=&quot;;[.B91];&quot;,p_w=&quot;;[.C91])" office:value-type="string" office:string-value="p_r=4,p_w=4" calcext:value-type="string">
            <text:p>p_r=4,p_w=4</text:p>
          </table:table-cell>
          <table:table-cell table:formula="of:=COM.MICROSOFT.CONCAT(&quot;dx=&quot;;[.D91];&quot;,dt=&quot;;[.E91])" office:value-type="string" office:string-value="dx=2,dt=0.004" calcext:value-type="string">
            <text:p>dx=2,dt=0.004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78.8945095539093" calcext:value-type="float">
            <text:p>78.8945095539093</text:p>
          </table:table-cell>
          <table:table-cell table:formula="of:=COM.MICROSOFT.CONCAT(&quot;p_r=&quot;;[.B92];&quot;,p_w=&quot;;[.C92])" office:value-type="string" office:string-value="p_r=4,p_w=2" calcext:value-type="string">
            <text:p>p_r=4,p_w=2</text:p>
          </table:table-cell>
          <table:table-cell table:formula="of:=COM.MICROSOFT.CONCAT(&quot;dx=&quot;;[.D92];&quot;,dt=&quot;;[.E92])" office:value-type="string" office:string-value="dx=1,dt=0.001" calcext:value-type="string">
            <text:p>dx=1,dt=0.001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78.860157251358" calcext:value-type="float">
            <text:p>78.860157251358</text:p>
          </table:table-cell>
          <table:table-cell table:formula="of:=COM.MICROSOFT.CONCAT(&quot;p_r=&quot;;[.B93];&quot;,p_w=&quot;;[.C93])" office:value-type="string" office:string-value="p_r=4,p_w=2" calcext:value-type="string">
            <text:p>p_r=4,p_w=2</text:p>
          </table:table-cell>
          <table:table-cell table:formula="of:=COM.MICROSOFT.CONCAT(&quot;dx=&quot;;[.D93];&quot;,dt=&quot;;[.E93])" office:value-type="string" office:string-value="dx=1,dt=0.001" calcext:value-type="string">
            <text:p>dx=1,dt=0.001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78.820027589798" calcext:value-type="float">
            <text:p>78.820027589798</text:p>
          </table:table-cell>
          <table:table-cell table:formula="of:=COM.MICROSOFT.CONCAT(&quot;p_r=&quot;;[.B94];&quot;,p_w=&quot;;[.C94])" office:value-type="string" office:string-value="p_r=4,p_w=2" calcext:value-type="string">
            <text:p>p_r=4,p_w=2</text:p>
          </table:table-cell>
          <table:table-cell table:formula="of:=COM.MICROSOFT.CONCAT(&quot;dx=&quot;;[.D94];&quot;,dt=&quot;;[.E94])" office:value-type="string" office:string-value="dx=1,dt=0.001" calcext:value-type="string">
            <text:p>dx=1,dt=0.001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81.8700051307678" calcext:value-type="float">
            <text:p>81.8700051307678</text:p>
          </table:table-cell>
          <table:table-cell table:formula="of:=COM.MICROSOFT.CONCAT(&quot;p_r=&quot;;[.B95];&quot;,p_w=&quot;;[.C95])" office:value-type="string" office:string-value="p_r=4,p_w=2" calcext:value-type="string">
            <text:p>p_r=4,p_w=2</text:p>
          </table:table-cell>
          <table:table-cell table:formula="of:=COM.MICROSOFT.CONCAT(&quot;dx=&quot;;[.D95];&quot;,dt=&quot;;[.E95])" office:value-type="string" office:string-value="dx=1,dt=0.001" calcext:value-type="string">
            <text:p>dx=1,dt=0.001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79.3824462890625" calcext:value-type="float">
            <text:p>79.3824462890625</text:p>
          </table:table-cell>
          <table:table-cell table:formula="of:=COM.MICROSOFT.CONCAT(&quot;p_r=&quot;;[.B96];&quot;,p_w=&quot;;[.C96])" office:value-type="string" office:string-value="p_r=4,p_w=2" calcext:value-type="string">
            <text:p>p_r=4,p_w=2</text:p>
          </table:table-cell>
          <table:table-cell table:formula="of:=COM.MICROSOFT.CONCAT(&quot;dx=&quot;;[.D96];&quot;,dt=&quot;;[.E96])" office:value-type="string" office:string-value="dx=1,dt=0.001" calcext:value-type="string">
            <text:p>dx=1,dt=0.001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79.372878074646" calcext:value-type="float">
            <text:p>79.372878074646</text:p>
          </table:table-cell>
          <table:table-cell table:formula="of:=COM.MICROSOFT.CONCAT(&quot;p_r=&quot;;[.B97];&quot;,p_w=&quot;;[.C97])" office:value-type="string" office:string-value="p_r=4,p_w=2" calcext:value-type="string">
            <text:p>p_r=4,p_w=2</text:p>
          </table:table-cell>
          <table:table-cell table:formula="of:=COM.MICROSOFT.CONCAT(&quot;dx=&quot;;[.D97];&quot;,dt=&quot;;[.E97])" office:value-type="string" office:string-value="dx=1,dt=0.001" calcext:value-type="string">
            <text:p>dx=1,dt=0.001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79.3771095275879" calcext:value-type="float">
            <text:p>79.3771095275879</text:p>
          </table:table-cell>
          <table:table-cell table:formula="of:=COM.MICROSOFT.CONCAT(&quot;p_r=&quot;;[.B98];&quot;,p_w=&quot;;[.C98])" office:value-type="string" office:string-value="p_r=4,p_w=2" calcext:value-type="string">
            <text:p>p_r=4,p_w=2</text:p>
          </table:table-cell>
          <table:table-cell table:formula="of:=COM.MICROSOFT.CONCAT(&quot;dx=&quot;;[.D98];&quot;,dt=&quot;;[.E98])" office:value-type="string" office:string-value="dx=1,dt=0.001" calcext:value-type="string">
            <text:p>dx=1,dt=0.001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78.8871939182282" calcext:value-type="float">
            <text:p>78.8871939182282</text:p>
          </table:table-cell>
          <table:table-cell table:formula="of:=COM.MICROSOFT.CONCAT(&quot;p_r=&quot;;[.B99];&quot;,p_w=&quot;;[.C99])" office:value-type="string" office:string-value="p_r=4,p_w=2" calcext:value-type="string">
            <text:p>p_r=4,p_w=2</text:p>
          </table:table-cell>
          <table:table-cell table:formula="of:=COM.MICROSOFT.CONCAT(&quot;dx=&quot;;[.D99];&quot;,dt=&quot;;[.E99])" office:value-type="string" office:string-value="dx=1,dt=0.001" calcext:value-type="string">
            <text:p>dx=1,dt=0.001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78.8836934566498" calcext:value-type="float">
            <text:p>78.8836934566498</text:p>
          </table:table-cell>
          <table:table-cell table:formula="of:=COM.MICROSOFT.CONCAT(&quot;p_r=&quot;;[.B100];&quot;,p_w=&quot;;[.C100])" office:value-type="string" office:string-value="p_r=4,p_w=2" calcext:value-type="string">
            <text:p>p_r=4,p_w=2</text:p>
          </table:table-cell>
          <table:table-cell table:formula="of:=COM.MICROSOFT.CONCAT(&quot;dx=&quot;;[.D100];&quot;,dt=&quot;;[.E100])" office:value-type="string" office:string-value="dx=1,dt=0.001" calcext:value-type="string">
            <text:p>dx=1,dt=0.001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 office:value-type="float" office:value="78.8834702968597" calcext:value-type="float">
            <text:p>78.8834702968597</text:p>
          </table:table-cell>
          <table:table-cell table:formula="of:=COM.MICROSOFT.CONCAT(&quot;p_r=&quot;;[.B101];&quot;,p_w=&quot;;[.C101])" office:value-type="string" office:string-value="p_r=4,p_w=2" calcext:value-type="string">
            <text:p>p_r=4,p_w=2</text:p>
          </table:table-cell>
          <table:table-cell table:formula="of:=COM.MICROSOFT.CONCAT(&quot;dx=&quot;;[.D101];&quot;,dt=&quot;;[.E101])" office:value-type="string" office:string-value="dx=1,dt=0.002" calcext:value-type="string">
            <text:p>dx=1,dt=0.002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82.8772616386414" calcext:value-type="float">
            <text:p>82.8772616386414</text:p>
          </table:table-cell>
          <table:table-cell table:formula="of:=COM.MICROSOFT.CONCAT(&quot;p_r=&quot;;[.B102];&quot;,p_w=&quot;;[.C102])" office:value-type="string" office:string-value="p_r=4,p_w=2" calcext:value-type="string">
            <text:p>p_r=4,p_w=2</text:p>
          </table:table-cell>
          <table:table-cell table:formula="of:=COM.MICROSOFT.CONCAT(&quot;dx=&quot;;[.D102];&quot;,dt=&quot;;[.E102])" office:value-type="string" office:string-value="dx=1,dt=0.001" calcext:value-type="string">
            <text:p>dx=1,dt=0.001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 office:value-type="float" office:value="79.3931894302368" calcext:value-type="float">
            <text:p>79.3931894302368</text:p>
          </table:table-cell>
          <table:table-cell table:formula="of:=COM.MICROSOFT.CONCAT(&quot;p_r=&quot;;[.B103];&quot;,p_w=&quot;;[.C103])" office:value-type="string" office:string-value="p_r=4,p_w=2" calcext:value-type="string">
            <text:p>p_r=4,p_w=2</text:p>
          </table:table-cell>
          <table:table-cell table:formula="of:=COM.MICROSOFT.CONCAT(&quot;dx=&quot;;[.D103];&quot;,dt=&quot;;[.E103])" office:value-type="string" office:string-value="dx=1,dt=0.002" calcext:value-type="string">
            <text:p>dx=1,dt=0.002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 office:value-type="float" office:value="79.3942613601685" calcext:value-type="float">
            <text:p>79.3942613601685</text:p>
          </table:table-cell>
          <table:table-cell table:formula="of:=COM.MICROSOFT.CONCAT(&quot;p_r=&quot;;[.B104];&quot;,p_w=&quot;;[.C104])" office:value-type="string" office:string-value="p_r=4,p_w=2" calcext:value-type="string">
            <text:p>p_r=4,p_w=2</text:p>
          </table:table-cell>
          <table:table-cell table:formula="of:=COM.MICROSOFT.CONCAT(&quot;dx=&quot;;[.D104];&quot;,dt=&quot;;[.E104])" office:value-type="string" office:string-value="dx=1,dt=0.002" calcext:value-type="string">
            <text:p>dx=1,dt=0.002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 office:value-type="float" office:value="78.8537263870239" calcext:value-type="float">
            <text:p>78.8537263870239</text:p>
          </table:table-cell>
          <table:table-cell table:formula="of:=COM.MICROSOFT.CONCAT(&quot;p_r=&quot;;[.B105];&quot;,p_w=&quot;;[.C105])" office:value-type="string" office:string-value="p_r=4,p_w=2" calcext:value-type="string">
            <text:p>p_r=4,p_w=2</text:p>
          </table:table-cell>
          <table:table-cell table:formula="of:=COM.MICROSOFT.CONCAT(&quot;dx=&quot;;[.D105];&quot;,dt=&quot;;[.E105])" office:value-type="string" office:string-value="dx=1,dt=0.002" calcext:value-type="string">
            <text:p>dx=1,dt=0.002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 office:value-type="float" office:value="79.3910615444183" calcext:value-type="float">
            <text:p>79.3910615444183</text:p>
          </table:table-cell>
          <table:table-cell table:formula="of:=COM.MICROSOFT.CONCAT(&quot;p_r=&quot;;[.B106];&quot;,p_w=&quot;;[.C106])" office:value-type="string" office:string-value="p_r=4,p_w=2" calcext:value-type="string">
            <text:p>p_r=4,p_w=2</text:p>
          </table:table-cell>
          <table:table-cell table:formula="of:=COM.MICROSOFT.CONCAT(&quot;dx=&quot;;[.D106];&quot;,dt=&quot;;[.E106])" office:value-type="string" office:string-value="dx=1,dt=0.002" calcext:value-type="string">
            <text:p>dx=1,dt=0.002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 office:value-type="float" office:value="78.8431622982025" calcext:value-type="float">
            <text:p>78.8431622982025</text:p>
          </table:table-cell>
          <table:table-cell table:formula="of:=COM.MICROSOFT.CONCAT(&quot;p_r=&quot;;[.B107];&quot;,p_w=&quot;;[.C107])" office:value-type="string" office:string-value="p_r=4,p_w=2" calcext:value-type="string">
            <text:p>p_r=4,p_w=2</text:p>
          </table:table-cell>
          <table:table-cell table:formula="of:=COM.MICROSOFT.CONCAT(&quot;dx=&quot;;[.D107];&quot;,dt=&quot;;[.E107])" office:value-type="string" office:string-value="dx=1,dt=0.002" calcext:value-type="string">
            <text:p>dx=1,dt=0.002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 office:value-type="float" office:value="81.9101161956787" calcext:value-type="float">
            <text:p>81.9101161956787</text:p>
          </table:table-cell>
          <table:table-cell table:formula="of:=COM.MICROSOFT.CONCAT(&quot;p_r=&quot;;[.B108];&quot;,p_w=&quot;;[.C108])" office:value-type="string" office:string-value="p_r=4,p_w=2" calcext:value-type="string">
            <text:p>p_r=4,p_w=2</text:p>
          </table:table-cell>
          <table:table-cell table:formula="of:=COM.MICROSOFT.CONCAT(&quot;dx=&quot;;[.D108];&quot;,dt=&quot;;[.E108])" office:value-type="string" office:string-value="dx=1,dt=0.002" calcext:value-type="string">
            <text:p>dx=1,dt=0.002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 office:value-type="float" office:value="83.4258596897125" calcext:value-type="float">
            <text:p>83.4258596897125</text:p>
          </table:table-cell>
          <table:table-cell table:formula="of:=COM.MICROSOFT.CONCAT(&quot;p_r=&quot;;[.B109];&quot;,p_w=&quot;;[.C109])" office:value-type="string" office:string-value="p_r=4,p_w=2" calcext:value-type="string">
            <text:p>p_r=4,p_w=2</text:p>
          </table:table-cell>
          <table:table-cell table:formula="of:=COM.MICROSOFT.CONCAT(&quot;dx=&quot;;[.D109];&quot;,dt=&quot;;[.E109])" office:value-type="string" office:string-value="dx=1,dt=0.002" calcext:value-type="string">
            <text:p>dx=1,dt=0.002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4" calcext:value-type="float">
            <text:p>0.004</text:p>
          </table:table-cell>
          <table:table-cell office:value-type="float" office:value="78.8515999317169" calcext:value-type="float">
            <text:p>78.8515999317169</text:p>
          </table:table-cell>
          <table:table-cell table:formula="of:=COM.MICROSOFT.CONCAT(&quot;p_r=&quot;;[.B110];&quot;,p_w=&quot;;[.C110])" office:value-type="string" office:string-value="p_r=4,p_w=2" calcext:value-type="string">
            <text:p>p_r=4,p_w=2</text:p>
          </table:table-cell>
          <table:table-cell table:formula="of:=COM.MICROSOFT.CONCAT(&quot;dx=&quot;;[.D110];&quot;,dt=&quot;;[.E110])" office:value-type="string" office:string-value="dx=1,dt=0.004" calcext:value-type="string">
            <text:p>dx=1,dt=0.004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4" calcext:value-type="float">
            <text:p>0.004</text:p>
          </table:table-cell>
          <table:table-cell office:value-type="float" office:value="78.7348637580872" calcext:value-type="float">
            <text:p>78.7348637580872</text:p>
          </table:table-cell>
          <table:table-cell table:formula="of:=COM.MICROSOFT.CONCAT(&quot;p_r=&quot;;[.B111];&quot;,p_w=&quot;;[.C111])" office:value-type="string" office:string-value="p_r=4,p_w=2" calcext:value-type="string">
            <text:p>p_r=4,p_w=2</text:p>
          </table:table-cell>
          <table:table-cell table:formula="of:=COM.MICROSOFT.CONCAT(&quot;dx=&quot;;[.D111];&quot;,dt=&quot;;[.E111])" office:value-type="string" office:string-value="dx=1,dt=0.004" calcext:value-type="string">
            <text:p>dx=1,dt=0.004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 office:value-type="float" office:value="81.8138282299042" calcext:value-type="float">
            <text:p>81.8138282299042</text:p>
          </table:table-cell>
          <table:table-cell table:formula="of:=COM.MICROSOFT.CONCAT(&quot;p_r=&quot;;[.B112];&quot;,p_w=&quot;;[.C112])" office:value-type="string" office:string-value="p_r=4,p_w=2" calcext:value-type="string">
            <text:p>p_r=4,p_w=2</text:p>
          </table:table-cell>
          <table:table-cell table:formula="of:=COM.MICROSOFT.CONCAT(&quot;dx=&quot;;[.D112];&quot;,dt=&quot;;[.E112])" office:value-type="string" office:string-value="dx=1,dt=0.002" calcext:value-type="string">
            <text:p>dx=1,dt=0.002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4" calcext:value-type="float">
            <text:p>0.004</text:p>
          </table:table-cell>
          <table:table-cell office:value-type="float" office:value="78.7482161521912" calcext:value-type="float">
            <text:p>78.7482161521912</text:p>
          </table:table-cell>
          <table:table-cell table:formula="of:=COM.MICROSOFT.CONCAT(&quot;p_r=&quot;;[.B113];&quot;,p_w=&quot;;[.C113])" office:value-type="string" office:string-value="p_r=4,p_w=2" calcext:value-type="string">
            <text:p>p_r=4,p_w=2</text:p>
          </table:table-cell>
          <table:table-cell table:formula="of:=COM.MICROSOFT.CONCAT(&quot;dx=&quot;;[.D113];&quot;,dt=&quot;;[.E113])" office:value-type="string" office:string-value="dx=1,dt=0.004" calcext:value-type="string">
            <text:p>dx=1,dt=0.004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 office:value-type="float" office:value="82.8941226005554" calcext:value-type="float">
            <text:p>82.8941226005554</text:p>
          </table:table-cell>
          <table:table-cell table:formula="of:=COM.MICROSOFT.CONCAT(&quot;p_r=&quot;;[.B114];&quot;,p_w=&quot;;[.C114])" office:value-type="string" office:string-value="p_r=4,p_w=2" calcext:value-type="string">
            <text:p>p_r=4,p_w=2</text:p>
          </table:table-cell>
          <table:table-cell table:formula="of:=COM.MICROSOFT.CONCAT(&quot;dx=&quot;;[.D114];&quot;,dt=&quot;;[.E114])" office:value-type="string" office:string-value="dx=1,dt=0.002" calcext:value-type="string">
            <text:p>dx=1,dt=0.002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4" calcext:value-type="float">
            <text:p>0.004</text:p>
          </table:table-cell>
          <table:table-cell office:value-type="float" office:value="79.4441847801209" calcext:value-type="float">
            <text:p>79.4441847801209</text:p>
          </table:table-cell>
          <table:table-cell table:formula="of:=COM.MICROSOFT.CONCAT(&quot;p_r=&quot;;[.B115];&quot;,p_w=&quot;;[.C115])" office:value-type="string" office:string-value="p_r=4,p_w=2" calcext:value-type="string">
            <text:p>p_r=4,p_w=2</text:p>
          </table:table-cell>
          <table:table-cell table:formula="of:=COM.MICROSOFT.CONCAT(&quot;dx=&quot;;[.D115];&quot;,dt=&quot;;[.E115])" office:value-type="string" office:string-value="dx=1,dt=0.004" calcext:value-type="string">
            <text:p>dx=1,dt=0.004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4" calcext:value-type="float">
            <text:p>0.004</text:p>
          </table:table-cell>
          <table:table-cell office:value-type="float" office:value="78.8945899009705" calcext:value-type="float">
            <text:p>78.8945899009705</text:p>
          </table:table-cell>
          <table:table-cell table:formula="of:=COM.MICROSOFT.CONCAT(&quot;p_r=&quot;;[.B116];&quot;,p_w=&quot;;[.C116])" office:value-type="string" office:string-value="p_r=4,p_w=2" calcext:value-type="string">
            <text:p>p_r=4,p_w=2</text:p>
          </table:table-cell>
          <table:table-cell table:formula="of:=COM.MICROSOFT.CONCAT(&quot;dx=&quot;;[.D116];&quot;,dt=&quot;;[.E116])" office:value-type="string" office:string-value="dx=1,dt=0.004" calcext:value-type="string">
            <text:p>dx=1,dt=0.004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4" calcext:value-type="float">
            <text:p>0.004</text:p>
          </table:table-cell>
          <table:table-cell office:value-type="float" office:value="79.4128930568695" calcext:value-type="float">
            <text:p>79.4128930568695</text:p>
          </table:table-cell>
          <table:table-cell table:formula="of:=COM.MICROSOFT.CONCAT(&quot;p_r=&quot;;[.B117];&quot;,p_w=&quot;;[.C117])" office:value-type="string" office:string-value="p_r=4,p_w=2" calcext:value-type="string">
            <text:p>p_r=4,p_w=2</text:p>
          </table:table-cell>
          <table:table-cell table:formula="of:=COM.MICROSOFT.CONCAT(&quot;dx=&quot;;[.D117];&quot;,dt=&quot;;[.E117])" office:value-type="string" office:string-value="dx=1,dt=0.004" calcext:value-type="string">
            <text:p>dx=1,dt=0.004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4" calcext:value-type="float">
            <text:p>0.004</text:p>
          </table:table-cell>
          <table:table-cell office:value-type="float" office:value="79.4183819293976" calcext:value-type="float">
            <text:p>79.4183819293976</text:p>
          </table:table-cell>
          <table:table-cell table:formula="of:=COM.MICROSOFT.CONCAT(&quot;p_r=&quot;;[.B118];&quot;,p_w=&quot;;[.C118])" office:value-type="string" office:string-value="p_r=4,p_w=2" calcext:value-type="string">
            <text:p>p_r=4,p_w=2</text:p>
          </table:table-cell>
          <table:table-cell table:formula="of:=COM.MICROSOFT.CONCAT(&quot;dx=&quot;;[.D118];&quot;,dt=&quot;;[.E118])" office:value-type="string" office:string-value="dx=1,dt=0.004" calcext:value-type="string">
            <text:p>dx=1,dt=0.004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4" calcext:value-type="float">
            <text:p>0.004</text:p>
          </table:table-cell>
          <table:table-cell office:value-type="float" office:value="79.4284408092499" calcext:value-type="float">
            <text:p>79.4284408092499</text:p>
          </table:table-cell>
          <table:table-cell table:formula="of:=COM.MICROSOFT.CONCAT(&quot;p_r=&quot;;[.B119];&quot;,p_w=&quot;;[.C119])" office:value-type="string" office:string-value="p_r=4,p_w=2" calcext:value-type="string">
            <text:p>p_r=4,p_w=2</text:p>
          </table:table-cell>
          <table:table-cell table:formula="of:=COM.MICROSOFT.CONCAT(&quot;dx=&quot;;[.D119];&quot;,dt=&quot;;[.E119])" office:value-type="string" office:string-value="dx=1,dt=0.004" calcext:value-type="string">
            <text:p>dx=1,dt=0.004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4" calcext:value-type="float">
            <text:p>0.004</text:p>
          </table:table-cell>
          <table:table-cell office:value-type="float" office:value="78.7417538166046" calcext:value-type="float">
            <text:p>78.7417538166046</text:p>
          </table:table-cell>
          <table:table-cell table:formula="of:=COM.MICROSOFT.CONCAT(&quot;p_r=&quot;;[.B120];&quot;,p_w=&quot;;[.C120])" office:value-type="string" office:string-value="p_r=4,p_w=2" calcext:value-type="string">
            <text:p>p_r=4,p_w=2</text:p>
          </table:table-cell>
          <table:table-cell table:formula="of:=COM.MICROSOFT.CONCAT(&quot;dx=&quot;;[.D120];&quot;,dt=&quot;;[.E120])" office:value-type="string" office:string-value="dx=1,dt=0.004" calcext:value-type="string">
            <text:p>dx=1,dt=0.004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4" calcext:value-type="float">
            <text:p>0.004</text:p>
          </table:table-cell>
          <table:table-cell office:value-type="float" office:value="78.7875602245331" calcext:value-type="float">
            <text:p>78.7875602245331</text:p>
          </table:table-cell>
          <table:table-cell table:formula="of:=COM.MICROSOFT.CONCAT(&quot;p_r=&quot;;[.B121];&quot;,p_w=&quot;;[.C121])" office:value-type="string" office:string-value="p_r=4,p_w=2" calcext:value-type="string">
            <text:p>p_r=4,p_w=2</text:p>
          </table:table-cell>
          <table:table-cell table:formula="of:=COM.MICROSOFT.CONCAT(&quot;dx=&quot;;[.D121];&quot;,dt=&quot;;[.E121])" office:value-type="string" office:string-value="dx=1,dt=0.004" calcext:value-type="string">
            <text:p>dx=1,dt=0.004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235.995843410492" calcext:value-type="float">
            <text:p>235.995843410492</text:p>
          </table:table-cell>
          <table:table-cell table:formula="of:=COM.MICROSOFT.CONCAT(&quot;p_r=&quot;;[.B122];&quot;,p_w=&quot;;[.C122])" office:value-type="string" office:string-value="p_r=2,p_w=2" calcext:value-type="string">
            <text:p>p_r=2,p_w=2</text:p>
          </table:table-cell>
          <table:table-cell table:formula="of:=COM.MICROSOFT.CONCAT(&quot;dx=&quot;;[.D122];&quot;,dt=&quot;;[.E122])" office:value-type="string" office:string-value="dx=2,dt=0.001" calcext:value-type="string">
            <text:p>dx=2,dt=0.001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241.879608392715" calcext:value-type="float">
            <text:p>241.879608392715</text:p>
          </table:table-cell>
          <table:table-cell table:formula="of:=COM.MICROSOFT.CONCAT(&quot;p_r=&quot;;[.B123];&quot;,p_w=&quot;;[.C123])" office:value-type="string" office:string-value="p_r=2,p_w=2" calcext:value-type="string">
            <text:p>p_r=2,p_w=2</text:p>
          </table:table-cell>
          <table:table-cell table:formula="of:=COM.MICROSOFT.CONCAT(&quot;dx=&quot;;[.D123];&quot;,dt=&quot;;[.E123])" office:value-type="string" office:string-value="dx=2,dt=0.001" calcext:value-type="string">
            <text:p>dx=2,dt=0.001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242.038990020752" calcext:value-type="float">
            <text:p>242.038990020752</text:p>
          </table:table-cell>
          <table:table-cell table:formula="of:=COM.MICROSOFT.CONCAT(&quot;p_r=&quot;;[.B124];&quot;,p_w=&quot;;[.C124])" office:value-type="string" office:string-value="p_r=2,p_w=2" calcext:value-type="string">
            <text:p>p_r=2,p_w=2</text:p>
          </table:table-cell>
          <table:table-cell table:formula="of:=COM.MICROSOFT.CONCAT(&quot;dx=&quot;;[.D124];&quot;,dt=&quot;;[.E124])" office:value-type="string" office:string-value="dx=2,dt=0.001" calcext:value-type="string">
            <text:p>dx=2,dt=0.001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02" calcext:value-type="float">
            <text:p>0.002</text:p>
          </table:table-cell>
          <table:table-cell office:value-type="float" office:value="236.172699451447" calcext:value-type="float">
            <text:p>236.172699451447</text:p>
          </table:table-cell>
          <table:table-cell table:formula="of:=COM.MICROSOFT.CONCAT(&quot;p_r=&quot;;[.B125];&quot;,p_w=&quot;;[.C125])" office:value-type="string" office:string-value="p_r=2,p_w=2" calcext:value-type="string">
            <text:p>p_r=2,p_w=2</text:p>
          </table:table-cell>
          <table:table-cell table:formula="of:=COM.MICROSOFT.CONCAT(&quot;dx=&quot;;[.D125];&quot;,dt=&quot;;[.E125])" office:value-type="string" office:string-value="dx=2,dt=0.002" calcext:value-type="string">
            <text:p>dx=2,dt=0.002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242.05850148201" calcext:value-type="float">
            <text:p>242.05850148201</text:p>
          </table:table-cell>
          <table:table-cell table:formula="of:=COM.MICROSOFT.CONCAT(&quot;p_r=&quot;;[.B126];&quot;,p_w=&quot;;[.C126])" office:value-type="string" office:string-value="p_r=2,p_w=2" calcext:value-type="string">
            <text:p>p_r=2,p_w=2</text:p>
          </table:table-cell>
          <table:table-cell table:formula="of:=COM.MICROSOFT.CONCAT(&quot;dx=&quot;;[.D126];&quot;,dt=&quot;;[.E126])" office:value-type="string" office:string-value="dx=2,dt=0.001" calcext:value-type="string">
            <text:p>dx=2,dt=0.001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243.944263696671" calcext:value-type="float">
            <text:p>243.944263696671</text:p>
          </table:table-cell>
          <table:table-cell table:formula="of:=COM.MICROSOFT.CONCAT(&quot;p_r=&quot;;[.B127];&quot;,p_w=&quot;;[.C127])" office:value-type="string" office:string-value="p_r=2,p_w=2" calcext:value-type="string">
            <text:p>p_r=2,p_w=2</text:p>
          </table:table-cell>
          <table:table-cell table:formula="of:=COM.MICROSOFT.CONCAT(&quot;dx=&quot;;[.D127];&quot;,dt=&quot;;[.E127])" office:value-type="string" office:string-value="dx=2,dt=0.001" calcext:value-type="string">
            <text:p>dx=2,dt=0.001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02" calcext:value-type="float">
            <text:p>0.002</text:p>
          </table:table-cell>
          <table:table-cell office:value-type="float" office:value="236.144666433334" calcext:value-type="float">
            <text:p>236.144666433334</text:p>
          </table:table-cell>
          <table:table-cell table:formula="of:=COM.MICROSOFT.CONCAT(&quot;p_r=&quot;;[.B128];&quot;,p_w=&quot;;[.C128])" office:value-type="string" office:string-value="p_r=2,p_w=2" calcext:value-type="string">
            <text:p>p_r=2,p_w=2</text:p>
          </table:table-cell>
          <table:table-cell table:formula="of:=COM.MICROSOFT.CONCAT(&quot;dx=&quot;;[.D128];&quot;,dt=&quot;;[.E128])" office:value-type="string" office:string-value="dx=2,dt=0.002" calcext:value-type="string">
            <text:p>dx=2,dt=0.002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244.05441904068" calcext:value-type="float">
            <text:p>244.05441904068</text:p>
          </table:table-cell>
          <table:table-cell table:formula="of:=COM.MICROSOFT.CONCAT(&quot;p_r=&quot;;[.B129];&quot;,p_w=&quot;;[.C129])" office:value-type="string" office:string-value="p_r=2,p_w=2" calcext:value-type="string">
            <text:p>p_r=2,p_w=2</text:p>
          </table:table-cell>
          <table:table-cell table:formula="of:=COM.MICROSOFT.CONCAT(&quot;dx=&quot;;[.D129];&quot;,dt=&quot;;[.E129])" office:value-type="string" office:string-value="dx=2,dt=0.001" calcext:value-type="string">
            <text:p>dx=2,dt=0.001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249.991933345795" calcext:value-type="float">
            <text:p>249.991933345795</text:p>
          </table:table-cell>
          <table:table-cell table:formula="of:=COM.MICROSOFT.CONCAT(&quot;p_r=&quot;;[.B130];&quot;,p_w=&quot;;[.C130])" office:value-type="string" office:string-value="p_r=2,p_w=2" calcext:value-type="string">
            <text:p>p_r=2,p_w=2</text:p>
          </table:table-cell>
          <table:table-cell table:formula="of:=COM.MICROSOFT.CONCAT(&quot;dx=&quot;;[.D130];&quot;,dt=&quot;;[.E130])" office:value-type="string" office:string-value="dx=2,dt=0.001" calcext:value-type="string">
            <text:p>dx=2,dt=0.001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244.061046600342" calcext:value-type="float">
            <text:p>244.061046600342</text:p>
          </table:table-cell>
          <table:table-cell table:formula="of:=COM.MICROSOFT.CONCAT(&quot;p_r=&quot;;[.B131];&quot;,p_w=&quot;;[.C131])" office:value-type="string" office:string-value="p_r=2,p_w=2" calcext:value-type="string">
            <text:p>p_r=2,p_w=2</text:p>
          </table:table-cell>
          <table:table-cell table:formula="of:=COM.MICROSOFT.CONCAT(&quot;dx=&quot;;[.D131];&quot;,dt=&quot;;[.E131])" office:value-type="string" office:string-value="dx=2,dt=0.001" calcext:value-type="string">
            <text:p>dx=2,dt=0.001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244.03980588913" calcext:value-type="float">
            <text:p>244.03980588913</text:p>
          </table:table-cell>
          <table:table-cell table:formula="of:=COM.MICROSOFT.CONCAT(&quot;p_r=&quot;;[.B132];&quot;,p_w=&quot;;[.C132])" office:value-type="string" office:string-value="p_r=2,p_w=2" calcext:value-type="string">
            <text:p>p_r=2,p_w=2</text:p>
          </table:table-cell>
          <table:table-cell table:formula="of:=COM.MICROSOFT.CONCAT(&quot;dx=&quot;;[.D132];&quot;,dt=&quot;;[.E132])" office:value-type="string" office:string-value="dx=2,dt=0.001" calcext:value-type="string">
            <text:p>dx=2,dt=0.001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02" calcext:value-type="float">
            <text:p>0.002</text:p>
          </table:table-cell>
          <table:table-cell office:value-type="float" office:value="242.066881656647" calcext:value-type="float">
            <text:p>242.066881656647</text:p>
          </table:table-cell>
          <table:table-cell table:formula="of:=COM.MICROSOFT.CONCAT(&quot;p_r=&quot;;[.B133];&quot;,p_w=&quot;;[.C133])" office:value-type="string" office:string-value="p_r=2,p_w=2" calcext:value-type="string">
            <text:p>p_r=2,p_w=2</text:p>
          </table:table-cell>
          <table:table-cell table:formula="of:=COM.MICROSOFT.CONCAT(&quot;dx=&quot;;[.D133];&quot;,dt=&quot;;[.E133])" office:value-type="string" office:string-value="dx=2,dt=0.002" calcext:value-type="string">
            <text:p>dx=2,dt=0.002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02" calcext:value-type="float">
            <text:p>0.002</text:p>
          </table:table-cell>
          <table:table-cell office:value-type="float" office:value="242.080637931824" calcext:value-type="float">
            <text:p>242.080637931824</text:p>
          </table:table-cell>
          <table:table-cell table:formula="of:=COM.MICROSOFT.CONCAT(&quot;p_r=&quot;;[.B134];&quot;,p_w=&quot;;[.C134])" office:value-type="string" office:string-value="p_r=2,p_w=2" calcext:value-type="string">
            <text:p>p_r=2,p_w=2</text:p>
          </table:table-cell>
          <table:table-cell table:formula="of:=COM.MICROSOFT.CONCAT(&quot;dx=&quot;;[.D134];&quot;,dt=&quot;;[.E134])" office:value-type="string" office:string-value="dx=2,dt=0.002" calcext:value-type="string">
            <text:p>dx=2,dt=0.002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02" calcext:value-type="float">
            <text:p>0.002</text:p>
          </table:table-cell>
          <table:table-cell office:value-type="float" office:value="242.216681003571" calcext:value-type="float">
            <text:p>242.216681003571</text:p>
          </table:table-cell>
          <table:table-cell table:formula="of:=COM.MICROSOFT.CONCAT(&quot;p_r=&quot;;[.B135];&quot;,p_w=&quot;;[.C135])" office:value-type="string" office:string-value="p_r=2,p_w=2" calcext:value-type="string">
            <text:p>p_r=2,p_w=2</text:p>
          </table:table-cell>
          <table:table-cell table:formula="of:=COM.MICROSOFT.CONCAT(&quot;dx=&quot;;[.D135];&quot;,dt=&quot;;[.E135])" office:value-type="string" office:string-value="dx=2,dt=0.002" calcext:value-type="string">
            <text:p>dx=2,dt=0.002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250.063868999481" calcext:value-type="float">
            <text:p>250.063868999481</text:p>
          </table:table-cell>
          <table:table-cell table:formula="of:=COM.MICROSOFT.CONCAT(&quot;p_r=&quot;;[.B136];&quot;,p_w=&quot;;[.C136])" office:value-type="string" office:string-value="p_r=2,p_w=2" calcext:value-type="string">
            <text:p>p_r=2,p_w=2</text:p>
          </table:table-cell>
          <table:table-cell table:formula="of:=COM.MICROSOFT.CONCAT(&quot;dx=&quot;;[.D136];&quot;,dt=&quot;;[.E136])" office:value-type="string" office:string-value="dx=2,dt=0.001" calcext:value-type="string">
            <text:p>dx=2,dt=0.001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02" calcext:value-type="float">
            <text:p>0.002</text:p>
          </table:table-cell>
          <table:table-cell office:value-type="float" office:value="244.101368427277" calcext:value-type="float">
            <text:p>244.101368427277</text:p>
          </table:table-cell>
          <table:table-cell table:formula="of:=COM.MICROSOFT.CONCAT(&quot;p_r=&quot;;[.B137];&quot;,p_w=&quot;;[.C137])" office:value-type="string" office:string-value="p_r=2,p_w=2" calcext:value-type="string">
            <text:p>p_r=2,p_w=2</text:p>
          </table:table-cell>
          <table:table-cell table:formula="of:=COM.MICROSOFT.CONCAT(&quot;dx=&quot;;[.D137];&quot;,dt=&quot;;[.E137])" office:value-type="string" office:string-value="dx=2,dt=0.002" calcext:value-type="string">
            <text:p>dx=2,dt=0.002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02" calcext:value-type="float">
            <text:p>0.002</text:p>
          </table:table-cell>
          <table:table-cell office:value-type="float" office:value="244.250672340393" calcext:value-type="float">
            <text:p>244.250672340393</text:p>
          </table:table-cell>
          <table:table-cell table:formula="of:=COM.MICROSOFT.CONCAT(&quot;p_r=&quot;;[.B138];&quot;,p_w=&quot;;[.C138])" office:value-type="string" office:string-value="p_r=2,p_w=2" calcext:value-type="string">
            <text:p>p_r=2,p_w=2</text:p>
          </table:table-cell>
          <table:table-cell table:formula="of:=COM.MICROSOFT.CONCAT(&quot;dx=&quot;;[.D138];&quot;,dt=&quot;;[.E138])" office:value-type="string" office:string-value="dx=2,dt=0.002" calcext:value-type="string">
            <text:p>dx=2,dt=0.002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02" calcext:value-type="float">
            <text:p>0.002</text:p>
          </table:table-cell>
          <table:table-cell office:value-type="float" office:value="248.247544765472" calcext:value-type="float">
            <text:p>248.247544765472</text:p>
          </table:table-cell>
          <table:table-cell table:formula="of:=COM.MICROSOFT.CONCAT(&quot;p_r=&quot;;[.B139];&quot;,p_w=&quot;;[.C139])" office:value-type="string" office:string-value="p_r=2,p_w=2" calcext:value-type="string">
            <text:p>p_r=2,p_w=2</text:p>
          </table:table-cell>
          <table:table-cell table:formula="of:=COM.MICROSOFT.CONCAT(&quot;dx=&quot;;[.D139];&quot;,dt=&quot;;[.E139])" office:value-type="string" office:string-value="dx=2,dt=0.002" calcext:value-type="string">
            <text:p>dx=2,dt=0.002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02" calcext:value-type="float">
            <text:p>0.002</text:p>
          </table:table-cell>
          <table:table-cell office:value-type="float" office:value="244.776661396027" calcext:value-type="float">
            <text:p>244.776661396027</text:p>
          </table:table-cell>
          <table:table-cell table:formula="of:=COM.MICROSOFT.CONCAT(&quot;p_r=&quot;;[.B140];&quot;,p_w=&quot;;[.C140])" office:value-type="string" office:string-value="p_r=2,p_w=2" calcext:value-type="string">
            <text:p>p_r=2,p_w=2</text:p>
          </table:table-cell>
          <table:table-cell table:formula="of:=COM.MICROSOFT.CONCAT(&quot;dx=&quot;;[.D140];&quot;,dt=&quot;;[.E140])" office:value-type="string" office:string-value="dx=2,dt=0.002" calcext:value-type="string">
            <text:p>dx=2,dt=0.002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02" calcext:value-type="float">
            <text:p>0.002</text:p>
          </table:table-cell>
          <table:table-cell office:value-type="float" office:value="244.788072824478" calcext:value-type="float">
            <text:p>244.788072824478</text:p>
          </table:table-cell>
          <table:table-cell table:formula="of:=COM.MICROSOFT.CONCAT(&quot;p_r=&quot;;[.B141];&quot;,p_w=&quot;;[.C141])" office:value-type="string" office:string-value="p_r=2,p_w=2" calcext:value-type="string">
            <text:p>p_r=2,p_w=2</text:p>
          </table:table-cell>
          <table:table-cell table:formula="of:=COM.MICROSOFT.CONCAT(&quot;dx=&quot;;[.D141];&quot;,dt=&quot;;[.E141])" office:value-type="string" office:string-value="dx=2,dt=0.002" calcext:value-type="string">
            <text:p>dx=2,dt=0.002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78.887321472168" calcext:value-type="float">
            <text:p>78.887321472168</text:p>
          </table:table-cell>
          <table:table-cell table:formula="of:=COM.MICROSOFT.CONCAT(&quot;p_r=&quot;;[.B142];&quot;,p_w=&quot;;[.C142])" office:value-type="string" office:string-value="p_r=4,p_w=8" calcext:value-type="string">
            <text:p>p_r=4,p_w=8</text:p>
          </table:table-cell>
          <table:table-cell table:formula="of:=COM.MICROSOFT.CONCAT(&quot;dx=&quot;;[.D142];&quot;,dt=&quot;;[.E142])" office:value-type="string" office:string-value="dx=1,dt=0.001" calcext:value-type="string">
            <text:p>dx=1,dt=0.001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81.8248267173767" calcext:value-type="float">
            <text:p>81.8248267173767</text:p>
          </table:table-cell>
          <table:table-cell table:formula="of:=COM.MICROSOFT.CONCAT(&quot;p_r=&quot;;[.B143];&quot;,p_w=&quot;;[.C143])" office:value-type="string" office:string-value="p_r=4,p_w=8" calcext:value-type="string">
            <text:p>p_r=4,p_w=8</text:p>
          </table:table-cell>
          <table:table-cell table:formula="of:=COM.MICROSOFT.CONCAT(&quot;dx=&quot;;[.D143];&quot;,dt=&quot;;[.E143])" office:value-type="string" office:string-value="dx=1,dt=0.001" calcext:value-type="string">
            <text:p>dx=1,dt=0.001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78.8860366344452" calcext:value-type="float">
            <text:p>78.8860366344452</text:p>
          </table:table-cell>
          <table:table-cell table:formula="of:=COM.MICROSOFT.CONCAT(&quot;p_r=&quot;;[.B144];&quot;,p_w=&quot;;[.C144])" office:value-type="string" office:string-value="p_r=4,p_w=8" calcext:value-type="string">
            <text:p>p_r=4,p_w=8</text:p>
          </table:table-cell>
          <table:table-cell table:formula="of:=COM.MICROSOFT.CONCAT(&quot;dx=&quot;;[.D144];&quot;,dt=&quot;;[.E144])" office:value-type="string" office:string-value="dx=1,dt=0.001" calcext:value-type="string">
            <text:p>dx=1,dt=0.001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81.826868057251" calcext:value-type="float">
            <text:p>81.826868057251</text:p>
          </table:table-cell>
          <table:table-cell table:formula="of:=COM.MICROSOFT.CONCAT(&quot;p_r=&quot;;[.B145];&quot;,p_w=&quot;;[.C145])" office:value-type="string" office:string-value="p_r=4,p_w=8" calcext:value-type="string">
            <text:p>p_r=4,p_w=8</text:p>
          </table:table-cell>
          <table:table-cell table:formula="of:=COM.MICROSOFT.CONCAT(&quot;dx=&quot;;[.D145];&quot;,dt=&quot;;[.E145])" office:value-type="string" office:string-value="dx=1,dt=0.001" calcext:value-type="string">
            <text:p>dx=1,dt=0.001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78.8466463088989" calcext:value-type="float">
            <text:p>78.8466463088989</text:p>
          </table:table-cell>
          <table:table-cell table:formula="of:=COM.MICROSOFT.CONCAT(&quot;p_r=&quot;;[.B146];&quot;,p_w=&quot;;[.C146])" office:value-type="string" office:string-value="p_r=4,p_w=8" calcext:value-type="string">
            <text:p>p_r=4,p_w=8</text:p>
          </table:table-cell>
          <table:table-cell table:formula="of:=COM.MICROSOFT.CONCAT(&quot;dx=&quot;;[.D146];&quot;,dt=&quot;;[.E146])" office:value-type="string" office:string-value="dx=1,dt=0.001" calcext:value-type="string">
            <text:p>dx=1,dt=0.001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78.773500919342" calcext:value-type="float">
            <text:p>78.773500919342</text:p>
          </table:table-cell>
          <table:table-cell table:formula="of:=COM.MICROSOFT.CONCAT(&quot;p_r=&quot;;[.B147];&quot;,p_w=&quot;;[.C147])" office:value-type="string" office:string-value="p_r=4,p_w=8" calcext:value-type="string">
            <text:p>p_r=4,p_w=8</text:p>
          </table:table-cell>
          <table:table-cell table:formula="of:=COM.MICROSOFT.CONCAT(&quot;dx=&quot;;[.D147];&quot;,dt=&quot;;[.E147])" office:value-type="string" office:string-value="dx=1,dt=0.001" calcext:value-type="string">
            <text:p>dx=1,dt=0.001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78.8081347942352" calcext:value-type="float">
            <text:p>78.8081347942352</text:p>
          </table:table-cell>
          <table:table-cell table:formula="of:=COM.MICROSOFT.CONCAT(&quot;p_r=&quot;;[.B148];&quot;,p_w=&quot;;[.C148])" office:value-type="string" office:string-value="p_r=4,p_w=8" calcext:value-type="string">
            <text:p>p_r=4,p_w=8</text:p>
          </table:table-cell>
          <table:table-cell table:formula="of:=COM.MICROSOFT.CONCAT(&quot;dx=&quot;;[.D148];&quot;,dt=&quot;;[.E148])" office:value-type="string" office:string-value="dx=1,dt=0.001" calcext:value-type="string">
            <text:p>dx=1,dt=0.001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78.7850437164307" calcext:value-type="float">
            <text:p>78.7850437164307</text:p>
          </table:table-cell>
          <table:table-cell table:formula="of:=COM.MICROSOFT.CONCAT(&quot;p_r=&quot;;[.B149];&quot;,p_w=&quot;;[.C149])" office:value-type="string" office:string-value="p_r=4,p_w=8" calcext:value-type="string">
            <text:p>p_r=4,p_w=8</text:p>
          </table:table-cell>
          <table:table-cell table:formula="of:=COM.MICROSOFT.CONCAT(&quot;dx=&quot;;[.D149];&quot;,dt=&quot;;[.E149])" office:value-type="string" office:string-value="dx=1,dt=0.001" calcext:value-type="string">
            <text:p>dx=1,dt=0.001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79.0082144737244" calcext:value-type="float">
            <text:p>79.0082144737244</text:p>
          </table:table-cell>
          <table:table-cell table:formula="of:=COM.MICROSOFT.CONCAT(&quot;p_r=&quot;;[.B150];&quot;,p_w=&quot;;[.C150])" office:value-type="string" office:string-value="p_r=4,p_w=8" calcext:value-type="string">
            <text:p>p_r=4,p_w=8</text:p>
          </table:table-cell>
          <table:table-cell table:formula="of:=COM.MICROSOFT.CONCAT(&quot;dx=&quot;;[.D150];&quot;,dt=&quot;;[.E150])" office:value-type="string" office:string-value="dx=1,dt=0.001" calcext:value-type="string">
            <text:p>dx=1,dt=0.001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 office:value-type="float" office:value="79.1741406917572" calcext:value-type="float">
            <text:p>79.1741406917572</text:p>
          </table:table-cell>
          <table:table-cell table:formula="of:=COM.MICROSOFT.CONCAT(&quot;p_r=&quot;;[.B151];&quot;,p_w=&quot;;[.C151])" office:value-type="string" office:string-value="p_r=4,p_w=8" calcext:value-type="string">
            <text:p>p_r=4,p_w=8</text:p>
          </table:table-cell>
          <table:table-cell table:formula="of:=COM.MICROSOFT.CONCAT(&quot;dx=&quot;;[.D151];&quot;,dt=&quot;;[.E151])" office:value-type="string" office:string-value="dx=1,dt=0.002" calcext:value-type="string">
            <text:p>dx=1,dt=0.002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82.9404864311218" calcext:value-type="float">
            <text:p>82.9404864311218</text:p>
          </table:table-cell>
          <table:table-cell table:formula="of:=COM.MICROSOFT.CONCAT(&quot;p_r=&quot;;[.B152];&quot;,p_w=&quot;;[.C152])" office:value-type="string" office:string-value="p_r=4,p_w=8" calcext:value-type="string">
            <text:p>p_r=4,p_w=8</text:p>
          </table:table-cell>
          <table:table-cell table:formula="of:=COM.MICROSOFT.CONCAT(&quot;dx=&quot;;[.D152];&quot;,dt=&quot;;[.E152])" office:value-type="string" office:string-value="dx=1,dt=0.001" calcext:value-type="string">
            <text:p>dx=1,dt=0.001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 office:value-type="float" office:value="78.9833805561066" calcext:value-type="float">
            <text:p>78.9833805561066</text:p>
          </table:table-cell>
          <table:table-cell table:formula="of:=COM.MICROSOFT.CONCAT(&quot;p_r=&quot;;[.B153];&quot;,p_w=&quot;;[.C153])" office:value-type="string" office:string-value="p_r=4,p_w=8" calcext:value-type="string">
            <text:p>p_r=4,p_w=8</text:p>
          </table:table-cell>
          <table:table-cell table:formula="of:=COM.MICROSOFT.CONCAT(&quot;dx=&quot;;[.D153];&quot;,dt=&quot;;[.E153])" office:value-type="string" office:string-value="dx=1,dt=0.002" calcext:value-type="string">
            <text:p>dx=1,dt=0.002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 office:value-type="float" office:value="82.0039856433868" calcext:value-type="float">
            <text:p>82.0039856433868</text:p>
          </table:table-cell>
          <table:table-cell table:formula="of:=COM.MICROSOFT.CONCAT(&quot;p_r=&quot;;[.B154];&quot;,p_w=&quot;;[.C154])" office:value-type="string" office:string-value="p_r=4,p_w=8" calcext:value-type="string">
            <text:p>p_r=4,p_w=8</text:p>
          </table:table-cell>
          <table:table-cell table:formula="of:=COM.MICROSOFT.CONCAT(&quot;dx=&quot;;[.D154];&quot;,dt=&quot;;[.E154])" office:value-type="string" office:string-value="dx=1,dt=0.002" calcext:value-type="string">
            <text:p>dx=1,dt=0.002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 office:value-type="float" office:value="79.5178694725037" calcext:value-type="float">
            <text:p>79.5178694725037</text:p>
          </table:table-cell>
          <table:table-cell table:formula="of:=COM.MICROSOFT.CONCAT(&quot;p_r=&quot;;[.B155];&quot;,p_w=&quot;;[.C155])" office:value-type="string" office:string-value="p_r=4,p_w=8" calcext:value-type="string">
            <text:p>p_r=4,p_w=8</text:p>
          </table:table-cell>
          <table:table-cell table:formula="of:=COM.MICROSOFT.CONCAT(&quot;dx=&quot;;[.D155];&quot;,dt=&quot;;[.E155])" office:value-type="string" office:string-value="dx=1,dt=0.002" calcext:value-type="string">
            <text:p>dx=1,dt=0.002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 office:value-type="float" office:value="82.5351948738098" calcext:value-type="float">
            <text:p>82.5351948738098</text:p>
          </table:table-cell>
          <table:table-cell table:formula="of:=COM.MICROSOFT.CONCAT(&quot;p_r=&quot;;[.B156];&quot;,p_w=&quot;;[.C156])" office:value-type="string" office:string-value="p_r=4,p_w=8" calcext:value-type="string">
            <text:p>p_r=4,p_w=8</text:p>
          </table:table-cell>
          <table:table-cell table:formula="of:=COM.MICROSOFT.CONCAT(&quot;dx=&quot;;[.D156];&quot;,dt=&quot;;[.E156])" office:value-type="string" office:string-value="dx=1,dt=0.002" calcext:value-type="string">
            <text:p>dx=1,dt=0.002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155.893395185471" calcext:value-type="float">
            <text:p>155.893395185471</text:p>
          </table:table-cell>
          <table:table-cell table:formula="of:=COM.MICROSOFT.CONCAT(&quot;p_r=&quot;;[.B157];&quot;,p_w=&quot;;[.C157])" office:value-type="string" office:string-value="p_r=4,p_w=2" calcext:value-type="string">
            <text:p>p_r=4,p_w=2</text:p>
          </table:table-cell>
          <table:table-cell table:formula="of:=COM.MICROSOFT.CONCAT(&quot;dx=&quot;;[.D157];&quot;,dt=&quot;;[.E157])" office:value-type="string" office:string-value="dx=2,dt=0.001" calcext:value-type="string">
            <text:p>dx=2,dt=0.001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 office:value-type="float" office:value="79.5132975578308" calcext:value-type="float">
            <text:p>79.5132975578308</text:p>
          </table:table-cell>
          <table:table-cell table:formula="of:=COM.MICROSOFT.CONCAT(&quot;p_r=&quot;;[.B158];&quot;,p_w=&quot;;[.C158])" office:value-type="string" office:string-value="p_r=4,p_w=8" calcext:value-type="string">
            <text:p>p_r=4,p_w=8</text:p>
          </table:table-cell>
          <table:table-cell table:formula="of:=COM.MICROSOFT.CONCAT(&quot;dx=&quot;;[.D158];&quot;,dt=&quot;;[.E158])" office:value-type="string" office:string-value="dx=1,dt=0.002" calcext:value-type="string">
            <text:p>dx=1,dt=0.002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156.418609380722" calcext:value-type="float">
            <text:p>156.418609380722</text:p>
          </table:table-cell>
          <table:table-cell table:formula="of:=COM.MICROSOFT.CONCAT(&quot;p_r=&quot;;[.B159];&quot;,p_w=&quot;;[.C159])" office:value-type="string" office:string-value="p_r=4,p_w=2" calcext:value-type="string">
            <text:p>p_r=4,p_w=2</text:p>
          </table:table-cell>
          <table:table-cell table:formula="of:=COM.MICROSOFT.CONCAT(&quot;dx=&quot;;[.D159];&quot;,dt=&quot;;[.E159])" office:value-type="string" office:string-value="dx=2,dt=0.001" calcext:value-type="string">
            <text:p>dx=2,dt=0.001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156.442130088806" calcext:value-type="float">
            <text:p>156.442130088806</text:p>
          </table:table-cell>
          <table:table-cell table:formula="of:=COM.MICROSOFT.CONCAT(&quot;p_r=&quot;;[.B160];&quot;,p_w=&quot;;[.C160])" office:value-type="string" office:string-value="p_r=4,p_w=2" calcext:value-type="string">
            <text:p>p_r=4,p_w=2</text:p>
          </table:table-cell>
          <table:table-cell table:formula="of:=COM.MICROSOFT.CONCAT(&quot;dx=&quot;;[.D160];&quot;,dt=&quot;;[.E160])" office:value-type="string" office:string-value="dx=2,dt=0.001" calcext:value-type="string">
            <text:p>dx=2,dt=0.001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 office:value-type="float" office:value="78.9290063381195" calcext:value-type="float">
            <text:p>78.9290063381195</text:p>
          </table:table-cell>
          <table:table-cell table:formula="of:=COM.MICROSOFT.CONCAT(&quot;p_r=&quot;;[.B161];&quot;,p_w=&quot;;[.C161])" office:value-type="string" office:string-value="p_r=4,p_w=8" calcext:value-type="string">
            <text:p>p_r=4,p_w=8</text:p>
          </table:table-cell>
          <table:table-cell table:formula="of:=COM.MICROSOFT.CONCAT(&quot;dx=&quot;;[.D161];&quot;,dt=&quot;;[.E161])" office:value-type="string" office:string-value="dx=1,dt=0.002" calcext:value-type="string">
            <text:p>dx=1,dt=0.002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 office:value-type="float" office:value="83.5252151489258" calcext:value-type="float">
            <text:p>83.5252151489258</text:p>
          </table:table-cell>
          <table:table-cell table:formula="of:=COM.MICROSOFT.CONCAT(&quot;p_r=&quot;;[.B162];&quot;,p_w=&quot;;[.C162])" office:value-type="string" office:string-value="p_r=4,p_w=8" calcext:value-type="string">
            <text:p>p_r=4,p_w=8</text:p>
          </table:table-cell>
          <table:table-cell table:formula="of:=COM.MICROSOFT.CONCAT(&quot;dx=&quot;;[.D162];&quot;,dt=&quot;;[.E162])" office:value-type="string" office:string-value="dx=1,dt=0.002" calcext:value-type="string">
            <text:p>dx=1,dt=0.002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156.42783498764" calcext:value-type="float">
            <text:p>156.42783498764</text:p>
          </table:table-cell>
          <table:table-cell table:formula="of:=COM.MICROSOFT.CONCAT(&quot;p_r=&quot;;[.B163];&quot;,p_w=&quot;;[.C163])" office:value-type="string" office:string-value="p_r=4,p_w=2" calcext:value-type="string">
            <text:p>p_r=4,p_w=2</text:p>
          </table:table-cell>
          <table:table-cell table:formula="of:=COM.MICROSOFT.CONCAT(&quot;dx=&quot;;[.D163];&quot;,dt=&quot;;[.E163])" office:value-type="string" office:string-value="dx=2,dt=0.001" calcext:value-type="string">
            <text:p>dx=2,dt=0.001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 office:value-type="float" office:value="82.513382434845" calcext:value-type="float">
            <text:p>82.513382434845</text:p>
          </table:table-cell>
          <table:table-cell table:formula="of:=COM.MICROSOFT.CONCAT(&quot;p_r=&quot;;[.B164];&quot;,p_w=&quot;;[.C164])" office:value-type="string" office:string-value="p_r=4,p_w=8" calcext:value-type="string">
            <text:p>p_r=4,p_w=8</text:p>
          </table:table-cell>
          <table:table-cell table:formula="of:=COM.MICROSOFT.CONCAT(&quot;dx=&quot;;[.D164];&quot;,dt=&quot;;[.E164])" office:value-type="string" office:string-value="dx=1,dt=0.002" calcext:value-type="string">
            <text:p>dx=1,dt=0.002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156.418104887009" calcext:value-type="float">
            <text:p>156.418104887009</text:p>
          </table:table-cell>
          <table:table-cell table:formula="of:=COM.MICROSOFT.CONCAT(&quot;p_r=&quot;;[.B165];&quot;,p_w=&quot;;[.C165])" office:value-type="string" office:string-value="p_r=4,p_w=2" calcext:value-type="string">
            <text:p>p_r=4,p_w=2</text:p>
          </table:table-cell>
          <table:table-cell table:formula="of:=COM.MICROSOFT.CONCAT(&quot;dx=&quot;;[.D165];&quot;,dt=&quot;;[.E165])" office:value-type="string" office:string-value="dx=2,dt=0.001" calcext:value-type="string">
            <text:p>dx=2,dt=0.001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155.825070619583" calcext:value-type="float">
            <text:p>155.825070619583</text:p>
          </table:table-cell>
          <table:table-cell table:formula="of:=COM.MICROSOFT.CONCAT(&quot;p_r=&quot;;[.B166];&quot;,p_w=&quot;;[.C166])" office:value-type="string" office:string-value="p_r=4,p_w=2" calcext:value-type="string">
            <text:p>p_r=4,p_w=2</text:p>
          </table:table-cell>
          <table:table-cell table:formula="of:=COM.MICROSOFT.CONCAT(&quot;dx=&quot;;[.D166];&quot;,dt=&quot;;[.E166])" office:value-type="string" office:string-value="dx=2,dt=0.001" calcext:value-type="string">
            <text:p>dx=2,dt=0.001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 office:value-type="float" office:value="82.5100684165955" calcext:value-type="float">
            <text:p>82.5100684165955</text:p>
          </table:table-cell>
          <table:table-cell table:formula="of:=COM.MICROSOFT.CONCAT(&quot;p_r=&quot;;[.B167];&quot;,p_w=&quot;;[.C167])" office:value-type="string" office:string-value="p_r=4,p_w=8" calcext:value-type="string">
            <text:p>p_r=4,p_w=8</text:p>
          </table:table-cell>
          <table:table-cell table:formula="of:=COM.MICROSOFT.CONCAT(&quot;dx=&quot;;[.D167];&quot;,dt=&quot;;[.E167])" office:value-type="string" office:string-value="dx=1,dt=0.002" calcext:value-type="string">
            <text:p>dx=1,dt=0.002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155.9463763237" calcext:value-type="float">
            <text:p>155.9463763237</text:p>
          </table:table-cell>
          <table:table-cell table:formula="of:=COM.MICROSOFT.CONCAT(&quot;p_r=&quot;;[.B168];&quot;,p_w=&quot;;[.C168])" office:value-type="string" office:string-value="p_r=4,p_w=2" calcext:value-type="string">
            <text:p>p_r=4,p_w=2</text:p>
          </table:table-cell>
          <table:table-cell table:formula="of:=COM.MICROSOFT.CONCAT(&quot;dx=&quot;;[.D168];&quot;,dt=&quot;;[.E168])" office:value-type="string" office:string-value="dx=2,dt=0.001" calcext:value-type="string">
            <text:p>dx=2,dt=0.001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163.905570030212" calcext:value-type="float">
            <text:p>163.905570030212</text:p>
          </table:table-cell>
          <table:table-cell table:formula="of:=COM.MICROSOFT.CONCAT(&quot;p_r=&quot;;[.B169];&quot;,p_w=&quot;;[.C169])" office:value-type="string" office:string-value="p_r=4,p_w=2" calcext:value-type="string">
            <text:p>p_r=4,p_w=2</text:p>
          </table:table-cell>
          <table:table-cell table:formula="of:=COM.MICROSOFT.CONCAT(&quot;dx=&quot;;[.D169];&quot;,dt=&quot;;[.E169])" office:value-type="string" office:string-value="dx=2,dt=0.001" calcext:value-type="string">
            <text:p>dx=2,dt=0.001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156.005021572113" calcext:value-type="float">
            <text:p>156.005021572113</text:p>
          </table:table-cell>
          <table:table-cell table:formula="of:=COM.MICROSOFT.CONCAT(&quot;p_r=&quot;;[.B170];&quot;,p_w=&quot;;[.C170])" office:value-type="string" office:string-value="p_r=4,p_w=2" calcext:value-type="string">
            <text:p>p_r=4,p_w=2</text:p>
          </table:table-cell>
          <table:table-cell table:formula="of:=COM.MICROSOFT.CONCAT(&quot;dx=&quot;;[.D170];&quot;,dt=&quot;;[.E170])" office:value-type="string" office:string-value="dx=2,dt=0.001" calcext:value-type="string">
            <text:p>dx=2,dt=0.001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2" calcext:value-type="float">
            <text:p>0.002</text:p>
          </table:table-cell>
          <table:table-cell office:value-type="float" office:value="156.05894613266" calcext:value-type="float">
            <text:p>156.05894613266</text:p>
          </table:table-cell>
          <table:table-cell table:formula="of:=COM.MICROSOFT.CONCAT(&quot;p_r=&quot;;[.B171];&quot;,p_w=&quot;;[.C171])" office:value-type="string" office:string-value="p_r=4,p_w=2" calcext:value-type="string">
            <text:p>p_r=4,p_w=2</text:p>
          </table:table-cell>
          <table:table-cell table:formula="of:=COM.MICROSOFT.CONCAT(&quot;dx=&quot;;[.D171];&quot;,dt=&quot;;[.E171])" office:value-type="string" office:string-value="dx=2,dt=0.002" calcext:value-type="string">
            <text:p>dx=2,dt=0.002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161.972184896469" calcext:value-type="float">
            <text:p>161.972184896469</text:p>
          </table:table-cell>
          <table:table-cell table:formula="of:=COM.MICROSOFT.CONCAT(&quot;p_r=&quot;;[.B172];&quot;,p_w=&quot;;[.C172])" office:value-type="string" office:string-value="p_r=4,p_w=2" calcext:value-type="string">
            <text:p>p_r=4,p_w=2</text:p>
          </table:table-cell>
          <table:table-cell table:formula="of:=COM.MICROSOFT.CONCAT(&quot;dx=&quot;;[.D172];&quot;,dt=&quot;;[.E172])" office:value-type="string" office:string-value="dx=2,dt=0.001" calcext:value-type="string">
            <text:p>dx=2,dt=0.001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2" calcext:value-type="float">
            <text:p>0.002</text:p>
          </table:table-cell>
          <table:table-cell office:value-type="float" office:value="155.914024829865" calcext:value-type="float">
            <text:p>155.914024829865</text:p>
          </table:table-cell>
          <table:table-cell table:formula="of:=COM.MICROSOFT.CONCAT(&quot;p_r=&quot;;[.B173];&quot;,p_w=&quot;;[.C173])" office:value-type="string" office:string-value="p_r=4,p_w=2" calcext:value-type="string">
            <text:p>p_r=4,p_w=2</text:p>
          </table:table-cell>
          <table:table-cell table:formula="of:=COM.MICROSOFT.CONCAT(&quot;dx=&quot;;[.D173];&quot;,dt=&quot;;[.E173])" office:value-type="string" office:string-value="dx=2,dt=0.002" calcext:value-type="string">
            <text:p>dx=2,dt=0.002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2" calcext:value-type="float">
            <text:p>0.002</text:p>
          </table:table-cell>
          <table:table-cell office:value-type="float" office:value="155.987695455551" calcext:value-type="float">
            <text:p>155.987695455551</text:p>
          </table:table-cell>
          <table:table-cell table:formula="of:=COM.MICROSOFT.CONCAT(&quot;p_r=&quot;;[.B174];&quot;,p_w=&quot;;[.C174])" office:value-type="string" office:string-value="p_r=4,p_w=2" calcext:value-type="string">
            <text:p>p_r=4,p_w=2</text:p>
          </table:table-cell>
          <table:table-cell table:formula="of:=COM.MICROSOFT.CONCAT(&quot;dx=&quot;;[.D174];&quot;,dt=&quot;;[.E174])" office:value-type="string" office:string-value="dx=2,dt=0.002" calcext:value-type="string">
            <text:p>dx=2,dt=0.002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2" calcext:value-type="float">
            <text:p>0.002</text:p>
          </table:table-cell>
          <table:table-cell office:value-type="float" office:value="155.927884101868" calcext:value-type="float">
            <text:p>155.927884101868</text:p>
          </table:table-cell>
          <table:table-cell table:formula="of:=COM.MICROSOFT.CONCAT(&quot;p_r=&quot;;[.B175];&quot;,p_w=&quot;;[.C175])" office:value-type="string" office:string-value="p_r=4,p_w=2" calcext:value-type="string">
            <text:p>p_r=4,p_w=2</text:p>
          </table:table-cell>
          <table:table-cell table:formula="of:=COM.MICROSOFT.CONCAT(&quot;dx=&quot;;[.D175];&quot;,dt=&quot;;[.E175])" office:value-type="string" office:string-value="dx=2,dt=0.002" calcext:value-type="string">
            <text:p>dx=2,dt=0.002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2" calcext:value-type="float">
            <text:p>0.002</text:p>
          </table:table-cell>
          <table:table-cell office:value-type="float" office:value="162.015603542328" calcext:value-type="float">
            <text:p>162.015603542328</text:p>
          </table:table-cell>
          <table:table-cell table:formula="of:=COM.MICROSOFT.CONCAT(&quot;p_r=&quot;;[.B176];&quot;,p_w=&quot;;[.C176])" office:value-type="string" office:string-value="p_r=4,p_w=2" calcext:value-type="string">
            <text:p>p_r=4,p_w=2</text:p>
          </table:table-cell>
          <table:table-cell table:formula="of:=COM.MICROSOFT.CONCAT(&quot;dx=&quot;;[.D176];&quot;,dt=&quot;;[.E176])" office:value-type="string" office:string-value="dx=2,dt=0.002" calcext:value-type="string">
            <text:p>dx=2,dt=0.002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2" calcext:value-type="float">
            <text:p>0.002</text:p>
          </table:table-cell>
          <table:table-cell office:value-type="float" office:value="155.906926870346" calcext:value-type="float">
            <text:p>155.906926870346</text:p>
          </table:table-cell>
          <table:table-cell table:formula="of:=COM.MICROSOFT.CONCAT(&quot;p_r=&quot;;[.B177];&quot;,p_w=&quot;;[.C177])" office:value-type="string" office:string-value="p_r=4,p_w=2" calcext:value-type="string">
            <text:p>p_r=4,p_w=2</text:p>
          </table:table-cell>
          <table:table-cell table:formula="of:=COM.MICROSOFT.CONCAT(&quot;dx=&quot;;[.D177];&quot;,dt=&quot;;[.E177])" office:value-type="string" office:string-value="dx=2,dt=0.002" calcext:value-type="string">
            <text:p>dx=2,dt=0.002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2" calcext:value-type="float">
            <text:p>0.002</text:p>
          </table:table-cell>
          <table:table-cell office:value-type="float" office:value="155.834259271622" calcext:value-type="float">
            <text:p>155.834259271622</text:p>
          </table:table-cell>
          <table:table-cell table:formula="of:=COM.MICROSOFT.CONCAT(&quot;p_r=&quot;;[.B178];&quot;,p_w=&quot;;[.C178])" office:value-type="string" office:string-value="p_r=4,p_w=2" calcext:value-type="string">
            <text:p>p_r=4,p_w=2</text:p>
          </table:table-cell>
          <table:table-cell table:formula="of:=COM.MICROSOFT.CONCAT(&quot;dx=&quot;;[.D178];&quot;,dt=&quot;;[.E178])" office:value-type="string" office:string-value="dx=2,dt=0.002" calcext:value-type="string">
            <text:p>dx=2,dt=0.002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2" calcext:value-type="float">
            <text:p>0.002</text:p>
          </table:table-cell>
          <table:table-cell office:value-type="float" office:value="162.124433279037" calcext:value-type="float">
            <text:p>162.124433279037</text:p>
          </table:table-cell>
          <table:table-cell table:formula="of:=COM.MICROSOFT.CONCAT(&quot;p_r=&quot;;[.B179];&quot;,p_w=&quot;;[.C179])" office:value-type="string" office:string-value="p_r=4,p_w=2" calcext:value-type="string">
            <text:p>p_r=4,p_w=2</text:p>
          </table:table-cell>
          <table:table-cell table:formula="of:=COM.MICROSOFT.CONCAT(&quot;dx=&quot;;[.D179];&quot;,dt=&quot;;[.E179])" office:value-type="string" office:string-value="dx=2,dt=0.002" calcext:value-type="string">
            <text:p>dx=2,dt=0.002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2" calcext:value-type="float">
            <text:p>0.002</text:p>
          </table:table-cell>
          <table:table-cell office:value-type="float" office:value="161.908765554428" calcext:value-type="float">
            <text:p>161.908765554428</text:p>
          </table:table-cell>
          <table:table-cell table:formula="of:=COM.MICROSOFT.CONCAT(&quot;p_r=&quot;;[.B180];&quot;,p_w=&quot;;[.C180])" office:value-type="string" office:string-value="p_r=4,p_w=2" calcext:value-type="string">
            <text:p>p_r=4,p_w=2</text:p>
          </table:table-cell>
          <table:table-cell table:formula="of:=COM.MICROSOFT.CONCAT(&quot;dx=&quot;;[.D180];&quot;,dt=&quot;;[.E180])" office:value-type="string" office:string-value="dx=2,dt=0.002" calcext:value-type="string">
            <text:p>dx=2,dt=0.002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2" calcext:value-type="float">
            <text:p>0.002</text:p>
          </table:table-cell>
          <table:table-cell office:value-type="float" office:value="164.028231143951" calcext:value-type="float">
            <text:p>164.028231143951</text:p>
          </table:table-cell>
          <table:table-cell table:formula="of:=COM.MICROSOFT.CONCAT(&quot;p_r=&quot;;[.B181];&quot;,p_w=&quot;;[.C181])" office:value-type="string" office:string-value="p_r=4,p_w=2" calcext:value-type="string">
            <text:p>p_r=4,p_w=2</text:p>
          </table:table-cell>
          <table:table-cell table:formula="of:=COM.MICROSOFT.CONCAT(&quot;dx=&quot;;[.D181];&quot;,dt=&quot;;[.E181])" office:value-type="string" office:string-value="dx=2,dt=0.002" calcext:value-type="string">
            <text:p>dx=2,dt=0.002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4" calcext:value-type="float">
            <text:p>0.004</text:p>
          </table:table-cell>
          <table:table-cell office:value-type="float" office:value="78.9342219829559" calcext:value-type="float">
            <text:p>78.9342219829559</text:p>
          </table:table-cell>
          <table:table-cell table:formula="of:=COM.MICROSOFT.CONCAT(&quot;p_r=&quot;;[.B182];&quot;,p_w=&quot;;[.C182])" office:value-type="string" office:string-value="p_r=4,p_w=8" calcext:value-type="string">
            <text:p>p_r=4,p_w=8</text:p>
          </table:table-cell>
          <table:table-cell table:formula="of:=COM.MICROSOFT.CONCAT(&quot;dx=&quot;;[.D182];&quot;,dt=&quot;;[.E182])" office:value-type="string" office:string-value="dx=1,dt=0.004" calcext:value-type="string">
            <text:p>dx=1,dt=0.004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4" calcext:value-type="float">
            <text:p>0.004</text:p>
          </table:table-cell>
          <table:table-cell office:value-type="float" office:value="78.7858138084412" calcext:value-type="float">
            <text:p>78.7858138084412</text:p>
          </table:table-cell>
          <table:table-cell table:formula="of:=COM.MICROSOFT.CONCAT(&quot;p_r=&quot;;[.B183];&quot;,p_w=&quot;;[.C183])" office:value-type="string" office:string-value="p_r=4,p_w=8" calcext:value-type="string">
            <text:p>p_r=4,p_w=8</text:p>
          </table:table-cell>
          <table:table-cell table:formula="of:=COM.MICROSOFT.CONCAT(&quot;dx=&quot;;[.D183];&quot;,dt=&quot;;[.E183])" office:value-type="string" office:string-value="dx=1,dt=0.004" calcext:value-type="string">
            <text:p>dx=1,dt=0.004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4" calcext:value-type="float">
            <text:p>0.004</text:p>
          </table:table-cell>
          <table:table-cell office:value-type="float" office:value="78.7483196258545" calcext:value-type="float">
            <text:p>78.7483196258545</text:p>
          </table:table-cell>
          <table:table-cell table:formula="of:=COM.MICROSOFT.CONCAT(&quot;p_r=&quot;;[.B184];&quot;,p_w=&quot;;[.C184])" office:value-type="string" office:string-value="p_r=4,p_w=8" calcext:value-type="string">
            <text:p>p_r=4,p_w=8</text:p>
          </table:table-cell>
          <table:table-cell table:formula="of:=COM.MICROSOFT.CONCAT(&quot;dx=&quot;;[.D184];&quot;,dt=&quot;;[.E184])" office:value-type="string" office:string-value="dx=1,dt=0.004" calcext:value-type="string">
            <text:p>dx=1,dt=0.004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4" calcext:value-type="float">
            <text:p>0.004</text:p>
          </table:table-cell>
          <table:table-cell office:value-type="float" office:value="78.893646478653" calcext:value-type="float">
            <text:p>78.893646478653</text:p>
          </table:table-cell>
          <table:table-cell table:formula="of:=COM.MICROSOFT.CONCAT(&quot;p_r=&quot;;[.B185];&quot;,p_w=&quot;;[.C185])" office:value-type="string" office:string-value="p_r=4,p_w=8" calcext:value-type="string">
            <text:p>p_r=4,p_w=8</text:p>
          </table:table-cell>
          <table:table-cell table:formula="of:=COM.MICROSOFT.CONCAT(&quot;dx=&quot;;[.D185];&quot;,dt=&quot;;[.E185])" office:value-type="string" office:string-value="dx=1,dt=0.004" calcext:value-type="string">
            <text:p>dx=1,dt=0.004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4" calcext:value-type="float">
            <text:p>0.004</text:p>
          </table:table-cell>
          <table:table-cell office:value-type="float" office:value="78.8688411712647" calcext:value-type="float">
            <text:p>78.8688411712647</text:p>
          </table:table-cell>
          <table:table-cell table:formula="of:=COM.MICROSOFT.CONCAT(&quot;p_r=&quot;;[.B186];&quot;,p_w=&quot;;[.C186])" office:value-type="string" office:string-value="p_r=4,p_w=8" calcext:value-type="string">
            <text:p>p_r=4,p_w=8</text:p>
          </table:table-cell>
          <table:table-cell table:formula="of:=COM.MICROSOFT.CONCAT(&quot;dx=&quot;;[.D186];&quot;,dt=&quot;;[.E186])" office:value-type="string" office:string-value="dx=1,dt=0.004" calcext:value-type="string">
            <text:p>dx=1,dt=0.004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4" calcext:value-type="float">
            <text:p>0.004</text:p>
          </table:table-cell>
          <table:table-cell office:value-type="float" office:value="81.7598013877869" calcext:value-type="float">
            <text:p>81.7598013877869</text:p>
          </table:table-cell>
          <table:table-cell table:formula="of:=COM.MICROSOFT.CONCAT(&quot;p_r=&quot;;[.B187];&quot;,p_w=&quot;;[.C187])" office:value-type="string" office:string-value="p_r=4,p_w=8" calcext:value-type="string">
            <text:p>p_r=4,p_w=8</text:p>
          </table:table-cell>
          <table:table-cell table:formula="of:=COM.MICROSOFT.CONCAT(&quot;dx=&quot;;[.D187];&quot;,dt=&quot;;[.E187])" office:value-type="string" office:string-value="dx=1,dt=0.004" calcext:value-type="string">
            <text:p>dx=1,dt=0.004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04" calcext:value-type="float">
            <text:p>0.004</text:p>
          </table:table-cell>
          <table:table-cell office:value-type="float" office:value="236.028653383255" calcext:value-type="float">
            <text:p>236.028653383255</text:p>
          </table:table-cell>
          <table:table-cell table:formula="of:=COM.MICROSOFT.CONCAT(&quot;p_r=&quot;;[.B188];&quot;,p_w=&quot;;[.C188])" office:value-type="string" office:string-value="p_r=2,p_w=2" calcext:value-type="string">
            <text:p>p_r=2,p_w=2</text:p>
          </table:table-cell>
          <table:table-cell table:formula="of:=COM.MICROSOFT.CONCAT(&quot;dx=&quot;;[.D188];&quot;,dt=&quot;;[.E188])" office:value-type="string" office:string-value="dx=2,dt=0.004" calcext:value-type="string">
            <text:p>dx=2,dt=0.004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4" calcext:value-type="float">
            <text:p>0.004</text:p>
          </table:table-cell>
          <table:table-cell office:value-type="float" office:value="78.8634560108185" calcext:value-type="float">
            <text:p>78.8634560108185</text:p>
          </table:table-cell>
          <table:table-cell table:formula="of:=COM.MICROSOFT.CONCAT(&quot;p_r=&quot;;[.B189];&quot;,p_w=&quot;;[.C189])" office:value-type="string" office:string-value="p_r=4,p_w=8" calcext:value-type="string">
            <text:p>p_r=4,p_w=8</text:p>
          </table:table-cell>
          <table:table-cell table:formula="of:=COM.MICROSOFT.CONCAT(&quot;dx=&quot;;[.D189];&quot;,dt=&quot;;[.E189])" office:value-type="string" office:string-value="dx=1,dt=0.004" calcext:value-type="string">
            <text:p>dx=1,dt=0.004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04" calcext:value-type="float">
            <text:p>0.004</text:p>
          </table:table-cell>
          <table:table-cell office:value-type="float" office:value="236.012065649033" calcext:value-type="float">
            <text:p>236.012065649033</text:p>
          </table:table-cell>
          <table:table-cell table:formula="of:=COM.MICROSOFT.CONCAT(&quot;p_r=&quot;;[.B190];&quot;,p_w=&quot;;[.C190])" office:value-type="string" office:string-value="p_r=2,p_w=2" calcext:value-type="string">
            <text:p>p_r=2,p_w=2</text:p>
          </table:table-cell>
          <table:table-cell table:formula="of:=COM.MICROSOFT.CONCAT(&quot;dx=&quot;;[.D190];&quot;,dt=&quot;;[.E190])" office:value-type="string" office:string-value="dx=2,dt=0.004" calcext:value-type="string">
            <text:p>dx=2,dt=0.004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4" calcext:value-type="float">
            <text:p>0.004</text:p>
          </table:table-cell>
          <table:table-cell office:value-type="float" office:value="81.7842793464661" calcext:value-type="float">
            <text:p>81.7842793464661</text:p>
          </table:table-cell>
          <table:table-cell table:formula="of:=COM.MICROSOFT.CONCAT(&quot;p_r=&quot;;[.B191];&quot;,p_w=&quot;;[.C191])" office:value-type="string" office:string-value="p_r=4,p_w=8" calcext:value-type="string">
            <text:p>p_r=4,p_w=8</text:p>
          </table:table-cell>
          <table:table-cell table:formula="of:=COM.MICROSOFT.CONCAT(&quot;dx=&quot;;[.D191];&quot;,dt=&quot;;[.E191])" office:value-type="string" office:string-value="dx=1,dt=0.004" calcext:value-type="string">
            <text:p>dx=1,dt=0.004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4" calcext:value-type="float">
            <text:p>0.004</text:p>
          </table:table-cell>
          <table:table-cell office:value-type="float" office:value="82.8271470069885" calcext:value-type="float">
            <text:p>82.8271470069885</text:p>
          </table:table-cell>
          <table:table-cell table:formula="of:=COM.MICROSOFT.CONCAT(&quot;p_r=&quot;;[.B192];&quot;,p_w=&quot;;[.C192])" office:value-type="string" office:string-value="p_r=4,p_w=8" calcext:value-type="string">
            <text:p>p_r=4,p_w=8</text:p>
          </table:table-cell>
          <table:table-cell table:formula="of:=COM.MICROSOFT.CONCAT(&quot;dx=&quot;;[.D192];&quot;,dt=&quot;;[.E192])" office:value-type="string" office:string-value="dx=1,dt=0.004" calcext:value-type="string">
            <text:p>dx=1,dt=0.004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04" calcext:value-type="float">
            <text:p>0.004</text:p>
          </table:table-cell>
          <table:table-cell office:value-type="float" office:value="236.04420042038" calcext:value-type="float">
            <text:p>236.04420042038</text:p>
          </table:table-cell>
          <table:table-cell table:formula="of:=COM.MICROSOFT.CONCAT(&quot;p_r=&quot;;[.B193];&quot;,p_w=&quot;;[.C193])" office:value-type="string" office:string-value="p_r=2,p_w=2" calcext:value-type="string">
            <text:p>p_r=2,p_w=2</text:p>
          </table:table-cell>
          <table:table-cell table:formula="of:=COM.MICROSOFT.CONCAT(&quot;dx=&quot;;[.D193];&quot;,dt=&quot;;[.E193])" office:value-type="string" office:string-value="dx=2,dt=0.004" calcext:value-type="string">
            <text:p>dx=2,dt=0.004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4" calcext:value-type="float">
            <text:p>0.004</text:p>
          </table:table-cell>
          <table:table-cell office:value-type="float" office:value="81.9116241931915" calcext:value-type="float">
            <text:p>81.9116241931915</text:p>
          </table:table-cell>
          <table:table-cell table:formula="of:=COM.MICROSOFT.CONCAT(&quot;p_r=&quot;;[.B194];&quot;,p_w=&quot;;[.C194])" office:value-type="string" office:string-value="p_r=4,p_w=8" calcext:value-type="string">
            <text:p>p_r=4,p_w=8</text:p>
          </table:table-cell>
          <table:table-cell table:formula="of:=COM.MICROSOFT.CONCAT(&quot;dx=&quot;;[.D194];&quot;,dt=&quot;;[.E194])" office:value-type="string" office:string-value="dx=1,dt=0.004" calcext:value-type="string">
            <text:p>dx=1,dt=0.004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04" calcext:value-type="float">
            <text:p>0.004</text:p>
          </table:table-cell>
          <table:table-cell office:value-type="float" office:value="242.181029319763" calcext:value-type="float">
            <text:p>242.181029319763</text:p>
          </table:table-cell>
          <table:table-cell table:formula="of:=COM.MICROSOFT.CONCAT(&quot;p_r=&quot;;[.B195];&quot;,p_w=&quot;;[.C195])" office:value-type="string" office:string-value="p_r=2,p_w=2" calcext:value-type="string">
            <text:p>p_r=2,p_w=2</text:p>
          </table:table-cell>
          <table:table-cell table:formula="of:=COM.MICROSOFT.CONCAT(&quot;dx=&quot;;[.D195];&quot;,dt=&quot;;[.E195])" office:value-type="string" office:string-value="dx=2,dt=0.004" calcext:value-type="string">
            <text:p>dx=2,dt=0.004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04" calcext:value-type="float">
            <text:p>0.004</text:p>
          </table:table-cell>
          <table:table-cell office:value-type="float" office:value="243.966391086578" calcext:value-type="float">
            <text:p>243.966391086578</text:p>
          </table:table-cell>
          <table:table-cell table:formula="of:=COM.MICROSOFT.CONCAT(&quot;p_r=&quot;;[.B196];&quot;,p_w=&quot;;[.C196])" office:value-type="string" office:string-value="p_r=2,p_w=2" calcext:value-type="string">
            <text:p>p_r=2,p_w=2</text:p>
          </table:table-cell>
          <table:table-cell table:formula="of:=COM.MICROSOFT.CONCAT(&quot;dx=&quot;;[.D196];&quot;,dt=&quot;;[.E196])" office:value-type="string" office:string-value="dx=2,dt=0.004" calcext:value-type="string">
            <text:p>dx=2,dt=0.004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4" calcext:value-type="float">
            <text:p>0.004</text:p>
          </table:table-cell>
          <table:table-cell office:value-type="float" office:value="155.55823135376" calcext:value-type="float">
            <text:p>155.55823135376</text:p>
          </table:table-cell>
          <table:table-cell table:formula="of:=COM.MICROSOFT.CONCAT(&quot;p_r=&quot;;[.B197];&quot;,p_w=&quot;;[.C197])" office:value-type="string" office:string-value="p_r=4,p_w=2" calcext:value-type="string">
            <text:p>p_r=4,p_w=2</text:p>
          </table:table-cell>
          <table:table-cell table:formula="of:=COM.MICROSOFT.CONCAT(&quot;dx=&quot;;[.D197];&quot;,dt=&quot;;[.E197])" office:value-type="string" office:string-value="dx=2,dt=0.004" calcext:value-type="string">
            <text:p>dx=2,dt=0.004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4" calcext:value-type="float">
            <text:p>0.004</text:p>
          </table:table-cell>
          <table:table-cell office:value-type="float" office:value="155.626259326935" calcext:value-type="float">
            <text:p>155.626259326935</text:p>
          </table:table-cell>
          <table:table-cell table:formula="of:=COM.MICROSOFT.CONCAT(&quot;p_r=&quot;;[.B198];&quot;,p_w=&quot;;[.C198])" office:value-type="string" office:string-value="p_r=4,p_w=2" calcext:value-type="string">
            <text:p>p_r=4,p_w=2</text:p>
          </table:table-cell>
          <table:table-cell table:formula="of:=COM.MICROSOFT.CONCAT(&quot;dx=&quot;;[.D198];&quot;,dt=&quot;;[.E198])" office:value-type="string" office:string-value="dx=2,dt=0.004" calcext:value-type="string">
            <text:p>dx=2,dt=0.004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04" calcext:value-type="float">
            <text:p>0.004</text:p>
          </table:table-cell>
          <table:table-cell office:value-type="float" office:value="242.04746556282" calcext:value-type="float">
            <text:p>242.04746556282</text:p>
          </table:table-cell>
          <table:table-cell table:formula="of:=COM.MICROSOFT.CONCAT(&quot;p_r=&quot;;[.B199];&quot;,p_w=&quot;;[.C199])" office:value-type="string" office:string-value="p_r=2,p_w=2" calcext:value-type="string">
            <text:p>p_r=2,p_w=2</text:p>
          </table:table-cell>
          <table:table-cell table:formula="of:=COM.MICROSOFT.CONCAT(&quot;dx=&quot;;[.D199];&quot;,dt=&quot;;[.E199])" office:value-type="string" office:string-value="dx=2,dt=0.004" calcext:value-type="string">
            <text:p>dx=2,dt=0.004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04" calcext:value-type="float">
            <text:p>0.004</text:p>
          </table:table-cell>
          <table:table-cell office:value-type="float" office:value="244.057393789291" calcext:value-type="float">
            <text:p>244.057393789291</text:p>
          </table:table-cell>
          <table:table-cell table:formula="of:=COM.MICROSOFT.CONCAT(&quot;p_r=&quot;;[.B200];&quot;,p_w=&quot;;[.C200])" office:value-type="string" office:string-value="p_r=2,p_w=2" calcext:value-type="string">
            <text:p>p_r=2,p_w=2</text:p>
          </table:table-cell>
          <table:table-cell table:formula="of:=COM.MICROSOFT.CONCAT(&quot;dx=&quot;;[.D200];&quot;,dt=&quot;;[.E200])" office:value-type="string" office:string-value="dx=2,dt=0.004" calcext:value-type="string">
            <text:p>dx=2,dt=0.004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4" calcext:value-type="float">
            <text:p>0.004</text:p>
          </table:table-cell>
          <table:table-cell office:value-type="float" office:value="155.687776088715" calcext:value-type="float">
            <text:p>155.687776088715</text:p>
          </table:table-cell>
          <table:table-cell table:formula="of:=COM.MICROSOFT.CONCAT(&quot;p_r=&quot;;[.B201];&quot;,p_w=&quot;;[.C201])" office:value-type="string" office:string-value="p_r=4,p_w=2" calcext:value-type="string">
            <text:p>p_r=4,p_w=2</text:p>
          </table:table-cell>
          <table:table-cell table:formula="of:=COM.MICROSOFT.CONCAT(&quot;dx=&quot;;[.D201];&quot;,dt=&quot;;[.E201])" office:value-type="string" office:string-value="dx=2,dt=0.004" calcext:value-type="string">
            <text:p>dx=2,dt=0.004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4" calcext:value-type="float">
            <text:p>0.004</text:p>
          </table:table-cell>
          <table:table-cell office:value-type="float" office:value="155.681301832199" calcext:value-type="float">
            <text:p>155.681301832199</text:p>
          </table:table-cell>
          <table:table-cell table:formula="of:=COM.MICROSOFT.CONCAT(&quot;p_r=&quot;;[.B202];&quot;,p_w=&quot;;[.C202])" office:value-type="string" office:string-value="p_r=4,p_w=2" calcext:value-type="string">
            <text:p>p_r=4,p_w=2</text:p>
          </table:table-cell>
          <table:table-cell table:formula="of:=COM.MICROSOFT.CONCAT(&quot;dx=&quot;;[.D202];&quot;,dt=&quot;;[.E202])" office:value-type="string" office:string-value="dx=2,dt=0.004" calcext:value-type="string">
            <text:p>dx=2,dt=0.004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04" calcext:value-type="float">
            <text:p>0.004</text:p>
          </table:table-cell>
          <table:table-cell office:value-type="float" office:value="244.070576190949" calcext:value-type="float">
            <text:p>244.070576190949</text:p>
          </table:table-cell>
          <table:table-cell table:formula="of:=COM.MICROSOFT.CONCAT(&quot;p_r=&quot;;[.B203];&quot;,p_w=&quot;;[.C203])" office:value-type="string" office:string-value="p_r=2,p_w=2" calcext:value-type="string">
            <text:p>p_r=2,p_w=2</text:p>
          </table:table-cell>
          <table:table-cell table:formula="of:=COM.MICROSOFT.CONCAT(&quot;dx=&quot;;[.D203];&quot;,dt=&quot;;[.E203])" office:value-type="string" office:string-value="dx=2,dt=0.004" calcext:value-type="string">
            <text:p>dx=2,dt=0.004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04" calcext:value-type="float">
            <text:p>0.004</text:p>
          </table:table-cell>
          <table:table-cell office:value-type="float" office:value="242.068740367889" calcext:value-type="float">
            <text:p>242.068740367889</text:p>
          </table:table-cell>
          <table:table-cell table:formula="of:=COM.MICROSOFT.CONCAT(&quot;p_r=&quot;;[.B204];&quot;,p_w=&quot;;[.C204])" office:value-type="string" office:string-value="p_r=2,p_w=2" calcext:value-type="string">
            <text:p>p_r=2,p_w=2</text:p>
          </table:table-cell>
          <table:table-cell table:formula="of:=COM.MICROSOFT.CONCAT(&quot;dx=&quot;;[.D204];&quot;,dt=&quot;;[.E204])" office:value-type="string" office:string-value="dx=2,dt=0.004" calcext:value-type="string">
            <text:p>dx=2,dt=0.004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4" calcext:value-type="float">
            <text:p>0.004</text:p>
          </table:table-cell>
          <table:table-cell office:value-type="float" office:value="155.729303836823" calcext:value-type="float">
            <text:p>155.729303836823</text:p>
          </table:table-cell>
          <table:table-cell table:formula="of:=COM.MICROSOFT.CONCAT(&quot;p_r=&quot;;[.B205];&quot;,p_w=&quot;;[.C205])" office:value-type="string" office:string-value="p_r=4,p_w=2" calcext:value-type="string">
            <text:p>p_r=4,p_w=2</text:p>
          </table:table-cell>
          <table:table-cell table:formula="of:=COM.MICROSOFT.CONCAT(&quot;dx=&quot;;[.D205];&quot;,dt=&quot;;[.E205])" office:value-type="string" office:string-value="dx=2,dt=0.004" calcext:value-type="string">
            <text:p>dx=2,dt=0.004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4" calcext:value-type="float">
            <text:p>0.004</text:p>
          </table:table-cell>
          <table:table-cell office:value-type="float" office:value="155.765473365784" calcext:value-type="float">
            <text:p>155.765473365784</text:p>
          </table:table-cell>
          <table:table-cell table:formula="of:=COM.MICROSOFT.CONCAT(&quot;p_r=&quot;;[.B206];&quot;,p_w=&quot;;[.C206])" office:value-type="string" office:string-value="p_r=4,p_w=2" calcext:value-type="string">
            <text:p>p_r=4,p_w=2</text:p>
          </table:table-cell>
          <table:table-cell table:formula="of:=COM.MICROSOFT.CONCAT(&quot;dx=&quot;;[.D206];&quot;,dt=&quot;;[.E206])" office:value-type="string" office:string-value="dx=2,dt=0.004" calcext:value-type="string">
            <text:p>dx=2,dt=0.004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4" calcext:value-type="float">
            <text:p>0.004</text:p>
          </table:table-cell>
          <table:table-cell office:value-type="float" office:value="155.779412508011" calcext:value-type="float">
            <text:p>155.779412508011</text:p>
          </table:table-cell>
          <table:table-cell table:formula="of:=COM.MICROSOFT.CONCAT(&quot;p_r=&quot;;[.B207];&quot;,p_w=&quot;;[.C207])" office:value-type="string" office:string-value="p_r=4,p_w=2" calcext:value-type="string">
            <text:p>p_r=4,p_w=2</text:p>
          </table:table-cell>
          <table:table-cell table:formula="of:=COM.MICROSOFT.CONCAT(&quot;dx=&quot;;[.D207];&quot;,dt=&quot;;[.E207])" office:value-type="string" office:string-value="dx=2,dt=0.004" calcext:value-type="string">
            <text:p>dx=2,dt=0.004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4" calcext:value-type="float">
            <text:p>0.004</text:p>
          </table:table-cell>
          <table:table-cell office:value-type="float" office:value="161.79298043251" calcext:value-type="float">
            <text:p>161.79298043251</text:p>
          </table:table-cell>
          <table:table-cell table:formula="of:=COM.MICROSOFT.CONCAT(&quot;p_r=&quot;;[.B208];&quot;,p_w=&quot;;[.C208])" office:value-type="string" office:string-value="p_r=4,p_w=2" calcext:value-type="string">
            <text:p>p_r=4,p_w=2</text:p>
          </table:table-cell>
          <table:table-cell table:formula="of:=COM.MICROSOFT.CONCAT(&quot;dx=&quot;;[.D208];&quot;,dt=&quot;;[.E208])" office:value-type="string" office:string-value="dx=2,dt=0.004" calcext:value-type="string">
            <text:p>dx=2,dt=0.004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4" calcext:value-type="float">
            <text:p>0.004</text:p>
          </table:table-cell>
          <table:table-cell office:value-type="float" office:value="163.809925079346" calcext:value-type="float">
            <text:p>163.809925079346</text:p>
          </table:table-cell>
          <table:table-cell table:formula="of:=COM.MICROSOFT.CONCAT(&quot;p_r=&quot;;[.B209];&quot;,p_w=&quot;;[.C209])" office:value-type="string" office:string-value="p_r=4,p_w=2" calcext:value-type="string">
            <text:p>p_r=4,p_w=2</text:p>
          </table:table-cell>
          <table:table-cell table:formula="of:=COM.MICROSOFT.CONCAT(&quot;dx=&quot;;[.D209];&quot;,dt=&quot;;[.E209])" office:value-type="string" office:string-value="dx=2,dt=0.004" calcext:value-type="string">
            <text:p>dx=2,dt=0.004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04" calcext:value-type="float">
            <text:p>0.004</text:p>
          </table:table-cell>
          <table:table-cell office:value-type="float" office:value="248.116170883179" calcext:value-type="float">
            <text:p>248.116170883179</text:p>
          </table:table-cell>
          <table:table-cell table:formula="of:=COM.MICROSOFT.CONCAT(&quot;p_r=&quot;;[.B210];&quot;,p_w=&quot;;[.C210])" office:value-type="string" office:string-value="p_r=2,p_w=2" calcext:value-type="string">
            <text:p>p_r=2,p_w=2</text:p>
          </table:table-cell>
          <table:table-cell table:formula="of:=COM.MICROSOFT.CONCAT(&quot;dx=&quot;;[.D210];&quot;,dt=&quot;;[.E210])" office:value-type="string" office:string-value="dx=2,dt=0.004" calcext:value-type="string">
            <text:p>dx=2,dt=0.004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4" calcext:value-type="float">
            <text:p>0.004</text:p>
          </table:table-cell>
          <table:table-cell office:value-type="float" office:value="161.70032453537" calcext:value-type="float">
            <text:p>161.70032453537</text:p>
          </table:table-cell>
          <table:table-cell table:formula="of:=COM.MICROSOFT.CONCAT(&quot;p_r=&quot;;[.B211];&quot;,p_w=&quot;;[.C211])" office:value-type="string" office:string-value="p_r=4,p_w=2" calcext:value-type="string">
            <text:p>p_r=4,p_w=2</text:p>
          </table:table-cell>
          <table:table-cell table:formula="of:=COM.MICROSOFT.CONCAT(&quot;dx=&quot;;[.D211];&quot;,dt=&quot;;[.E211])" office:value-type="string" office:string-value="dx=2,dt=0.004" calcext:value-type="string">
            <text:p>dx=2,dt=0.004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155.675150156021" calcext:value-type="float">
            <text:p>155.675150156021</text:p>
          </table:table-cell>
          <table:table-cell table:formula="of:=COM.MICROSOFT.CONCAT(&quot;p_r=&quot;;[.B212];&quot;,p_w=&quot;;[.C212])" office:value-type="string" office:string-value="p_r=4,p_w=8" calcext:value-type="string">
            <text:p>p_r=4,p_w=8</text:p>
          </table:table-cell>
          <table:table-cell table:formula="of:=COM.MICROSOFT.CONCAT(&quot;dx=&quot;;[.D212];&quot;,dt=&quot;;[.E212])" office:value-type="string" office:string-value="dx=2,dt=0.001" calcext:value-type="string">
            <text:p>dx=2,dt=0.001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155.839379549027" calcext:value-type="float">
            <text:p>155.839379549027</text:p>
          </table:table-cell>
          <table:table-cell table:formula="of:=COM.MICROSOFT.CONCAT(&quot;p_r=&quot;;[.B213];&quot;,p_w=&quot;;[.C213])" office:value-type="string" office:string-value="p_r=4,p_w=8" calcext:value-type="string">
            <text:p>p_r=4,p_w=8</text:p>
          </table:table-cell>
          <table:table-cell table:formula="of:=COM.MICROSOFT.CONCAT(&quot;dx=&quot;;[.D213];&quot;,dt=&quot;;[.E213])" office:value-type="string" office:string-value="dx=2,dt=0.001" calcext:value-type="string">
            <text:p>dx=2,dt=0.001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155.89899969101" calcext:value-type="float">
            <text:p>155.89899969101</text:p>
          </table:table-cell>
          <table:table-cell table:formula="of:=COM.MICROSOFT.CONCAT(&quot;p_r=&quot;;[.B214];&quot;,p_w=&quot;;[.C214])" office:value-type="string" office:string-value="p_r=4,p_w=8" calcext:value-type="string">
            <text:p>p_r=4,p_w=8</text:p>
          </table:table-cell>
          <table:table-cell table:formula="of:=COM.MICROSOFT.CONCAT(&quot;dx=&quot;;[.D214];&quot;,dt=&quot;;[.E214])" office:value-type="string" office:string-value="dx=2,dt=0.001" calcext:value-type="string">
            <text:p>dx=2,dt=0.001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161.838258504868" calcext:value-type="float">
            <text:p>161.838258504868</text:p>
          </table:table-cell>
          <table:table-cell table:formula="of:=COM.MICROSOFT.CONCAT(&quot;p_r=&quot;;[.B215];&quot;,p_w=&quot;;[.C215])" office:value-type="string" office:string-value="p_r=4,p_w=8" calcext:value-type="string">
            <text:p>p_r=4,p_w=8</text:p>
          </table:table-cell>
          <table:table-cell table:formula="of:=COM.MICROSOFT.CONCAT(&quot;dx=&quot;;[.D215];&quot;,dt=&quot;;[.E215])" office:value-type="string" office:string-value="dx=2,dt=0.001" calcext:value-type="string">
            <text:p>dx=2,dt=0.001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155.973971605301" calcext:value-type="float">
            <text:p>155.973971605301</text:p>
          </table:table-cell>
          <table:table-cell table:formula="of:=COM.MICROSOFT.CONCAT(&quot;p_r=&quot;;[.B216];&quot;,p_w=&quot;;[.C216])" office:value-type="string" office:string-value="p_r=4,p_w=8" calcext:value-type="string">
            <text:p>p_r=4,p_w=8</text:p>
          </table:table-cell>
          <table:table-cell table:formula="of:=COM.MICROSOFT.CONCAT(&quot;dx=&quot;;[.D216];&quot;,dt=&quot;;[.E216])" office:value-type="string" office:string-value="dx=2,dt=0.001" calcext:value-type="string">
            <text:p>dx=2,dt=0.001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163.674144268036" calcext:value-type="float">
            <text:p>163.674144268036</text:p>
          </table:table-cell>
          <table:table-cell table:formula="of:=COM.MICROSOFT.CONCAT(&quot;p_r=&quot;;[.B217];&quot;,p_w=&quot;;[.C217])" office:value-type="string" office:string-value="p_r=4,p_w=8" calcext:value-type="string">
            <text:p>p_r=4,p_w=8</text:p>
          </table:table-cell>
          <table:table-cell table:formula="of:=COM.MICROSOFT.CONCAT(&quot;dx=&quot;;[.D217];&quot;,dt=&quot;;[.E217])" office:value-type="string" office:string-value="dx=2,dt=0.001" calcext:value-type="string">
            <text:p>dx=2,dt=0.001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155.996042728424" calcext:value-type="float">
            <text:p>155.996042728424</text:p>
          </table:table-cell>
          <table:table-cell table:formula="of:=COM.MICROSOFT.CONCAT(&quot;p_r=&quot;;[.B218];&quot;,p_w=&quot;;[.C218])" office:value-type="string" office:string-value="p_r=4,p_w=8" calcext:value-type="string">
            <text:p>p_r=4,p_w=8</text:p>
          </table:table-cell>
          <table:table-cell table:formula="of:=COM.MICROSOFT.CONCAT(&quot;dx=&quot;;[.D218];&quot;,dt=&quot;;[.E218])" office:value-type="string" office:string-value="dx=2,dt=0.001" calcext:value-type="string">
            <text:p>dx=2,dt=0.001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156.00788640976" calcext:value-type="float">
            <text:p>156.00788640976</text:p>
          </table:table-cell>
          <table:table-cell table:formula="of:=COM.MICROSOFT.CONCAT(&quot;p_r=&quot;;[.B219];&quot;,p_w=&quot;;[.C219])" office:value-type="string" office:string-value="p_r=4,p_w=8" calcext:value-type="string">
            <text:p>p_r=4,p_w=8</text:p>
          </table:table-cell>
          <table:table-cell table:formula="of:=COM.MICROSOFT.CONCAT(&quot;dx=&quot;;[.D219];&quot;,dt=&quot;;[.E219])" office:value-type="string" office:string-value="dx=2,dt=0.001" calcext:value-type="string">
            <text:p>dx=2,dt=0.001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155.912936925888" calcext:value-type="float">
            <text:p>155.912936925888</text:p>
          </table:table-cell>
          <table:table-cell table:formula="of:=COM.MICROSOFT.CONCAT(&quot;p_r=&quot;;[.B220];&quot;,p_w=&quot;;[.C220])" office:value-type="string" office:string-value="p_r=4,p_w=8" calcext:value-type="string">
            <text:p>p_r=4,p_w=8</text:p>
          </table:table-cell>
          <table:table-cell table:formula="of:=COM.MICROSOFT.CONCAT(&quot;dx=&quot;;[.D220];&quot;,dt=&quot;;[.E220])" office:value-type="string" office:string-value="dx=2,dt=0.001" calcext:value-type="string">
            <text:p>dx=2,dt=0.001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164.136567592621" calcext:value-type="float">
            <text:p>164.136567592621</text:p>
          </table:table-cell>
          <table:table-cell table:formula="of:=COM.MICROSOFT.CONCAT(&quot;p_r=&quot;;[.B221];&quot;,p_w=&quot;;[.C221])" office:value-type="string" office:string-value="p_r=4,p_w=8" calcext:value-type="string">
            <text:p>p_r=4,p_w=8</text:p>
          </table:table-cell>
          <table:table-cell table:formula="of:=COM.MICROSOFT.CONCAT(&quot;dx=&quot;;[.D221];&quot;,dt=&quot;;[.E221])" office:value-type="string" office:string-value="dx=2,dt=0.001" calcext:value-type="string">
            <text:p>dx=2,dt=0.001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2" calcext:value-type="float">
            <text:p>0.002</text:p>
          </table:table-cell>
          <table:table-cell office:value-type="float" office:value="155.932145357132" calcext:value-type="float">
            <text:p>155.932145357132</text:p>
          </table:table-cell>
          <table:table-cell table:formula="of:=COM.MICROSOFT.CONCAT(&quot;p_r=&quot;;[.B222];&quot;,p_w=&quot;;[.C222])" office:value-type="string" office:string-value="p_r=4,p_w=8" calcext:value-type="string">
            <text:p>p_r=4,p_w=8</text:p>
          </table:table-cell>
          <table:table-cell table:formula="of:=COM.MICROSOFT.CONCAT(&quot;dx=&quot;;[.D222];&quot;,dt=&quot;;[.E222])" office:value-type="string" office:string-value="dx=2,dt=0.002" calcext:value-type="string">
            <text:p>dx=2,dt=0.002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2" calcext:value-type="float">
            <text:p>0.002</text:p>
          </table:table-cell>
          <table:table-cell office:value-type="float" office:value="155.867116689682" calcext:value-type="float">
            <text:p>155.867116689682</text:p>
          </table:table-cell>
          <table:table-cell table:formula="of:=COM.MICROSOFT.CONCAT(&quot;p_r=&quot;;[.B223];&quot;,p_w=&quot;;[.C223])" office:value-type="string" office:string-value="p_r=4,p_w=8" calcext:value-type="string">
            <text:p>p_r=4,p_w=8</text:p>
          </table:table-cell>
          <table:table-cell table:formula="of:=COM.MICROSOFT.CONCAT(&quot;dx=&quot;;[.D223];&quot;,dt=&quot;;[.E223])" office:value-type="string" office:string-value="dx=2,dt=0.002" calcext:value-type="string">
            <text:p>dx=2,dt=0.002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2" calcext:value-type="float">
            <text:p>0.002</text:p>
          </table:table-cell>
          <table:table-cell office:value-type="float" office:value="155.931597948074" calcext:value-type="float">
            <text:p>155.931597948074</text:p>
          </table:table-cell>
          <table:table-cell table:formula="of:=COM.MICROSOFT.CONCAT(&quot;p_r=&quot;;[.B224];&quot;,p_w=&quot;;[.C224])" office:value-type="string" office:string-value="p_r=4,p_w=8" calcext:value-type="string">
            <text:p>p_r=4,p_w=8</text:p>
          </table:table-cell>
          <table:table-cell table:formula="of:=COM.MICROSOFT.CONCAT(&quot;dx=&quot;;[.D224];&quot;,dt=&quot;;[.E224])" office:value-type="string" office:string-value="dx=2,dt=0.002" calcext:value-type="string">
            <text:p>dx=2,dt=0.002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2" calcext:value-type="float">
            <text:p>0.002</text:p>
          </table:table-cell>
          <table:table-cell office:value-type="float" office:value="161.792037010193" calcext:value-type="float">
            <text:p>161.792037010193</text:p>
          </table:table-cell>
          <table:table-cell table:formula="of:=COM.MICROSOFT.CONCAT(&quot;p_r=&quot;;[.B225];&quot;,p_w=&quot;;[.C225])" office:value-type="string" office:string-value="p_r=4,p_w=8" calcext:value-type="string">
            <text:p>p_r=4,p_w=8</text:p>
          </table:table-cell>
          <table:table-cell table:formula="of:=COM.MICROSOFT.CONCAT(&quot;dx=&quot;;[.D225];&quot;,dt=&quot;;[.E225])" office:value-type="string" office:string-value="dx=2,dt=0.002" calcext:value-type="string">
            <text:p>dx=2,dt=0.002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2" calcext:value-type="float">
            <text:p>0.002</text:p>
          </table:table-cell>
          <table:table-cell office:value-type="float" office:value="155.816984415054" calcext:value-type="float">
            <text:p>155.816984415054</text:p>
          </table:table-cell>
          <table:table-cell table:formula="of:=COM.MICROSOFT.CONCAT(&quot;p_r=&quot;;[.B226];&quot;,p_w=&quot;;[.C226])" office:value-type="string" office:string-value="p_r=4,p_w=8" calcext:value-type="string">
            <text:p>p_r=4,p_w=8</text:p>
          </table:table-cell>
          <table:table-cell table:formula="of:=COM.MICROSOFT.CONCAT(&quot;dx=&quot;;[.D226];&quot;,dt=&quot;;[.E226])" office:value-type="string" office:string-value="dx=2,dt=0.002" calcext:value-type="string">
            <text:p>dx=2,dt=0.002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2" calcext:value-type="float">
            <text:p>0.002</text:p>
          </table:table-cell>
          <table:table-cell office:value-type="float" office:value="155.933855295181" calcext:value-type="float">
            <text:p>155.933855295181</text:p>
          </table:table-cell>
          <table:table-cell table:formula="of:=COM.MICROSOFT.CONCAT(&quot;p_r=&quot;;[.B227];&quot;,p_w=&quot;;[.C227])" office:value-type="string" office:string-value="p_r=4,p_w=8" calcext:value-type="string">
            <text:p>p_r=4,p_w=8</text:p>
          </table:table-cell>
          <table:table-cell table:formula="of:=COM.MICROSOFT.CONCAT(&quot;dx=&quot;;[.D227];&quot;,dt=&quot;;[.E227])" office:value-type="string" office:string-value="dx=2,dt=0.002" calcext:value-type="string">
            <text:p>dx=2,dt=0.002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2" calcext:value-type="float">
            <text:p>0.002</text:p>
          </table:table-cell>
          <table:table-cell office:value-type="float" office:value="161.855189800262" calcext:value-type="float">
            <text:p>161.855189800262</text:p>
          </table:table-cell>
          <table:table-cell table:formula="of:=COM.MICROSOFT.CONCAT(&quot;p_r=&quot;;[.B228];&quot;,p_w=&quot;;[.C228])" office:value-type="string" office:string-value="p_r=4,p_w=8" calcext:value-type="string">
            <text:p>p_r=4,p_w=8</text:p>
          </table:table-cell>
          <table:table-cell table:formula="of:=COM.MICROSOFT.CONCAT(&quot;dx=&quot;;[.D228];&quot;,dt=&quot;;[.E228])" office:value-type="string" office:string-value="dx=2,dt=0.002" calcext:value-type="string">
            <text:p>dx=2,dt=0.002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2" calcext:value-type="float">
            <text:p>0.002</text:p>
          </table:table-cell>
          <table:table-cell office:value-type="float" office:value="163.874114513397" calcext:value-type="float">
            <text:p>163.874114513397</text:p>
          </table:table-cell>
          <table:table-cell table:formula="of:=COM.MICROSOFT.CONCAT(&quot;p_r=&quot;;[.B229];&quot;,p_w=&quot;;[.C229])" office:value-type="string" office:string-value="p_r=4,p_w=8" calcext:value-type="string">
            <text:p>p_r=4,p_w=8</text:p>
          </table:table-cell>
          <table:table-cell table:formula="of:=COM.MICROSOFT.CONCAT(&quot;dx=&quot;;[.D229];&quot;,dt=&quot;;[.E229])" office:value-type="string" office:string-value="dx=2,dt=0.002" calcext:value-type="string">
            <text:p>dx=2,dt=0.002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2" calcext:value-type="float">
            <text:p>0.002</text:p>
          </table:table-cell>
          <table:table-cell office:value-type="float" office:value="155.775982618332" calcext:value-type="float">
            <text:p>155.775982618332</text:p>
          </table:table-cell>
          <table:table-cell table:formula="of:=COM.MICROSOFT.CONCAT(&quot;p_r=&quot;;[.B230];&quot;,p_w=&quot;;[.C230])" office:value-type="string" office:string-value="p_r=4,p_w=8" calcext:value-type="string">
            <text:p>p_r=4,p_w=8</text:p>
          </table:table-cell>
          <table:table-cell table:formula="of:=COM.MICROSOFT.CONCAT(&quot;dx=&quot;;[.D230];&quot;,dt=&quot;;[.E230])" office:value-type="string" office:string-value="dx=2,dt=0.002" calcext:value-type="string">
            <text:p>dx=2,dt=0.002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4" calcext:value-type="float">
            <text:p>0.004</text:p>
          </table:table-cell>
          <table:table-cell office:value-type="float" office:value="155.924760103226" calcext:value-type="float">
            <text:p>155.924760103226</text:p>
          </table:table-cell>
          <table:table-cell table:formula="of:=COM.MICROSOFT.CONCAT(&quot;p_r=&quot;;[.B231];&quot;,p_w=&quot;;[.C231])" office:value-type="string" office:string-value="p_r=4,p_w=8" calcext:value-type="string">
            <text:p>p_r=4,p_w=8</text:p>
          </table:table-cell>
          <table:table-cell table:formula="of:=COM.MICROSOFT.CONCAT(&quot;dx=&quot;;[.D231];&quot;,dt=&quot;;[.E231])" office:value-type="string" office:string-value="dx=2,dt=0.004" calcext:value-type="string">
            <text:p>dx=2,dt=0.004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4" calcext:value-type="float">
            <text:p>0.004</text:p>
          </table:table-cell>
          <table:table-cell office:value-type="float" office:value="156.028891086578" calcext:value-type="float">
            <text:p>156.028891086578</text:p>
          </table:table-cell>
          <table:table-cell table:formula="of:=COM.MICROSOFT.CONCAT(&quot;p_r=&quot;;[.B232];&quot;,p_w=&quot;;[.C232])" office:value-type="string" office:string-value="p_r=4,p_w=8" calcext:value-type="string">
            <text:p>p_r=4,p_w=8</text:p>
          </table:table-cell>
          <table:table-cell table:formula="of:=COM.MICROSOFT.CONCAT(&quot;dx=&quot;;[.D232];&quot;,dt=&quot;;[.E232])" office:value-type="string" office:string-value="dx=2,dt=0.004" calcext:value-type="string">
            <text:p>dx=2,dt=0.004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4" calcext:value-type="float">
            <text:p>0.004</text:p>
          </table:table-cell>
          <table:table-cell office:value-type="float" office:value="156.027876853943" calcext:value-type="float">
            <text:p>156.027876853943</text:p>
          </table:table-cell>
          <table:table-cell table:formula="of:=COM.MICROSOFT.CONCAT(&quot;p_r=&quot;;[.B233];&quot;,p_w=&quot;;[.C233])" office:value-type="string" office:string-value="p_r=4,p_w=8" calcext:value-type="string">
            <text:p>p_r=4,p_w=8</text:p>
          </table:table-cell>
          <table:table-cell table:formula="of:=COM.MICROSOFT.CONCAT(&quot;dx=&quot;;[.D233];&quot;,dt=&quot;;[.E233])" office:value-type="string" office:string-value="dx=2,dt=0.004" calcext:value-type="string">
            <text:p>dx=2,dt=0.004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2" calcext:value-type="float">
            <text:p>0.002</text:p>
          </table:table-cell>
          <table:table-cell office:value-type="float" office:value="161.759305715561" calcext:value-type="float">
            <text:p>161.759305715561</text:p>
          </table:table-cell>
          <table:table-cell table:formula="of:=COM.MICROSOFT.CONCAT(&quot;p_r=&quot;;[.B234];&quot;,p_w=&quot;;[.C234])" office:value-type="string" office:string-value="p_r=4,p_w=8" calcext:value-type="string">
            <text:p>p_r=4,p_w=8</text:p>
          </table:table-cell>
          <table:table-cell table:formula="of:=COM.MICROSOFT.CONCAT(&quot;dx=&quot;;[.D234];&quot;,dt=&quot;;[.E234])" office:value-type="string" office:string-value="dx=2,dt=0.002" calcext:value-type="string">
            <text:p>dx=2,dt=0.002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4" calcext:value-type="float">
            <text:p>0.004</text:p>
          </table:table-cell>
          <table:table-cell office:value-type="float" office:value="156.046731710434" calcext:value-type="float">
            <text:p>156.046731710434</text:p>
          </table:table-cell>
          <table:table-cell table:formula="of:=COM.MICROSOFT.CONCAT(&quot;p_r=&quot;;[.B235];&quot;,p_w=&quot;;[.C235])" office:value-type="string" office:string-value="p_r=4,p_w=8" calcext:value-type="string">
            <text:p>p_r=4,p_w=8</text:p>
          </table:table-cell>
          <table:table-cell table:formula="of:=COM.MICROSOFT.CONCAT(&quot;dx=&quot;;[.D235];&quot;,dt=&quot;;[.E235])" office:value-type="string" office:string-value="dx=2,dt=0.004" calcext:value-type="string">
            <text:p>dx=2,dt=0.004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4" calcext:value-type="float">
            <text:p>0.004</text:p>
          </table:table-cell>
          <table:table-cell office:value-type="float" office:value="156.012590885162" calcext:value-type="float">
            <text:p>156.012590885162</text:p>
          </table:table-cell>
          <table:table-cell table:formula="of:=COM.MICROSOFT.CONCAT(&quot;p_r=&quot;;[.B236];&quot;,p_w=&quot;;[.C236])" office:value-type="string" office:string-value="p_r=4,p_w=8" calcext:value-type="string">
            <text:p>p_r=4,p_w=8</text:p>
          </table:table-cell>
          <table:table-cell table:formula="of:=COM.MICROSOFT.CONCAT(&quot;dx=&quot;;[.D236];&quot;,dt=&quot;;[.E236])" office:value-type="string" office:string-value="dx=2,dt=0.004" calcext:value-type="string">
            <text:p>dx=2,dt=0.004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4" calcext:value-type="float">
            <text:p>0.004</text:p>
          </table:table-cell>
          <table:table-cell office:value-type="float" office:value="156.024345397949" calcext:value-type="float">
            <text:p>156.024345397949</text:p>
          </table:table-cell>
          <table:table-cell table:formula="of:=COM.MICROSOFT.CONCAT(&quot;p_r=&quot;;[.B237];&quot;,p_w=&quot;;[.C237])" office:value-type="string" office:string-value="p_r=4,p_w=8" calcext:value-type="string">
            <text:p>p_r=4,p_w=8</text:p>
          </table:table-cell>
          <table:table-cell table:formula="of:=COM.MICROSOFT.CONCAT(&quot;dx=&quot;;[.D237];&quot;,dt=&quot;;[.E237])" office:value-type="string" office:string-value="dx=2,dt=0.004" calcext:value-type="string">
            <text:p>dx=2,dt=0.004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4" calcext:value-type="float">
            <text:p>0.004</text:p>
          </table:table-cell>
          <table:table-cell office:value-type="float" office:value="156.009789705277" calcext:value-type="float">
            <text:p>156.009789705277</text:p>
          </table:table-cell>
          <table:table-cell table:formula="of:=COM.MICROSOFT.CONCAT(&quot;p_r=&quot;;[.B238];&quot;,p_w=&quot;;[.C238])" office:value-type="string" office:string-value="p_r=4,p_w=8" calcext:value-type="string">
            <text:p>p_r=4,p_w=8</text:p>
          </table:table-cell>
          <table:table-cell table:formula="of:=COM.MICROSOFT.CONCAT(&quot;dx=&quot;;[.D238];&quot;,dt=&quot;;[.E238])" office:value-type="string" office:string-value="dx=2,dt=0.004" calcext:value-type="string">
            <text:p>dx=2,dt=0.004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4" calcext:value-type="float">
            <text:p>0.004</text:p>
          </table:table-cell>
          <table:table-cell office:value-type="float" office:value="156.03718495369" calcext:value-type="float">
            <text:p>156.03718495369</text:p>
          </table:table-cell>
          <table:table-cell table:formula="of:=COM.MICROSOFT.CONCAT(&quot;p_r=&quot;;[.B239];&quot;,p_w=&quot;;[.C239])" office:value-type="string" office:string-value="p_r=4,p_w=8" calcext:value-type="string">
            <text:p>p_r=4,p_w=8</text:p>
          </table:table-cell>
          <table:table-cell table:formula="of:=COM.MICROSOFT.CONCAT(&quot;dx=&quot;;[.D239];&quot;,dt=&quot;;[.E239])" office:value-type="string" office:string-value="dx=2,dt=0.004" calcext:value-type="string">
            <text:p>dx=2,dt=0.004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4" calcext:value-type="float">
            <text:p>0.004</text:p>
          </table:table-cell>
          <table:table-cell office:value-type="float" office:value="162.056123733521" calcext:value-type="float">
            <text:p>162.056123733521</text:p>
          </table:table-cell>
          <table:table-cell table:formula="of:=COM.MICROSOFT.CONCAT(&quot;p_r=&quot;;[.B240];&quot;,p_w=&quot;;[.C240])" office:value-type="string" office:string-value="p_r=4,p_w=8" calcext:value-type="string">
            <text:p>p_r=4,p_w=8</text:p>
          </table:table-cell>
          <table:table-cell table:formula="of:=COM.MICROSOFT.CONCAT(&quot;dx=&quot;;[.D240];&quot;,dt=&quot;;[.E240])" office:value-type="string" office:string-value="dx=2,dt=0.004" calcext:value-type="string">
            <text:p>dx=2,dt=0.004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4" calcext:value-type="float">
            <text:p>0.004</text:p>
          </table:table-cell>
          <table:table-cell office:value-type="float" office:value="164.053616523743" calcext:value-type="float">
            <text:p>164.053616523743</text:p>
          </table:table-cell>
          <table:table-cell table:formula="of:=COM.MICROSOFT.CONCAT(&quot;p_r=&quot;;[.B241];&quot;,p_w=&quot;;[.C241])" office:value-type="string" office:string-value="p_r=4,p_w=8" calcext:value-type="string">
            <text:p>p_r=4,p_w=8</text:p>
          </table:table-cell>
          <table:table-cell table:formula="of:=COM.MICROSOFT.CONCAT(&quot;dx=&quot;;[.D241];&quot;,dt=&quot;;[.E241])" office:value-type="string" office:string-value="dx=2,dt=0.004" calcext:value-type="string">
            <text:p>dx=2,dt=0.004</text:p>
          </table:table-cell>
        </table:table-row>
      </table:table>
      <table:table table:name="Pivot Table_data-good_1" table:style-name="ta1">
        <table:table-column table:style-name="co8" table:default-cell-style-name="ce3"/>
        <table:table-column table:style-name="co9" table:default-cell-style-name="ce8"/>
        <table:table-column table:style-name="co7" table:default-cell-style-name="ce13"/>
        <table:table-row table:style-name="ro1">
          <table:table-cell table:style-name="ce1" office:value-type="string" calcext:value-type="string">
            <text:p>thread_configuration</text:p>
          </table:table-cell>
          <table:table-cell table:style-name="ce6" office:value-type="string" calcext:value-type="string">
            <text:p>time_configuration</text:p>
          </table:table-cell>
          <table:table-cell table:style-name="ce11" office:value-type="string" calcext:value-type="string">
            <text:p>Average - time</text:p>
          </table:table-cell>
        </table:table-row>
        <table:table-row table:style-name="ro1">
          <table:table-cell table:style-name="ce2" office:value-type="string" calcext:value-type="string">
            <text:p>p_r=2,p_w=2</text:p>
          </table:table-cell>
          <table:table-cell table:style-name="ce7" office:value-type="string" calcext:value-type="string">
            <text:p>dx=1,dt=0.001</text:p>
          </table:table-cell>
          <table:table-cell table:style-name="ce12" office:value-type="float" office:value="122.250518226624" calcext:value-type="float">
            <text:p>122.250518226624</text:p>
          </table:table-cell>
        </table:table-row>
        <table:table-row table:style-name="ro1">
          <table:table-cell/>
          <table:table-cell office:value-type="string" calcext:value-type="string">
            <text:p>dx=1,dt=0.002</text:p>
          </table:table-cell>
          <table:table-cell office:value-type="float" office:value="122.278564310074" calcext:value-type="float">
            <text:p>122.278564310074</text:p>
          </table:table-cell>
        </table:table-row>
        <table:table-row table:style-name="ro1">
          <table:table-cell/>
          <table:table-cell office:value-type="string" calcext:value-type="string">
            <text:p>dx=1,dt=0.004</text:p>
          </table:table-cell>
          <table:table-cell office:value-type="float" office:value="121.563686966896" calcext:value-type="float">
            <text:p>121.563686966896</text:p>
          </table:table-cell>
        </table:table-row>
        <table:table-row table:style-name="ro1">
          <table:table-cell/>
          <table:table-cell office:value-type="string" calcext:value-type="string">
            <text:p>dx=2,dt=0.001</text:p>
          </table:table-cell>
          <table:table-cell office:value-type="float" office:value="243.812828087807" calcext:value-type="float">
            <text:p>243.812828087807</text:p>
          </table:table-cell>
        </table:table-row>
        <table:table-row table:style-name="ro1">
          <table:table-cell/>
          <table:table-cell office:value-type="string" calcext:value-type="string">
            <text:p>dx=2,dt=0.002</text:p>
          </table:table-cell>
          <table:table-cell office:value-type="float" office:value="242.484588623047" calcext:value-type="float">
            <text:p>242.484588623047</text:p>
          </table:table-cell>
        </table:table-row>
        <table:table-row table:style-name="ro1">
          <table:table-cell table:style-name="ce4"/>
          <table:table-cell table:style-name="ce9" office:value-type="string" calcext:value-type="string">
            <text:p>dx=2,dt=0.004</text:p>
          </table:table-cell>
          <table:table-cell table:style-name="ce14" office:value-type="float" office:value="241.459268665314" calcext:value-type="float">
            <text:p>241.459268665314</text:p>
          </table:table-cell>
        </table:table-row>
        <table:table-row table:style-name="ro1">
          <table:table-cell table:style-name="ce2" office:value-type="string" calcext:value-type="string">
            <text:p>p_r=4,p_w=2</text:p>
          </table:table-cell>
          <table:table-cell table:style-name="ce7" office:value-type="string" calcext:value-type="string">
            <text:p>dx=1,dt=0.001</text:p>
          </table:table-cell>
          <table:table-cell table:style-name="ce12" office:value-type="float" office:value="79.7225282430649" calcext:value-type="float">
            <text:p>79.7225282430649</text:p>
          </table:table-cell>
        </table:table-row>
        <table:table-row table:style-name="ro1">
          <table:table-cell/>
          <table:table-cell office:value-type="string" calcext:value-type="string">
            <text:p>dx=1,dt=0.002</text:p>
          </table:table-cell>
          <table:table-cell office:value-type="float" office:value="80.4802798032761" calcext:value-type="float">
            <text:p>80.4802798032761</text:p>
          </table:table-cell>
        </table:table-row>
        <table:table-row table:style-name="ro1">
          <table:table-cell/>
          <table:table-cell office:value-type="string" calcext:value-type="string">
            <text:p>dx=1,dt=0.004</text:p>
          </table:table-cell>
          <table:table-cell office:value-type="float" office:value="79.0462484359741" calcext:value-type="float">
            <text:p>79.0462484359741</text:p>
          </table:table-cell>
        </table:table-row>
        <table:table-row table:style-name="ro1">
          <table:table-cell/>
          <table:table-cell office:value-type="string" calcext:value-type="string">
            <text:p>dx=2,dt=0.001</text:p>
          </table:table-cell>
          <table:table-cell office:value-type="float" office:value="157.525429797173" calcext:value-type="float">
            <text:p>157.525429797173</text:p>
          </table:table-cell>
        </table:table-row>
        <table:table-row table:style-name="ro1">
          <table:table-cell/>
          <table:table-cell office:value-type="string" calcext:value-type="string">
            <text:p>dx=2,dt=0.002</text:p>
          </table:table-cell>
          <table:table-cell office:value-type="float" office:value="158.570677018166" calcext:value-type="float">
            <text:p>158.570677018166</text:p>
          </table:table-cell>
        </table:table-row>
        <table:table-row table:style-name="ro1">
          <table:table-cell table:style-name="ce4"/>
          <table:table-cell table:style-name="ce9" office:value-type="string" calcext:value-type="string">
            <text:p>dx=2,dt=0.004</text:p>
          </table:table-cell>
          <table:table-cell table:style-name="ce14" office:value-type="float" office:value="157.713098835945" calcext:value-type="float">
            <text:p>157.713098835945</text:p>
          </table:table-cell>
        </table:table-row>
        <table:table-row table:style-name="ro1">
          <table:table-cell table:style-name="ce2" office:value-type="string" calcext:value-type="string">
            <text:p>p_r=4,p_w=4</text:p>
          </table:table-cell>
          <table:table-cell table:style-name="ce7" office:value-type="string" calcext:value-type="string">
            <text:p>dx=1,dt=0.001</text:p>
          </table:table-cell>
          <table:table-cell table:style-name="ce12" office:value-type="float" office:value="80.1598069906235" calcext:value-type="float">
            <text:p>80.1598069906235</text:p>
          </table:table-cell>
        </table:table-row>
        <table:table-row table:style-name="ro1">
          <table:table-cell/>
          <table:table-cell office:value-type="string" calcext:value-type="string">
            <text:p>dx=1,dt=0.002</text:p>
          </table:table-cell>
          <table:table-cell office:value-type="float" office:value="80.7374376535416" calcext:value-type="float">
            <text:p>80.7374376535416</text:p>
          </table:table-cell>
        </table:table-row>
        <table:table-row table:style-name="ro1">
          <table:table-cell/>
          <table:table-cell office:value-type="string" calcext:value-type="string">
            <text:p>dx=1,dt=0.004</text:p>
          </table:table-cell>
          <table:table-cell office:value-type="float" office:value="79.7978138208389" calcext:value-type="float">
            <text:p>79.7978138208389</text:p>
          </table:table-cell>
        </table:table-row>
        <table:table-row table:style-name="ro1">
          <table:table-cell/>
          <table:table-cell office:value-type="string" calcext:value-type="string">
            <text:p>dx=2,dt=0.001</text:p>
          </table:table-cell>
          <table:table-cell office:value-type="float" office:value="158.419382381439" calcext:value-type="float">
            <text:p>158.419382381439</text:p>
          </table:table-cell>
        </table:table-row>
        <table:table-row table:style-name="ro1">
          <table:table-cell/>
          <table:table-cell office:value-type="string" calcext:value-type="string">
            <text:p>dx=2,dt=0.002</text:p>
          </table:table-cell>
          <table:table-cell office:value-type="float" office:value="157.985481619835" calcext:value-type="float">
            <text:p>157.985481619835</text:p>
          </table:table-cell>
        </table:table-row>
        <table:table-row table:style-name="ro1">
          <table:table-cell table:style-name="ce4"/>
          <table:table-cell table:style-name="ce9" office:value-type="string" calcext:value-type="string">
            <text:p>dx=2,dt=0.004</text:p>
          </table:table-cell>
          <table:table-cell table:style-name="ce14" office:value-type="float" office:value="160.109230351448" calcext:value-type="float">
            <text:p>160.109230351448</text:p>
          </table:table-cell>
        </table:table-row>
        <table:table-row table:style-name="ro1">
          <table:table-cell table:style-name="ce2" office:value-type="string" calcext:value-type="string">
            <text:p>p_r=4,p_w=8</text:p>
          </table:table-cell>
          <table:table-cell table:style-name="ce7" office:value-type="string" calcext:value-type="string">
            <text:p>dx=1,dt=0.001</text:p>
          </table:table-cell>
          <table:table-cell table:style-name="ce12" office:value-type="float" office:value="79.8587079524994" calcext:value-type="float">
            <text:p>79.8587079524994</text:p>
          </table:table-cell>
        </table:table-row>
        <table:table-row table:style-name="ro1">
          <table:table-cell/>
          <table:table-cell office:value-type="string" calcext:value-type="string">
            <text:p>dx=1,dt=0.002</text:p>
          </table:table-cell>
          <table:table-cell office:value-type="float" office:value="80.9205541133881" calcext:value-type="float">
            <text:p>80.9205541133881</text:p>
          </table:table-cell>
        </table:table-row>
        <table:table-row table:style-name="ro1">
          <table:table-cell/>
          <table:table-cell office:value-type="string" calcext:value-type="string">
            <text:p>dx=1,dt=0.004</text:p>
          </table:table-cell>
          <table:table-cell office:value-type="float" office:value="80.1377151012421" calcext:value-type="float">
            <text:p>80.1377151012421</text:p>
          </table:table-cell>
        </table:table-row>
        <table:table-row table:style-name="ro1">
          <table:table-cell/>
          <table:table-cell office:value-type="string" calcext:value-type="string">
            <text:p>dx=2,dt=0.001</text:p>
          </table:table-cell>
          <table:table-cell office:value-type="float" office:value="158.095333743095" calcext:value-type="float">
            <text:p>158.095333743095</text:p>
          </table:table-cell>
        </table:table-row>
        <table:table-row table:style-name="ro1">
          <table:table-cell/>
          <table:table-cell office:value-type="string" calcext:value-type="string">
            <text:p>dx=2,dt=0.002</text:p>
          </table:table-cell>
          <table:table-cell office:value-type="float" office:value="158.453832936287" calcext:value-type="float">
            <text:p>158.453832936287</text:p>
          </table:table-cell>
        </table:table-row>
        <table:table-row table:style-name="ro1">
          <table:table-cell table:style-name="ce4"/>
          <table:table-cell table:style-name="ce9" office:value-type="string" calcext:value-type="string">
            <text:p>dx=2,dt=0.004</text:p>
          </table:table-cell>
          <table:table-cell table:style-name="ce14" office:value-type="float" office:value="157.422191095352" calcext:value-type="float">
            <text:p>157.422191095352</text:p>
          </table:table-cell>
        </table:table-row>
        <table:table-row table:style-name="ro1">
          <table:table-cell table:style-name="ce5" office:value-type="string" calcext:value-type="string">
            <text:p>Total Result</text:p>
          </table:table-cell>
          <table:table-cell table:style-name="ce10"/>
          <table:table-cell table:style-name="ce15" office:value-type="float" office:value="134.958550198873" calcext:value-type="float">
            <text:p>134.958550198873</text:p>
          </table:table-cell>
        </table:table-row>
      </table:table>
      <table:named-expressions/>
      <table:data-pilot-tables>
        <table:data-pilot-table table:name="DataPilot1" table:application-data="" table:target-range-address="'Pivot Table_data-good_1'.A1:'Pivot Table_data-good_1'.C26" table:buttons="'Pivot Table_data-good_1'.A1 'Pivot Table_data-good_1'.B1" table:show-filter-button="false" table:drill-down-on-double-click="false">
          <table:source-cell-range table:cell-range-address="'data-good'.A1:'data-good'.H24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hread_configuration" table:orientation="row" table:used-hierarchy="0" table:function="auto">
            <table:data-pilot-level table:show-empty="false" calcext:repeat-item-labels="false">
              <table:data-pilot-members>
                <table:data-pilot-member table:name="p_r=2,p_w=2" table:display="true" table:show-details="true"/>
                <table:data-pilot-member table:name="p_r=4,p_w=2" table:display="true" table:show-details="true"/>
                <table:data-pilot-member table:name="p_r=4,p_w=4" table:display="true" table:show-details="true"/>
                <table:data-pilot-member table:name="p_r=4,p_w=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me_configuration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me" table:orientation="data" table:used-hierarchy="0" table:function="average">
            <table:data-pilot-level table:show-empty="false" calcext:repeat-item-labels="false">
              <table:data-pilot-members>
                <table:data-pilot-member table:name="78.667594909668" table:display="true" table:show-details="true"/>
                <table:data-pilot-member table:name="78.7334022521973" table:display="true" table:show-details="true"/>
                <table:data-pilot-member table:name="78.7348637580872" table:display="true" table:show-details="true"/>
                <table:data-pilot-member table:name="78.7395150661469" table:display="true" table:show-details="true"/>
                <table:data-pilot-member table:name="78.7417538166046" table:display="true" table:show-details="true"/>
                <table:data-pilot-member table:name="78.7482161521912" table:display="true" table:show-details="true"/>
                <table:data-pilot-member table:name="78.7483196258545" table:display="true" table:show-details="true"/>
                <table:data-pilot-member table:name="78.7596871852875" table:display="true" table:show-details="true"/>
                <table:data-pilot-member table:name="78.764858007431" table:display="true" table:show-details="true"/>
                <table:data-pilot-member table:name="78.773500919342" table:display="true" table:show-details="true"/>
                <table:data-pilot-member table:name="78.7744221687317" table:display="true" table:show-details="true"/>
                <table:data-pilot-member table:name="78.7850437164307" table:display="true" table:show-details="true"/>
                <table:data-pilot-member table:name="78.7858138084412" table:display="true" table:show-details="true"/>
                <table:data-pilot-member table:name="78.7873771190643" table:display="true" table:show-details="true"/>
                <table:data-pilot-member table:name="78.7875602245331" table:display="true" table:show-details="true"/>
                <table:data-pilot-member table:name="78.7907335758209" table:display="true" table:show-details="true"/>
                <table:data-pilot-member table:name="78.8081347942352" table:display="true" table:show-details="true"/>
                <table:data-pilot-member table:name="78.820027589798" table:display="true" table:show-details="true"/>
                <table:data-pilot-member table:name="78.8431622982025" table:display="true" table:show-details="true"/>
                <table:data-pilot-member table:name="78.8466463088989" table:display="true" table:show-details="true"/>
                <table:data-pilot-member table:name="78.8515999317169" table:display="true" table:show-details="true"/>
                <table:data-pilot-member table:name="78.8537263870239" table:display="true" table:show-details="true"/>
                <table:data-pilot-member table:name="78.860157251358" table:display="true" table:show-details="true"/>
                <table:data-pilot-member table:name="78.8634560108185" table:display="true" table:show-details="true"/>
                <table:data-pilot-member table:name="78.8688411712647" table:display="true" table:show-details="true"/>
                <table:data-pilot-member table:name="78.8834702968597" table:display="true" table:show-details="true"/>
                <table:data-pilot-member table:name="78.8836934566498" table:display="true" table:show-details="true"/>
                <table:data-pilot-member table:name="78.8860366344452" table:display="true" table:show-details="true"/>
                <table:data-pilot-member table:name="78.8871939182282" table:display="true" table:show-details="true"/>
                <table:data-pilot-member table:name="78.887321472168" table:display="true" table:show-details="true"/>
                <table:data-pilot-member table:name="78.893646478653" table:display="true" table:show-details="true"/>
                <table:data-pilot-member table:name="78.8945095539093" table:display="true" table:show-details="true"/>
                <table:data-pilot-member table:name="78.8945899009705" table:display="true" table:show-details="true"/>
                <table:data-pilot-member table:name="78.9290063381195" table:display="true" table:show-details="true"/>
                <table:data-pilot-member table:name="78.9342219829559" table:display="true" table:show-details="true"/>
                <table:data-pilot-member table:name="78.9833805561066" table:display="true" table:show-details="true"/>
                <table:data-pilot-member table:name="79.0082144737244" table:display="true" table:show-details="true"/>
                <table:data-pilot-member table:name="79.1741406917572" table:display="true" table:show-details="true"/>
                <table:data-pilot-member table:name="79.2911460399628" table:display="true" table:show-details="true"/>
                <table:data-pilot-member table:name="79.2915062904358" table:display="true" table:show-details="true"/>
                <table:data-pilot-member table:name="79.2917060852051" table:display="true" table:show-details="true"/>
                <table:data-pilot-member table:name="79.2917799949646" table:display="true" table:show-details="true"/>
                <table:data-pilot-member table:name="79.2957503795624" table:display="true" table:show-details="true"/>
                <table:data-pilot-member table:name="79.2959027290344" table:display="true" table:show-details="true"/>
                <table:data-pilot-member table:name="79.297061920166" table:display="true" table:show-details="true"/>
                <table:data-pilot-member table:name="79.2974116802216" table:display="true" table:show-details="true"/>
                <table:data-pilot-member table:name="79.3021204471588" table:display="true" table:show-details="true"/>
                <table:data-pilot-member table:name="79.307941198349" table:display="true" table:show-details="true"/>
                <table:data-pilot-member table:name="79.326137304306" table:display="true" table:show-details="true"/>
                <table:data-pilot-member table:name="79.372878074646" table:display="true" table:show-details="true"/>
                <table:data-pilot-member table:name="79.3771095275879" table:display="true" table:show-details="true"/>
                <table:data-pilot-member table:name="79.3824462890625" table:display="true" table:show-details="true"/>
                <table:data-pilot-member table:name="79.3910615444183" table:display="true" table:show-details="true"/>
                <table:data-pilot-member table:name="79.3931894302368" table:display="true" table:show-details="true"/>
                <table:data-pilot-member table:name="79.3942613601685" table:display="true" table:show-details="true"/>
                <table:data-pilot-member table:name="79.4128930568695" table:display="true" table:show-details="true"/>
                <table:data-pilot-member table:name="79.4183819293976" table:display="true" table:show-details="true"/>
                <table:data-pilot-member table:name="79.4284408092499" table:display="true" table:show-details="true"/>
                <table:data-pilot-member table:name="79.4441847801209" table:display="true" table:show-details="true"/>
                <table:data-pilot-member table:name="79.5132975578308" table:display="true" table:show-details="true"/>
                <table:data-pilot-member table:name="79.5178694725037" table:display="true" table:show-details="true"/>
                <table:data-pilot-member table:name="81.6509425640106" table:display="true" table:show-details="true"/>
                <table:data-pilot-member table:name="81.7598013877869" table:display="true" table:show-details="true"/>
                <table:data-pilot-member table:name="81.7799706459045" table:display="true" table:show-details="true"/>
                <table:data-pilot-member table:name="81.7842793464661" table:display="true" table:show-details="true"/>
                <table:data-pilot-member table:name="81.7894370555878" table:display="true" table:show-details="true"/>
                <table:data-pilot-member table:name="81.8138282299042" table:display="true" table:show-details="true"/>
                <table:data-pilot-member table:name="81.8248267173767" table:display="true" table:show-details="true"/>
                <table:data-pilot-member table:name="81.826868057251" table:display="true" table:show-details="true"/>
                <table:data-pilot-member table:name="81.8700051307678" table:display="true" table:show-details="true"/>
                <table:data-pilot-member table:name="81.9101161956787" table:display="true" table:show-details="true"/>
                <table:data-pilot-member table:name="81.9116241931915" table:display="true" table:show-details="true"/>
                <table:data-pilot-member table:name="82.0039856433868" table:display="true" table:show-details="true"/>
                <table:data-pilot-member table:name="82.2946367263794" table:display="true" table:show-details="true"/>
                <table:data-pilot-member table:name="82.2973005771637" table:display="true" table:show-details="true"/>
                <table:data-pilot-member table:name="82.2988967895508" table:display="true" table:show-details="true"/>
                <table:data-pilot-member table:name="82.2998282909393" table:display="true" table:show-details="true"/>
                <table:data-pilot-member table:name="82.3001170158386" table:display="true" table:show-details="true"/>
                <table:data-pilot-member table:name="82.3115494251251" table:display="true" table:show-details="true"/>
                <table:data-pilot-member table:name="82.3213841915131" table:display="true" table:show-details="true"/>
                <table:data-pilot-member table:name="82.5100684165955" table:display="true" table:show-details="true"/>
                <table:data-pilot-member table:name="82.513382434845" table:display="true" table:show-details="true"/>
                <table:data-pilot-member table:name="82.5351948738098" table:display="true" table:show-details="true"/>
                <table:data-pilot-member table:name="82.8271470069885" table:display="true" table:show-details="true"/>
                <table:data-pilot-member table:name="82.8772616386414" table:display="true" table:show-details="true"/>
                <table:data-pilot-member table:name="82.8941226005554" table:display="true" table:show-details="true"/>
                <table:data-pilot-member table:name="82.9404864311218" table:display="true" table:show-details="true"/>
                <table:data-pilot-member table:name="83.3004670143127" table:display="true" table:show-details="true"/>
                <table:data-pilot-member table:name="83.4258596897125" table:display="true" table:show-details="true"/>
                <table:data-pilot-member table:name="83.5252151489258" table:display="true" table:show-details="true"/>
                <table:data-pilot-member table:name="119.023522853851" table:display="true" table:show-details="true"/>
                <table:data-pilot-member table:name="119.024217367172" table:display="true" table:show-details="true"/>
                <table:data-pilot-member table:name="119.690454959869" table:display="true" table:show-details="true"/>
                <table:data-pilot-member table:name="119.695748806" table:display="true" table:show-details="true"/>
                <table:data-pilot-member table:name="119.698627710342" table:display="true" table:show-details="true"/>
                <table:data-pilot-member table:name="119.700145244598" table:display="true" table:show-details="true"/>
                <table:data-pilot-member table:name="122.028240203857" table:display="true" table:show-details="true"/>
                <table:data-pilot-member table:name="122.055899381638" table:display="true" table:show-details="true"/>
                <table:data-pilot-member table:name="122.061540842056" table:display="true" table:show-details="true"/>
                <table:data-pilot-member table:name="122.066325902939" table:display="true" table:show-details="true"/>
                <table:data-pilot-member table:name="122.074783563614" table:display="true" table:show-details="true"/>
                <table:data-pilot-member table:name="122.079519510269" table:display="true" table:show-details="true"/>
                <table:data-pilot-member table:name="122.123030185699" table:display="true" table:show-details="true"/>
                <table:data-pilot-member table:name="122.190149307251" table:display="true" table:show-details="true"/>
                <table:data-pilot-member table:name="122.315650701523" table:display="true" table:show-details="true"/>
                <table:data-pilot-member table:name="122.69735789299" table:display="true" table:show-details="true"/>
                <table:data-pilot-member table:name="122.697438716888" table:display="true" table:show-details="true"/>
                <table:data-pilot-member table:name="122.697866201401" table:display="true" table:show-details="true"/>
                <table:data-pilot-member table:name="122.699442386627" table:display="true" table:show-details="true"/>
                <table:data-pilot-member table:name="122.700302362442" table:display="true" table:show-details="true"/>
                <table:data-pilot-member table:name="122.701974391937" table:display="true" table:show-details="true"/>
                <table:data-pilot-member table:name="122.707707166672" table:display="true" table:show-details="true"/>
                <table:data-pilot-member table:name="123.099789857864" table:display="true" table:show-details="true"/>
                <table:data-pilot-member table:name="123.100824356079" table:display="true" table:show-details="true"/>
                <table:data-pilot-member table:name="123.11855506897" table:display="true" table:show-details="true"/>
                <table:data-pilot-member table:name="123.139331817627" table:display="true" table:show-details="true"/>
                <table:data-pilot-member table:name="123.148617267609" table:display="true" table:show-details="true"/>
                <table:data-pilot-member table:name="123.192981719971" table:display="true" table:show-details="true"/>
                <table:data-pilot-member table:name="123.698197603226" table:display="true" table:show-details="true"/>
                <table:data-pilot-member table:name="123.699451684952" table:display="true" table:show-details="true"/>
                <table:data-pilot-member table:name="155.55823135376" table:display="true" table:show-details="true"/>
                <table:data-pilot-member table:name="155.626259326935" table:display="true" table:show-details="true"/>
                <table:data-pilot-member table:name="155.675150156021" table:display="true" table:show-details="true"/>
                <table:data-pilot-member table:name="155.681301832199" table:display="true" table:show-details="true"/>
                <table:data-pilot-member table:name="155.687776088715" table:display="true" table:show-details="true"/>
                <table:data-pilot-member table:name="155.729303836823" table:display="true" table:show-details="true"/>
                <table:data-pilot-member table:name="155.765473365784" table:display="true" table:show-details="true"/>
                <table:data-pilot-member table:name="155.775982618332" table:display="true" table:show-details="true"/>
                <table:data-pilot-member table:name="155.779412508011" table:display="true" table:show-details="true"/>
                <table:data-pilot-member table:name="155.816984415054" table:display="true" table:show-details="true"/>
                <table:data-pilot-member table:name="155.825070619583" table:display="true" table:show-details="true"/>
                <table:data-pilot-member table:name="155.834259271622" table:display="true" table:show-details="true"/>
                <table:data-pilot-member table:name="155.839379549027" table:display="true" table:show-details="true"/>
                <table:data-pilot-member table:name="155.860595941544" table:display="true" table:show-details="true"/>
                <table:data-pilot-member table:name="155.86553144455" table:display="true" table:show-details="true"/>
                <table:data-pilot-member table:name="155.867116689682" table:display="true" table:show-details="true"/>
                <table:data-pilot-member table:name="155.890561580658" table:display="true" table:show-details="true"/>
                <table:data-pilot-member table:name="155.893395185471" table:display="true" table:show-details="true"/>
                <table:data-pilot-member table:name="155.89899969101" table:display="true" table:show-details="true"/>
                <table:data-pilot-member table:name="155.906926870346" table:display="true" table:show-details="true"/>
                <table:data-pilot-member table:name="155.912936925888" table:display="true" table:show-details="true"/>
                <table:data-pilot-member table:name="155.914024829865" table:display="true" table:show-details="true"/>
                <table:data-pilot-member table:name="155.914397001266" table:display="true" table:show-details="true"/>
                <table:data-pilot-member table:name="155.921188592911" table:display="true" table:show-details="true"/>
                <table:data-pilot-member table:name="155.924760103226" table:display="true" table:show-details="true"/>
                <table:data-pilot-member table:name="155.927884101868" table:display="true" table:show-details="true"/>
                <table:data-pilot-member table:name="155.931597948074" table:display="true" table:show-details="true"/>
                <table:data-pilot-member table:name="155.932145357132" table:display="true" table:show-details="true"/>
                <table:data-pilot-member table:name="155.933855295181" table:display="true" table:show-details="true"/>
                <table:data-pilot-member table:name="155.9463763237" table:display="true" table:show-details="true"/>
                <table:data-pilot-member table:name="155.953258514404" table:display="true" table:show-details="true"/>
                <table:data-pilot-member table:name="155.966123580933" table:display="true" table:show-details="true"/>
                <table:data-pilot-member table:name="155.968088388443" table:display="true" table:show-details="true"/>
                <table:data-pilot-member table:name="155.973639011383" table:display="true" table:show-details="true"/>
                <table:data-pilot-member table:name="155.973971605301" table:display="true" table:show-details="true"/>
                <table:data-pilot-member table:name="155.980823278427" table:display="true" table:show-details="true"/>
                <table:data-pilot-member table:name="155.987695455551" table:display="true" table:show-details="true"/>
                <table:data-pilot-member table:name="155.996042728424" table:display="true" table:show-details="true"/>
                <table:data-pilot-member table:name="156.005021572113" table:display="true" table:show-details="true"/>
                <table:data-pilot-member table:name="156.00788640976" table:display="true" table:show-details="true"/>
                <table:data-pilot-member table:name="156.009789705277" table:display="true" table:show-details="true"/>
                <table:data-pilot-member table:name="156.012590885162" table:display="true" table:show-details="true"/>
                <table:data-pilot-member table:name="156.022201299667" table:display="true" table:show-details="true"/>
                <table:data-pilot-member table:name="156.022243976593" table:display="true" table:show-details="true"/>
                <table:data-pilot-member table:name="156.024345397949" table:display="true" table:show-details="true"/>
                <table:data-pilot-member table:name="156.027876853943" table:display="true" table:show-details="true"/>
                <table:data-pilot-member table:name="156.028266429901" table:display="true" table:show-details="true"/>
                <table:data-pilot-member table:name="156.028891086578" table:display="true" table:show-details="true"/>
                <table:data-pilot-member table:name="156.03718495369" table:display="true" table:show-details="true"/>
                <table:data-pilot-member table:name="156.044821739197" table:display="true" table:show-details="true"/>
                <table:data-pilot-member table:name="156.046731710434" table:display="true" table:show-details="true"/>
                <table:data-pilot-member table:name="156.055687189102" table:display="true" table:show-details="true"/>
                <table:data-pilot-member table:name="156.05894613266" table:display="true" table:show-details="true"/>
                <table:data-pilot-member table:name="156.074069976807" table:display="true" table:show-details="true"/>
                <table:data-pilot-member table:name="156.105496883392" table:display="true" table:show-details="true"/>
                <table:data-pilot-member table:name="156.418104887009" table:display="true" table:show-details="true"/>
                <table:data-pilot-member table:name="156.418609380722" table:display="true" table:show-details="true"/>
                <table:data-pilot-member table:name="156.42783498764" table:display="true" table:show-details="true"/>
                <table:data-pilot-member table:name="156.442130088806" table:display="true" table:show-details="true"/>
                <table:data-pilot-member table:name="161.70032453537" table:display="true" table:show-details="true"/>
                <table:data-pilot-member table:name="161.759305715561" table:display="true" table:show-details="true"/>
                <table:data-pilot-member table:name="161.792037010193" table:display="true" table:show-details="true"/>
                <table:data-pilot-member table:name="161.79298043251" table:display="true" table:show-details="true"/>
                <table:data-pilot-member table:name="161.814741373062" table:display="true" table:show-details="true"/>
                <table:data-pilot-member table:name="161.838258504868" table:display="true" table:show-details="true"/>
                <table:data-pilot-member table:name="161.855189800262" table:display="true" table:show-details="true"/>
                <table:data-pilot-member table:name="161.877923488617" table:display="true" table:show-details="true"/>
                <table:data-pilot-member table:name="161.908765554428" table:display="true" table:show-details="true"/>
                <table:data-pilot-member table:name="161.913167238235" table:display="true" table:show-details="true"/>
                <table:data-pilot-member table:name="161.972184896469" table:display="true" table:show-details="true"/>
                <table:data-pilot-member table:name="161.991503715515" table:display="true" table:show-details="true"/>
                <table:data-pilot-member table:name="162.007912158966" table:display="true" table:show-details="true"/>
                <table:data-pilot-member table:name="162.015603542328" table:display="true" table:show-details="true"/>
                <table:data-pilot-member table:name="162.028807878494" table:display="true" table:show-details="true"/>
                <table:data-pilot-member table:name="162.045850276947" table:display="true" table:show-details="true"/>
                <table:data-pilot-member table:name="162.047549962997" table:display="true" table:show-details="true"/>
                <table:data-pilot-member table:name="162.056123733521" table:display="true" table:show-details="true"/>
                <table:data-pilot-member table:name="162.064018249512" table:display="true" table:show-details="true"/>
                <table:data-pilot-member table:name="162.124433279037" table:display="true" table:show-details="true"/>
                <table:data-pilot-member table:name="163.674144268036" table:display="true" table:show-details="true"/>
                <table:data-pilot-member table:name="163.809925079346" table:display="true" table:show-details="true"/>
                <table:data-pilot-member table:name="163.827171564102" table:display="true" table:show-details="true"/>
                <table:data-pilot-member table:name="163.874114513397" table:display="true" table:show-details="true"/>
                <table:data-pilot-member table:name="163.905570030212" table:display="true" table:show-details="true"/>
                <table:data-pilot-member table:name="163.909452438355" table:display="true" table:show-details="true"/>
                <table:data-pilot-member table:name="163.947598457336" table:display="true" table:show-details="true"/>
                <table:data-pilot-member table:name="164.018251895905" table:display="true" table:show-details="true"/>
                <table:data-pilot-member table:name="164.028231143951" table:display="true" table:show-details="true"/>
                <table:data-pilot-member table:name="164.053616523743" table:display="true" table:show-details="true"/>
                <table:data-pilot-member table:name="164.136567592621" table:display="true" table:show-details="true"/>
                <table:data-pilot-member table:name="235.995843410492" table:display="true" table:show-details="true"/>
                <table:data-pilot-member table:name="236.012065649033" table:display="true" table:show-details="true"/>
                <table:data-pilot-member table:name="236.028653383255" table:display="true" table:show-details="true"/>
                <table:data-pilot-member table:name="236.04420042038" table:display="true" table:show-details="true"/>
                <table:data-pilot-member table:name="236.144666433334" table:display="true" table:show-details="true"/>
                <table:data-pilot-member table:name="236.172699451447" table:display="true" table:show-details="true"/>
                <table:data-pilot-member table:name="241.879608392715" table:display="true" table:show-details="true"/>
                <table:data-pilot-member table:name="242.038990020752" table:display="true" table:show-details="true"/>
                <table:data-pilot-member table:name="242.04746556282" table:display="true" table:show-details="true"/>
                <table:data-pilot-member table:name="242.05850148201" table:display="true" table:show-details="true"/>
                <table:data-pilot-member table:name="242.066881656647" table:display="true" table:show-details="true"/>
                <table:data-pilot-member table:name="242.068740367889" table:display="true" table:show-details="true"/>
                <table:data-pilot-member table:name="242.080637931824" table:display="true" table:show-details="true"/>
                <table:data-pilot-member table:name="242.181029319763" table:display="true" table:show-details="true"/>
                <table:data-pilot-member table:name="242.216681003571" table:display="true" table:show-details="true"/>
                <table:data-pilot-member table:name="243.944263696671" table:display="true" table:show-details="true"/>
                <table:data-pilot-member table:name="243.966391086578" table:display="true" table:show-details="true"/>
                <table:data-pilot-member table:name="244.03980588913" table:display="true" table:show-details="true"/>
                <table:data-pilot-member table:name="244.05441904068" table:display="true" table:show-details="true"/>
                <table:data-pilot-member table:name="244.057393789291" table:display="true" table:show-details="true"/>
                <table:data-pilot-member table:name="244.061046600342" table:display="true" table:show-details="true"/>
                <table:data-pilot-member table:name="244.070576190949" table:display="true" table:show-details="true"/>
                <table:data-pilot-member table:name="244.101368427277" table:display="true" table:show-details="true"/>
                <table:data-pilot-member table:name="244.250672340393" table:display="true" table:show-details="true"/>
                <table:data-pilot-member table:name="244.776661396027" table:display="true" table:show-details="true"/>
                <table:data-pilot-member table:name="244.788072824478" table:display="true" table:show-details="true"/>
                <table:data-pilot-member table:name="248.116170883179" table:display="true" table:show-details="true"/>
                <table:data-pilot-member table:name="248.247544765472" table:display="true" table:show-details="true"/>
                <table:data-pilot-member table:name="249.991933345795" table:display="true" table:show-details="true"/>
                <table:data-pilot-member table:name="250.06386899948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10T10:55:26.043278031</dc:date>
    <meta:editing-duration>PT1H4M24S</meta:editing-duration>
    <meta:editing-cycles>3</meta:editing-cycles>
    <meta:generator>LibreOffice/7.5.7.1$Linux_X86_64 LibreOffice_project/50$Build-1</meta:generator>
    <meta:document-statistic meta:table-count="2" meta:cell-count="1985" meta:object-count="0"/>
  </office:meta>
</office:document-meta>
</file>